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66"/>
    </style:style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000099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000066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666699"/>
    </style:style>
    <style:style style:name="ce6" style:family="table-cell" style:parent-style-name="Default">
      <style:table-cell-properties fo:background-color="#0066cc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006699"/>
    </style:style>
    <style:style style:name="ce10" style:family="table-cell" style:parent-style-name="Default" style:data-style-name="N110">
      <style:table-cell-properties fo:background-color="#cccccc"/>
    </style:style>
    <style:style style:name="ce11" style:family="table-cell" style:parent-style-name="Default" style:data-style-name="N110">
      <style:table-cell-properties fo:background-color="#999999"/>
    </style:style>
    <style:style style:name="ce12" style:family="table-cell" style:parent-style-name="Default" style:data-style-name="N110">
      <style:table-cell-properties fo:background-color="#b2b2b2"/>
    </style:style>
    <style:style style:name="ce13" style:family="table-cell" style:parent-style-name="Default">
      <style:table-cell-properties fo:background-color="#0066cc"/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110"/>
    <style:style style:name="ce15" style:family="table-cell" style:parent-style-name="Default">
      <style:table-cell-properties fo:background-color="#b2b2b2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0">
      <style:table-cell-properties fo:background-color="#b2b2b2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10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Box2d</text:p>
          </table:table-cell>
          <table:table-cell table:style-name="ce5" office:value-type="string" calcext:value-type="string">
            <text:p>detection AP</text:p>
          </table:table-cell>
          <table:table-cell table:style-name="ce5" table:number-columns-repeated="3"/>
          <table:table-cell table:number-columns-repeated="6"/>
          <table:table-cell office:value-type="string" calcext:value-type="string">
            <text:p>No ensemble (but learning like ensemble)</text:p>
          </table:table-cell>
          <table:table-cell table:style-name="ce1" table:number-columns-repeated="10"/>
        </table:table-row>
        <table:table-row table:style-name="ro1">
          <table:table-cell table:style-name="Default"/>
          <table:table-cell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7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car</text:p>
          </table:table-cell>
          <table:table-cell table:style-name="ce8" office:value-type="float" office:value="96.482544" calcext:value-type="float">
            <text:p>96,482544</text:p>
          </table:table-cell>
          <table:table-cell table:style-name="ce8" office:value-type="float" office:value="90.305161" calcext:value-type="float">
            <text:p>90,305161</text:p>
          </table:table-cell>
          <table:table-cell table:style-name="ce8" office:value-type="float" office:value="87.626389" calcext:value-type="float">
            <text:p>87,626389</text:p>
          </table:table-cell>
          <table:table-cell table:number-columns-repeated="6"/>
          <table:table-cell office:value-type="string" calcext:value-type="string">
            <text:p>Model 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pedestrian</text:p>
          </table:table-cell>
          <table:table-cell table:style-name="ce8" office:value-type="float" office:value="84.555908" calcext:value-type="float">
            <text:p>84,555908</text:p>
          </table:table-cell>
          <table:table-cell table:style-name="ce8" office:value-type="float" office:value="76.389679" calcext:value-type="float">
            <text:p>76,389679</text:p>
          </table:table-cell>
          <table:table-cell table:style-name="ce8" office:value-type="float" office:value="72.43866" calcext:value-type="float">
            <text:p>72,43866</text:p>
          </table:table-cell>
          <table:table-cell table:number-columns-repeated="8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cyclist</text:p>
          </table:table-cell>
          <table:table-cell table:style-name="ce8" office:value-type="float" office:value="88.994469" calcext:value-type="float">
            <text:p>88,994469</text:p>
          </table:table-cell>
          <table:table-cell table:style-name="ce8" office:value-type="float" office:value="72.703659" calcext:value-type="float">
            <text:p>72,703659</text:p>
          </table:table-cell>
          <table:table-cell table:style-name="ce8" office:value-type="float" office:value="70.610924" calcext:value-type="float">
            <text:p>70,610924</text:p>
          </table:table-cell>
          <table:table-cell table:number-columns-repeated="7"/>
          <table:table-cell table:style-name="ce6" office:value-type="string" calcext:value-type="string">
            <text:p>car</text:p>
          </table:table-cell>
          <table:table-cell office:value-type="float" office:value="88.325218" calcext:value-type="float">
            <text:p>88,325218</text:p>
          </table:table-cell>
          <table:table-cell office:value-type="float" office:value="82.766495" calcext:value-type="float">
            <text:p>82,766495</text:p>
          </table:table-cell>
          <table:table-cell office:value-type="float" office:value="75.260315" calcext:value-type="float">
            <text:p>75,260315</text:p>
          </table:table-cell>
          <table:table-cell office:value-type="float" office:value="87.953117" calcext:value-type="float">
            <text:p>87,953117</text:p>
          </table:table-cell>
          <table:table-cell office:value-type="float" office:value="82.622917" calcext:value-type="float">
            <text:p>82,622917</text:p>
          </table:table-cell>
          <table:table-cell office:value-type="float" office:value="74.809959" calcext:value-type="float">
            <text:p>74,809959</text:p>
          </table:table-cell>
          <table:table-cell office:value-type="float" office:value="88.03093" calcext:value-type="float">
            <text:p>88,03093</text:p>
          </table:table-cell>
          <table:table-cell office:value-type="float" office:value="82.571945" calcext:value-type="float">
            <text:p>82,571945</text:p>
          </table:table-cell>
          <table:table-cell office:value-type="float" office:value="75.111618" calcext:value-type="float">
            <text:p>75,111618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  <table:table-cell table:style-name="ce6" office:value-type="string" calcext:value-type="string">
            <text:p>pedestrian</text:p>
          </table:table-cell>
          <table:table-cell office:value-type="float" office:value="75.051895" calcext:value-type="float">
            <text:p>75,051895</text:p>
          </table:table-cell>
          <table:table-cell office:value-type="float" office:value="62.787636" calcext:value-type="float">
            <text:p>62,787636</text:p>
          </table:table-cell>
          <table:table-cell office:value-type="float" office:value="57.595772" calcext:value-type="float">
            <text:p>57,595772</text:p>
          </table:table-cell>
          <table:table-cell office:value-type="float" office:value="71.604065" calcext:value-type="float">
            <text:p>71,604065</text:p>
          </table:table-cell>
          <table:table-cell office:value-type="float" office:value="62.364841" calcext:value-type="float">
            <text:p>62,364841</text:p>
          </table:table-cell>
          <table:table-cell office:value-type="float" office:value="57.196404" calcext:value-type="float">
            <text:p>57,196404</text:p>
          </table:table-cell>
          <table:table-cell office:value-type="float" office:value="71.578667" calcext:value-type="float">
            <text:p>71,578667</text:p>
          </table:table-cell>
          <table:table-cell office:value-type="float" office:value="62.358326" calcext:value-type="float">
            <text:p>62,358326</text:p>
          </table:table-cell>
          <table:table-cell office:value-type="float" office:value="54.498951" calcext:value-type="float">
            <text:p>54,498951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Full ensemble</text:p>
          </table:table-cell>
          <table:table-cell table:style-name="ce1" table:number-columns-repeated="9"/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9.511055" calcext:value-type="float">
            <text:p>79,511055</text:p>
          </table:table-cell>
          <table:table-cell office:value-type="float" office:value="58.486496" calcext:value-type="float">
            <text:p>58,486496</text:p>
          </table:table-cell>
          <table:table-cell office:value-type="float" office:value="54.34227" calcext:value-type="float">
            <text:p>54,34227</text:p>
          </table:table-cell>
          <table:table-cell office:value-type="float" office:value="79.287224" calcext:value-type="float">
            <text:p>79,287224</text:p>
          </table:table-cell>
          <table:table-cell office:value-type="float" office:value="58.648674" calcext:value-type="float">
            <text:p>58,648674</text:p>
          </table:table-cell>
          <table:table-cell office:value-type="float" office:value="55.13007" calcext:value-type="float">
            <text:p>55,13007</text:p>
          </table:table-cell>
          <table:table-cell office:value-type="float" office:value="76.6306" calcext:value-type="float">
            <text:p>76,6306</text:p>
          </table:table-cell>
          <table:table-cell office:value-type="float" office:value="57.23579" calcext:value-type="float">
            <text:p>57,23579</text:p>
          </table:table-cell>
          <table:table-cell office:value-type="float" office:value="53.616852" calcext:value-type="float">
            <text:p>53,616852</text:p>
          </table:table-cell>
        </table:table-row>
        <table:table-row table:style-name="ro1">
          <table:table-cell table:style-name="Default"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style-name="Default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car</text:p>
          </table:table-cell>
          <table:table-cell office:value-type="float" office:value="88.406082" calcext:value-type="float">
            <text:p>88,406082</text:p>
          </table:table-cell>
          <table:table-cell office:value-type="float" office:value="83.966423" calcext:value-type="float">
            <text:p>83,966423</text:p>
          </table:table-cell>
          <table:table-cell office:value-type="float" office:value="76.277008" calcext:value-type="float">
            <text:p>76,277008</text:p>
          </table:table-cell>
          <table:table-cell office:value-type="float" office:value="88.230682" calcext:value-type="float">
            <text:p>88,230682</text:p>
          </table:table-cell>
          <table:table-cell office:value-type="float" office:value="84.07383" calcext:value-type="float">
            <text:p>84,07383</text:p>
          </table:table-cell>
          <table:table-cell office:value-type="float" office:value="76.069794" calcext:value-type="float">
            <text:p>76,069794</text:p>
          </table:table-cell>
          <table:table-cell office:value-type="float" office:value="88.470245" calcext:value-type="float">
            <text:p>88,470245</text:p>
          </table:table-cell>
          <table:table-cell office:value-type="float" office:value="84.437889" calcext:value-type="float">
            <text:p>84,437889</text:p>
          </table:table-cell>
          <table:table-cell office:value-type="float" office:value="76.39045" calcext:value-type="float">
            <text:p>76,39045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4.886749" calcext:value-type="float">
            <text:p>84,886749</text:p>
          </table:table-cell>
          <table:table-cell office:value-type="float" office:value="71.212318" calcext:value-type="float">
            <text:p>71,212318</text:p>
          </table:table-cell>
          <table:table-cell office:value-type="float" office:value="63.465153" calcext:value-type="float">
            <text:p>63,465153</text:p>
          </table:table-cell>
          <table:table-cell office:value-type="float" office:value="83.976746" calcext:value-type="float">
            <text:p>83,976746</text:p>
          </table:table-cell>
          <table:table-cell office:value-type="float" office:value="71.176491" calcext:value-type="float">
            <text:p>71,176491</text:p>
          </table:table-cell>
          <table:table-cell office:value-type="float" office:value="63.381557" calcext:value-type="float">
            <text:p>63,381557</text:p>
          </table:table-cell>
          <table:table-cell office:value-type="float" office:value="84.884018" calcext:value-type="float">
            <text:p>84,884018</text:p>
          </table:table-cell>
          <table:table-cell office:value-type="float" office:value="71.416603" calcext:value-type="float">
            <text:p>71,416603</text:p>
          </table:table-cell>
          <table:table-cell office:value-type="float" office:value="63.608337" calcext:value-type="float">
            <text:p>63,608337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pedestrian</text:p>
          </table:table-cell>
          <table:table-cell office:value-type="float" office:value="71.907875" calcext:value-type="float">
            <text:p>71,907875</text:p>
          </table:table-cell>
          <table:table-cell office:value-type="float" office:value="65.327507" calcext:value-type="float">
            <text:p>65,327507</text:p>
          </table:table-cell>
          <table:table-cell office:value-type="float" office:value="57.871174" calcext:value-type="float">
            <text:p>57,871174</text:p>
          </table:table-cell>
          <table:table-cell office:value-type="float" office:value="72.38765" calcext:value-type="float">
            <text:p>72,38765</text:p>
          </table:table-cell>
          <table:table-cell office:value-type="float" office:value="66.064713" calcext:value-type="float">
            <text:p>66,064713</text:p>
          </table:table-cell>
          <table:table-cell office:value-type="float" office:value="58.181911" calcext:value-type="float">
            <text:p>58,181911</text:p>
          </table:table-cell>
          <table:table-cell office:value-type="float" office:value="75.896774" calcext:value-type="float">
            <text:p>75,896774</text:p>
          </table:table-cell>
          <table:table-cell office:value-type="float" office:value="66.498474" calcext:value-type="float">
            <text:p>66,498474</text:p>
          </table:table-cell>
          <table:table-cell office:value-type="float" office:value="58.573513" calcext:value-type="float">
            <text:p>58,573513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8.826843" calcext:value-type="float">
            <text:p>68,826843</text:p>
          </table:table-cell>
          <table:table-cell office:value-type="float" office:value="58.777744" calcext:value-type="float">
            <text:p>58,777744</text:p>
          </table:table-cell>
          <table:table-cell office:value-type="float" office:value="51.460892" calcext:value-type="float">
            <text:p>51,460892</text:p>
          </table:table-cell>
          <table:table-cell office:value-type="float" office:value="67.243164" calcext:value-type="float">
            <text:p>67,243164</text:p>
          </table:table-cell>
          <table:table-cell office:value-type="float" office:value="57.741028" calcext:value-type="float">
            <text:p>57,741028</text:p>
          </table:table-cell>
          <table:table-cell office:value-type="float" office:value="50.593513" calcext:value-type="float">
            <text:p>50,593513</text:p>
          </table:table-cell>
          <table:table-cell office:value-type="float" office:value="67.501839" calcext:value-type="float">
            <text:p>67,501839</text:p>
          </table:table-cell>
          <table:table-cell office:value-type="float" office:value="57.850353" calcext:value-type="float">
            <text:p>57,850353</text:p>
          </table:table-cell>
          <table:table-cell office:value-type="float" office:value="50.650997" calcext:value-type="float">
            <text:p>50,650997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cyclist</text:p>
          </table:table-cell>
          <table:table-cell office:value-type="float" office:value="81.484848" calcext:value-type="float">
            <text:p>81,484848</text:p>
          </table:table-cell>
          <table:table-cell office:value-type="float" office:value="61.165707" calcext:value-type="float">
            <text:p>61,165707</text:p>
          </table:table-cell>
          <table:table-cell office:value-type="float" office:value="56.860405" calcext:value-type="float">
            <text:p>56,860405</text:p>
          </table:table-cell>
          <table:table-cell office:value-type="float" office:value="81.932526" calcext:value-type="float">
            <text:p>81,932526</text:p>
          </table:table-cell>
          <table:table-cell office:value-type="float" office:value="61.807037" calcext:value-type="float">
            <text:p>61,807037</text:p>
          </table:table-cell>
          <table:table-cell office:value-type="float" office:value="57.394867" calcext:value-type="float">
            <text:p>57,394867</text:p>
          </table:table-cell>
          <table:table-cell office:value-type="float" office:value="82.544121" calcext:value-type="float">
            <text:p>82,544121</text:p>
          </table:table-cell>
          <table:table-cell office:value-type="float" office:value="61.905758" calcext:value-type="float">
            <text:p>61,905758</text:p>
          </table:table-cell>
          <table:table-cell office:value-type="float" office:value="57.438583" calcext:value-type="float">
            <text:p>57,438583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0.809448" calcext:value-type="float">
            <text:p>70,809448</text:p>
          </table:table-cell>
          <table:table-cell office:value-type="float" office:value="51.79417" calcext:value-type="float">
            <text:p>51,79417</text:p>
          </table:table-cell>
          <table:table-cell office:value-type="float" office:value="48.270103" calcext:value-type="float">
            <text:p>48,270103</text:p>
          </table:table-cell>
          <table:table-cell office:value-type="float" office:value="71.286865" calcext:value-type="float">
            <text:p>71,286865</text:p>
          </table:table-cell>
          <table:table-cell office:value-type="float" office:value="53.635555" calcext:value-type="float">
            <text:p>53,635555</text:p>
          </table:table-cell>
          <table:table-cell office:value-type="float" office:value="50.147224" calcext:value-type="float">
            <text:p>50,147224</text:p>
          </table:table-cell>
          <table:table-cell office:value-type="float" office:value="71.923393" calcext:value-type="float">
            <text:p>71,923393</text:p>
          </table:table-cell>
          <table:table-cell office:value-type="float" office:value="53.69532" calcext:value-type="float">
            <text:p>53,69532</text:p>
          </table:table-cell>
          <table:table-cell office:value-type="float" office:value="49.186344" calcext:value-type="float">
            <text:p>49,186344</text:p>
          </table:table-cell>
        </table:table-row>
        <table:table-row table:style-name="ro1">
          <table:table-cell table:style-name="Default"/>
          <table:table-cell office:value-type="string" calcext:value-type="string">
            <text:p>detection_3d AP</text:p>
          </table:table-cell>
          <table:table-cell table:style-name="ce5" table:number-columns-repeated="9"/>
          <table:table-cell/>
          <table:table-cell table:style-name="ce3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table:style-name="Default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 office:value-type="string" calcext:value-type="string">
            <text:p>Model 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car</text:p>
          </table:table-cell>
          <table:table-cell office:value-type="float" office:value="85.495544" calcext:value-type="float">
            <text:p>85,495544</text:p>
          </table:table-cell>
          <table:table-cell office:value-type="float" office:value="73.363419" calcext:value-type="float">
            <text:p>73,363419</text:p>
          </table:table-cell>
          <table:table-cell office:value-type="float" office:value="65.095581" calcext:value-type="float">
            <text:p>65,095581</text:p>
          </table:table-cell>
          <table:table-cell office:value-type="float" office:value="84.731117" calcext:value-type="float">
            <text:p>84,731117</text:p>
          </table:table-cell>
          <table:table-cell office:value-type="float" office:value="72.661743" calcext:value-type="float">
            <text:p>72,661743</text:p>
          </table:table-cell>
          <table:table-cell office:value-type="float" office:value="64.537247" calcext:value-type="float">
            <text:p>64,537247</text:p>
          </table:table-cell>
          <table:table-cell office:value-type="float" office:value="85.598686" calcext:value-type="float">
            <text:p>85,598686</text:p>
          </table:table-cell>
          <table:table-cell office:value-type="float" office:value="73.027901" calcext:value-type="float">
            <text:p>73,027901</text:p>
          </table:table-cell>
          <table:table-cell office:value-type="float" office:value="64.841095" calcext:value-type="float">
            <text:p>64,841095</text:p>
          </table:table-cell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7.542534" calcext:value-type="float">
            <text:p>87,542534</text:p>
          </table:table-cell>
          <table:table-cell office:value-type="float" office:value="82.608276" calcext:value-type="float">
            <text:p>82,608276</text:p>
          </table:table-cell>
          <table:table-cell office:value-type="float" office:value="75.0392" calcext:value-type="float">
            <text:p>75,0392</text:p>
          </table:table-cell>
          <table:table-cell office:value-type="float" office:value="88.008614" calcext:value-type="float">
            <text:p>88,008614</text:p>
          </table:table-cell>
          <table:table-cell office:value-type="float" office:value="82.436172" calcext:value-type="float">
            <text:p>82,436172</text:p>
          </table:table-cell>
          <table:table-cell office:value-type="float" office:value="74.579811" calcext:value-type="float">
            <text:p>74,579811</text:p>
          </table:table-cell>
          <table:table-cell office:value-type="float" office:value="87.437325" calcext:value-type="float">
            <text:p>87,437325</text:p>
          </table:table-cell>
          <table:table-cell office:value-type="float" office:value="82.027916" calcext:value-type="float">
            <text:p>82,027916</text:p>
          </table:table-cell>
          <table:table-cell office:value-type="float" office:value="73.785233" calcext:value-type="float">
            <text:p>73,785233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pedestrian</text:p>
          </table:table-cell>
          <table:table-cell office:value-type="float" office:value="68.371712" calcext:value-type="float">
            <text:p>68,371712</text:p>
          </table:table-cell>
          <table:table-cell office:value-type="float" office:value="59.037296" calcext:value-type="float">
            <text:p>59,037296</text:p>
          </table:table-cell>
          <table:table-cell office:value-type="float" office:value="51.760056" calcext:value-type="float">
            <text:p>51,760056</text:p>
          </table:table-cell>
          <table:table-cell office:value-type="float" office:value="68.912903" calcext:value-type="float">
            <text:p>68,912903</text:p>
          </table:table-cell>
          <table:table-cell office:value-type="float" office:value="59.524326" calcext:value-type="float">
            <text:p>59,524326</text:p>
          </table:table-cell>
          <table:table-cell office:value-type="float" office:value="52.025253" calcext:value-type="float">
            <text:p>52,025253</text:p>
          </table:table-cell>
          <table:table-cell office:value-type="float" office:value="69.42057" calcext:value-type="float">
            <text:p>69,42057</text:p>
          </table:table-cell>
          <table:table-cell office:value-type="float" office:value="59.687351" calcext:value-type="float">
            <text:p>59,687351</text:p>
          </table:table-cell>
          <table:table-cell office:value-type="float" office:value="52.199451" calcext:value-type="float">
            <text:p>52,199451</text:p>
          </table:table-cell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9.913849" calcext:value-type="float">
            <text:p>69,913849</text:p>
          </table:table-cell>
          <table:table-cell office:value-type="float" office:value="60.998661" calcext:value-type="float">
            <text:p>60,998661</text:p>
          </table:table-cell>
          <table:table-cell office:value-type="float" office:value="53.538998" calcext:value-type="float">
            <text:p>53,538998</text:p>
          </table:table-cell>
          <table:table-cell office:value-type="float" office:value="70.528961" calcext:value-type="float">
            <text:p>70,528961</text:p>
          </table:table-cell>
          <table:table-cell office:value-type="float" office:value="61.196072" calcext:value-type="float">
            <text:p>61,196072</text:p>
          </table:table-cell>
          <table:table-cell office:value-type="float" office:value="53.847431" calcext:value-type="float">
            <text:p>53,847431</text:p>
          </table:table-cell>
          <table:table-cell office:value-type="float" office:value="70.548439" calcext:value-type="float">
            <text:p>70,548439</text:p>
          </table:table-cell>
          <table:table-cell office:value-type="float" office:value="61.408951" calcext:value-type="float">
            <text:p>61,408951</text:p>
          </table:table-cell>
          <table:table-cell office:value-type="float" office:value="53.958447" calcext:value-type="float">
            <text:p>53,958447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cyclist</text:p>
          </table:table-cell>
          <table:table-cell office:value-type="float" office:value="77.604332" calcext:value-type="float">
            <text:p>77,604332</text:p>
          </table:table-cell>
          <table:table-cell office:value-type="float" office:value="56.942486" calcext:value-type="float">
            <text:p>56,942486</text:p>
          </table:table-cell>
          <table:table-cell office:value-type="float" office:value="53.249432" calcext:value-type="float">
            <text:p>53,249432</text:p>
          </table:table-cell>
          <table:table-cell office:value-type="float" office:value="79.535484" calcext:value-type="float">
            <text:p>79,535484</text:p>
          </table:table-cell>
          <table:table-cell office:value-type="float" office:value="58.366924" calcext:value-type="float">
            <text:p>58,366924</text:p>
          </table:table-cell>
          <table:table-cell office:value-type="float" office:value="54.86549" calcext:value-type="float">
            <text:p>54,86549</text:p>
          </table:table-cell>
          <table:table-cell office:value-type="float" office:value="76.109482" calcext:value-type="float">
            <text:p>76,109482</text:p>
          </table:table-cell>
          <table:table-cell office:value-type="float" office:value="56.587051" calcext:value-type="float">
            <text:p>56,587051</text:p>
          </table:table-cell>
          <table:table-cell office:value-type="float" office:value="53.177494" calcext:value-type="float">
            <text:p>53,177494</text:p>
          </table:table-cell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9.965118" calcext:value-type="float">
            <text:p>79,965118</text:p>
          </table:table-cell>
          <table:table-cell office:value-type="float" office:value="61.177547" calcext:value-type="float">
            <text:p>61,177547</text:p>
          </table:table-cell>
          <table:table-cell office:value-type="float" office:value="57.048565" calcext:value-type="float">
            <text:p>57,048565</text:p>
          </table:table-cell>
          <table:table-cell office:value-type="float" office:value="81.855255" calcext:value-type="float">
            <text:p>81,855255</text:p>
          </table:table-cell>
          <table:table-cell office:value-type="float" office:value="61.31041" calcext:value-type="float">
            <text:p>61,31041</text:p>
          </table:table-cell>
          <table:table-cell office:value-type="float" office:value="57.670738" calcext:value-type="float">
            <text:p>57,670738</text:p>
          </table:table-cell>
          <table:table-cell office:value-type="float" office:value="78.208229" calcext:value-type="float">
            <text:p>78,208229</text:p>
          </table:table-cell>
          <table:table-cell office:value-type="float" office:value="58.286911" calcext:value-type="float">
            <text:p>58,286911</text:p>
          </table:table-cell>
          <table:table-cell office:value-type="float" office:value="54.328144" calcext:value-type="float">
            <text:p>54,328144</text:p>
          </table:table-cell>
        </table:table-row>
        <table:table-row table:style-name="ro1">
          <table:table-cell table:style-name="Default"/>
          <table:table-cell office:value-type="string" calcext:value-type="string">
            <text:p>Average time</text:p>
          </table:table-cell>
          <table:table-cell table:style-name="ce7" office:value-type="float" office:value="0.055162720476" calcext:value-type="float">
            <text:p>0,0551627205</text:p>
          </table:table-cell>
          <table:table-cell table:number-columns-repeated="9"/>
          <table:table-cell table:style-name="ce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style-name="Default" table:number-columns-repeated="2"/>
          <table:table-cell table:number-columns-repeated="10"/>
          <table:table-cell table:style-name="ce2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Default" table:number-columns-repeated="2"/>
          <table:table-cell table:number-columns-repeated="10"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Default"/>
          <table:table-cell table:style-name="ce1" office:value-type="string" calcext:value-type="string">
            <text:p>Reference</text:p>
          </table:table-cell>
          <table:table-cell table:style-name="ce1" table:number-columns-repeated="9"/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3.782883" calcext:value-type="float">
            <text:p>83,782883</text:p>
          </table:table-cell>
          <table:table-cell office:value-type="float" office:value="71.142357" calcext:value-type="float">
            <text:p>71,142357</text:p>
          </table:table-cell>
          <table:table-cell office:value-type="float" office:value="63.460117" calcext:value-type="float">
            <text:p>63,460117</text:p>
          </table:table-cell>
          <table:table-cell office:value-type="float" office:value="83.804573" calcext:value-type="float">
            <text:p>83,804573</text:p>
          </table:table-cell>
          <table:table-cell office:value-type="float" office:value="69.657684" calcext:value-type="float">
            <text:p>69,657684</text:p>
          </table:table-cell>
          <table:table-cell office:value-type="float" office:value="62.870861" calcext:value-type="float">
            <text:p>62,870861</text:p>
          </table:table-cell>
          <table:table-cell office:value-type="float" office:value="82.801651" calcext:value-type="float">
            <text:p>82,801651</text:p>
          </table:table-cell>
          <table:table-cell office:value-type="float" office:value="69.168961" calcext:value-type="float">
            <text:p>69,168961</text:p>
          </table:table-cell>
          <table:table-cell office:value-type="float" office:value="62.444107" calcext:value-type="float">
            <text:p>62,444107</text:p>
          </table:table-cell>
        </table:table-row>
        <table:table-row table:style-name="ro1">
          <table:table-cell table:style-name="Default"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4.660576" calcext:value-type="float">
            <text:p>64,660576</text:p>
          </table:table-cell>
          <table:table-cell office:value-type="float" office:value="56.585781" calcext:value-type="float">
            <text:p>56,585781</text:p>
          </table:table-cell>
          <table:table-cell office:value-type="float" office:value="49.976051" calcext:value-type="float">
            <text:p>49,976051</text:p>
          </table:table-cell>
          <table:table-cell office:value-type="float" office:value="66.593208" calcext:value-type="float">
            <text:p>66,593208</text:p>
          </table:table-cell>
          <table:table-cell office:value-type="float" office:value="57.136642" calcext:value-type="float">
            <text:p>57,136642</text:p>
          </table:table-cell>
          <table:table-cell office:value-type="float" office:value="50.311287" calcext:value-type="float">
            <text:p>50,311287</text:p>
          </table:table-cell>
          <table:table-cell office:value-type="float" office:value="66.332642" calcext:value-type="float">
            <text:p>66,332642</text:p>
          </table:table-cell>
          <table:table-cell office:value-type="float" office:value="56.821346" calcext:value-type="float">
            <text:p>56,821346</text:p>
          </table:table-cell>
          <table:table-cell office:value-type="float" office:value="50.051712" calcext:value-type="float">
            <text:p>50,051712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4.161728" calcext:value-type="float">
            <text:p>74,161728</text:p>
          </table:table-cell>
          <table:table-cell office:value-type="float" office:value="55.256599" calcext:value-type="float">
            <text:p>55,256599</text:p>
          </table:table-cell>
          <table:table-cell office:value-type="float" office:value="52.042263" calcext:value-type="float">
            <text:p>52,042263</text:p>
          </table:table-cell>
          <table:table-cell office:value-type="float" office:value="75.124649" calcext:value-type="float">
            <text:p>75,124649</text:p>
          </table:table-cell>
          <table:table-cell office:value-type="float" office:value="55.275215" calcext:value-type="float">
            <text:p>55,275215</text:p>
          </table:table-cell>
          <table:table-cell office:value-type="float" office:value="51.925636" calcext:value-type="float">
            <text:p>51,925636</text:p>
          </table:table-cell>
          <table:table-cell office:value-type="float" office:value="72.512589" calcext:value-type="float">
            <text:p>72,512589</text:p>
          </table:table-cell>
          <table:table-cell office:value-type="float" office:value="53.746883" calcext:value-type="float">
            <text:p>53,746883</text:p>
          </table:table-cell>
          <table:table-cell office:value-type="float" office:value="49.527523" calcext:value-type="float">
            <text:p>49,527523</text:p>
          </table:table-cell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4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table:style-name="Default"/>
          <table:table-cell table:style-name="ce6" office:value-type="string" calcext:value-type="string">
            <text:p>car</text:p>
          </table:table-cell>
          <table:table-cell office:value-type="float" office:value="87.792274" calcext:value-type="float">
            <text:p>87,792274</text:p>
          </table:table-cell>
          <table:table-cell office:value-type="float" office:value="82.485588" calcext:value-type="float">
            <text:p>82,485588</text:p>
          </table:table-cell>
          <table:table-cell office:value-type="float" office:value="74.418518" calcext:value-type="float">
            <text:p>74,418518</text:p>
          </table:table-cell>
          <table:table-cell office:value-type="float" office:value="88.346191" calcext:value-type="float">
            <text:p>88,346191</text:p>
          </table:table-cell>
          <table:table-cell office:value-type="float" office:value="82.912827" calcext:value-type="float">
            <text:p>82,912827</text:p>
          </table:table-cell>
          <table:table-cell office:value-type="float" office:value="75.588326" calcext:value-type="float">
            <text:p>75,588326</text:p>
          </table:table-cell>
          <table:table-cell office:value-type="float" office:value="88.424667" calcext:value-type="float">
            <text:p>88,424667</text:p>
          </table:table-cell>
          <table:table-cell office:value-type="float" office:value="82.854538" calcext:value-type="float">
            <text:p>82,854538</text:p>
          </table:table-cell>
          <table:table-cell office:value-type="float" office:value="75.462051" calcext:value-type="float">
            <text:p>75,462051</text:p>
          </table:table-cell>
          <table:table-cell/>
          <table:table-cell office:value-type="string" calcext:value-type="string">
            <text:p>Model 3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pedestrian</text:p>
          </table:table-cell>
          <table:table-cell office:value-type="float" office:value="69.799217" calcext:value-type="float">
            <text:p>69,799217</text:p>
          </table:table-cell>
          <table:table-cell office:value-type="float" office:value="60.411037" calcext:value-type="float">
            <text:p>60,411037</text:p>
          </table:table-cell>
          <table:table-cell office:value-type="float" office:value="52.947289" calcext:value-type="float">
            <text:p>52,947289</text:p>
          </table:table-cell>
          <table:table-cell office:value-type="float" office:value="70.865387" calcext:value-type="float">
            <text:p>70,865387</text:p>
          </table:table-cell>
          <table:table-cell office:value-type="float" office:value="61.110764" calcext:value-type="float">
            <text:p>61,110764</text:p>
          </table:table-cell>
          <table:table-cell office:value-type="float" office:value="53.64082" calcext:value-type="float">
            <text:p>53,64082</text:p>
          </table:table-cell>
          <table:table-cell office:value-type="float" office:value="70.484833" calcext:value-type="float">
            <text:p>70,484833</text:p>
          </table:table-cell>
          <table:table-cell office:value-type="float" office:value="60.934551" calcext:value-type="float">
            <text:p>60,934551</text:p>
          </table:table-cell>
          <table:table-cell office:value-type="float" office:value="53.693409" calcext:value-type="float">
            <text:p>53,693409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cyclist</text:p>
          </table:table-cell>
          <table:table-cell office:value-type="float" office:value="81.43187" calcext:value-type="float">
            <text:p>81,43187</text:p>
          </table:table-cell>
          <table:table-cell office:value-type="float" office:value="58.806877" calcext:value-type="float">
            <text:p>58,806877</text:p>
          </table:table-cell>
          <table:table-cell office:value-type="float" office:value="54.689972" calcext:value-type="float">
            <text:p>54,689972</text:p>
          </table:table-cell>
          <table:table-cell office:value-type="float" office:value="79.075432" calcext:value-type="float">
            <text:p>79,075432</text:p>
          </table:table-cell>
          <table:table-cell office:value-type="float" office:value="58.151581" calcext:value-type="float">
            <text:p>58,151581</text:p>
          </table:table-cell>
          <table:table-cell office:value-type="float" office:value="54.088558" calcext:value-type="float">
            <text:p>54,088558</text:p>
          </table:table-cell>
          <table:table-cell office:value-type="float" office:value="77.729996" calcext:value-type="float">
            <text:p>77,729996</text:p>
          </table:table-cell>
          <table:table-cell office:value-type="float" office:value="57.625622" calcext:value-type="float">
            <text:p>57,625622</text:p>
          </table:table-cell>
          <table:table-cell office:value-type="float" office:value="53.736233" calcext:value-type="float">
            <text:p>53,736233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8.070984" calcext:value-type="float">
            <text:p>88,070984</text:p>
          </table:table-cell>
          <table:table-cell office:value-type="float" office:value="82.762657" calcext:value-type="float">
            <text:p>82,762657</text:p>
          </table:table-cell>
          <table:table-cell office:value-type="float" office:value="75.202332" calcext:value-type="float">
            <text:p>75,202332</text:p>
          </table:table-cell>
          <table:table-cell office:value-type="float" office:value="87.561111" calcext:value-type="float">
            <text:p>87,561111</text:p>
          </table:table-cell>
          <table:table-cell office:value-type="float" office:value="82.217232" calcext:value-type="float">
            <text:p>82,217232</text:p>
          </table:table-cell>
          <table:table-cell office:value-type="float" office:value="73.79837" calcext:value-type="float">
            <text:p>73,79837</text:p>
          </table:table-cell>
          <table:table-cell office:value-type="float" office:value="87.810524" calcext:value-type="float">
            <text:p>87,810524</text:p>
          </table:table-cell>
          <table:table-cell office:value-type="float" office:value="82.784172" calcext:value-type="float">
            <text:p>82,784172</text:p>
          </table:table-cell>
          <table:table-cell office:value-type="float" office:value="74.885384" calcext:value-type="float">
            <text:p>74,885384</text:p>
          </table:table-cell>
        </table:table-row>
        <table:table-row table:style-name="ro1">
          <table:table-cell table:style-name="Default"/>
          <table:table-cell office:value-type="string" calcext:value-type="string">
            <text:p>detection_3d AP</text:p>
          </table:table-cell>
          <table:table-cell table:style-name="ce5" table:number-columns-repeated="9"/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70.115013" calcext:value-type="float">
            <text:p>70,115013</text:p>
          </table:table-cell>
          <table:table-cell office:value-type="float" office:value="61.097645" calcext:value-type="float">
            <text:p>61,097645</text:p>
          </table:table-cell>
          <table:table-cell office:value-type="float" office:value="53.568672" calcext:value-type="float">
            <text:p>53,568672</text:p>
          </table:table-cell>
          <table:table-cell office:value-type="float" office:value="70.068398" calcext:value-type="float">
            <text:p>70,068398</text:p>
          </table:table-cell>
          <table:table-cell office:value-type="float" office:value="60.713535" calcext:value-type="float">
            <text:p>60,713535</text:p>
          </table:table-cell>
          <table:table-cell office:value-type="float" office:value="53.379147" calcext:value-type="float">
            <text:p>53,379147</text:p>
          </table:table-cell>
          <table:table-cell office:value-type="float" office:value="71.777252" calcext:value-type="float">
            <text:p>71,777252</text:p>
          </table:table-cell>
          <table:table-cell office:value-type="float" office:value="62.381153" calcext:value-type="float">
            <text:p>62,381153</text:p>
          </table:table-cell>
          <table:table-cell office:value-type="float" office:value="57.32225" calcext:value-type="float">
            <text:p>57,32225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7.950516" calcext:value-type="float">
            <text:p>77,950516</text:p>
          </table:table-cell>
          <table:table-cell office:value-type="float" office:value="57.717186" calcext:value-type="float">
            <text:p>57,717186</text:p>
          </table:table-cell>
          <table:table-cell office:value-type="float" office:value="53.686977" calcext:value-type="float">
            <text:p>53,686977</text:p>
          </table:table-cell>
          <table:table-cell office:value-type="float" office:value="76.031151" calcext:value-type="float">
            <text:p>76,031151</text:p>
          </table:table-cell>
          <table:table-cell office:value-type="float" office:value="57.027458" calcext:value-type="float">
            <text:p>57,027458</text:p>
          </table:table-cell>
          <table:table-cell office:value-type="float" office:value="53.455441" calcext:value-type="float">
            <text:p>53,455441</text:p>
          </table:table-cell>
          <table:table-cell office:value-type="float" office:value="74.647308" calcext:value-type="float">
            <text:p>74,647308</text:p>
          </table:table-cell>
          <table:table-cell office:value-type="float" office:value="56.66864" calcext:value-type="float">
            <text:p>56,66864</text:p>
          </table:table-cell>
          <table:table-cell office:value-type="float" office:value="52.992908" calcext:value-type="float">
            <text:p>52,992908</text:p>
          </table:table-cell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style-name="Default"/>
          <table:table-cell table:style-name="ce6" office:value-type="string" calcext:value-type="string">
            <text:p>car</text:p>
          </table:table-cell>
          <table:table-cell office:value-type="float" office:value="82.310654" calcext:value-type="float">
            <text:p>82,310654</text:p>
          </table:table-cell>
          <table:table-cell office:value-type="float" office:value="68.909691" calcext:value-type="float">
            <text:p>68,909691</text:p>
          </table:table-cell>
          <table:table-cell office:value-type="float" office:value="61.94133" calcext:value-type="float">
            <text:p>61,94133</text:p>
          </table:table-cell>
          <table:table-cell office:value-type="float" office:value="83.303604" calcext:value-type="float">
            <text:p>83,303604</text:p>
          </table:table-cell>
          <table:table-cell office:value-type="float" office:value="70.142738" calcext:value-type="float">
            <text:p>70,142738</text:p>
          </table:table-cell>
          <table:table-cell office:value-type="float" office:value="63.282223" calcext:value-type="float">
            <text:p>63,282223</text:p>
          </table:table-cell>
          <table:table-cell office:value-type="float" office:value="83.727592" calcext:value-type="float">
            <text:p>83,727592</text:p>
          </table:table-cell>
          <table:table-cell office:value-type="float" office:value="70.300827" calcext:value-type="float">
            <text:p>70,300827</text:p>
          </table:table-cell>
          <table:table-cell office:value-type="float" office:value="63.189358" calcext:value-type="float">
            <text:p>63,189358</text:p>
          </table:table-cell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Default"/>
          <table:table-cell table:style-name="ce6" office:value-type="string" calcext:value-type="string">
            <text:p>pedestrian</text:p>
          </table:table-cell>
          <table:table-cell office:value-type="float" office:value="65.235397" calcext:value-type="float">
            <text:p>65,235397</text:p>
          </table:table-cell>
          <table:table-cell office:value-type="float" office:value="54.853153" calcext:value-type="float">
            <text:p>54,853153</text:p>
          </table:table-cell>
          <table:table-cell office:value-type="float" office:value="48.556347" calcext:value-type="float">
            <text:p>48,556347</text:p>
          </table:table-cell>
          <table:table-cell office:value-type="float" office:value="66.444168" calcext:value-type="float">
            <text:p>66,444168</text:p>
          </table:table-cell>
          <table:table-cell office:value-type="float" office:value="55.890759" calcext:value-type="float">
            <text:p>55,890759</text:p>
          </table:table-cell>
          <table:table-cell office:value-type="float" office:value="48.617889" calcext:value-type="float">
            <text:p>48,617889</text:p>
          </table:table-cell>
          <table:table-cell office:value-type="float" office:value="65.099709" calcext:value-type="float">
            <text:p>65,099709</text:p>
          </table:table-cell>
          <table:table-cell office:value-type="float" office:value="55.063076" calcext:value-type="float">
            <text:p>55,063076</text:p>
          </table:table-cell>
          <table:table-cell office:value-type="float" office:value="48.419331" calcext:value-type="float">
            <text:p>48,419331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Default"/>
          <table:table-cell table:style-name="ce6" office:value-type="string" calcext:value-type="string">
            <text:p>cyclist</text:p>
          </table:table-cell>
          <table:table-cell office:value-type="float" office:value="76.41275" calcext:value-type="float">
            <text:p>76,41275</text:p>
          </table:table-cell>
          <table:table-cell office:value-type="float" office:value="54.286373" calcext:value-type="float">
            <text:p>54,286373</text:p>
          </table:table-cell>
          <table:table-cell office:value-type="float" office:value="50.45787" calcext:value-type="float">
            <text:p>50,45787</text:p>
          </table:table-cell>
          <table:table-cell office:value-type="float" office:value="76.907501" calcext:value-type="float">
            <text:p>76,907501</text:p>
          </table:table-cell>
          <table:table-cell office:value-type="float" office:value="56.331245" calcext:value-type="float">
            <text:p>56,331245</text:p>
          </table:table-cell>
          <table:table-cell office:value-type="float" office:value="52.651237" calcext:value-type="float">
            <text:p>52,651237</text:p>
          </table:table-cell>
          <table:table-cell office:value-type="float" office:value="74.216499" calcext:value-type="float">
            <text:p>74,216499</text:p>
          </table:table-cell>
          <table:table-cell office:value-type="float" office:value="55.223972" calcext:value-type="float">
            <text:p>55,223972</text:p>
          </table:table-cell>
          <table:table-cell office:value-type="float" office:value="52.128227" calcext:value-type="float">
            <text:p>52,128227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4.33419" calcext:value-type="float">
            <text:p>84,33419</text:p>
          </table:table-cell>
          <table:table-cell office:value-type="float" office:value="70.371124" calcext:value-type="float">
            <text:p>70,371124</text:p>
          </table:table-cell>
          <table:table-cell office:value-type="float" office:value="63.14246" calcext:value-type="float">
            <text:p>63,14246</text:p>
          </table:table-cell>
          <table:table-cell office:value-type="float" office:value="82.369347" calcext:value-type="float">
            <text:p>82,369347</text:p>
          </table:table-cell>
          <table:table-cell office:value-type="float" office:value="69.106636" calcext:value-type="float">
            <text:p>69,106636</text:p>
          </table:table-cell>
          <table:table-cell office:value-type="float" office:value="61.870064" calcext:value-type="float">
            <text:p>61,870064</text:p>
          </table:table-cell>
          <table:table-cell office:value-type="float" office:value="83.670166" calcext:value-type="float">
            <text:p>83,670166</text:p>
          </table:table-cell>
          <table:table-cell office:value-type="float" office:value="69.963745" calcext:value-type="float">
            <text:p>69,963745</text:p>
          </table:table-cell>
          <table:table-cell office:value-type="float" office:value="62.915665" calcext:value-type="float">
            <text:p>62,915665</text:p>
          </table:table-cell>
        </table:table-row>
        <table:table-row table:style-name="ro1">
          <table:table-cell table:style-name="Default"/>
          <table:table-cell office:value-type="string" calcext:value-type="string">
            <text:p>Average time</text:p>
          </table:table-cell>
          <table:table-cell office:value-type="float" office:value="0.0207453981155" calcext:value-type="float">
            <text:p>0,0207453981</text:p>
          </table:table-cell>
          <table:table-cell table:number-columns-repeated="10"/>
          <table:table-cell table:style-name="ce6" office:value-type="string" calcext:value-type="string">
            <text:p>pedestrian</text:p>
          </table:table-cell>
          <table:table-cell office:value-type="float" office:value="65.876846" calcext:value-type="float">
            <text:p>65,876846</text:p>
          </table:table-cell>
          <table:table-cell office:value-type="float" office:value="56.129463" calcext:value-type="float">
            <text:p>56,129463</text:p>
          </table:table-cell>
          <table:table-cell office:value-type="float" office:value="49.829922" calcext:value-type="float">
            <text:p>49,829922</text:p>
          </table:table-cell>
          <table:table-cell office:value-type="float" office:value="65.527054" calcext:value-type="float">
            <text:p>65,527054</text:p>
          </table:table-cell>
          <table:table-cell office:value-type="float" office:value="56.365276" calcext:value-type="float">
            <text:p>56,365276</text:p>
          </table:table-cell>
          <table:table-cell office:value-type="float" office:value="49.662827" calcext:value-type="float">
            <text:p>49,662827</text:p>
          </table:table-cell>
          <table:table-cell office:value-type="float" office:value="67.00544" calcext:value-type="float">
            <text:p>67,00544</text:p>
          </table:table-cell>
          <table:table-cell office:value-type="float" office:value="57.475174" calcext:value-type="float">
            <text:p>57,475174</text:p>
          </table:table-cell>
          <table:table-cell office:value-type="float" office:value="50.502335" calcext:value-type="float">
            <text:p>50,502335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  <table:table-cell table:style-name="ce6" office:value-type="string" calcext:value-type="string">
            <text:p>cyclist</text:p>
          </table:table-cell>
          <table:table-cell office:value-type="float" office:value="75.671761" calcext:value-type="float">
            <text:p>75,671761</text:p>
          </table:table-cell>
          <table:table-cell office:value-type="float" office:value="55.223064" calcext:value-type="float">
            <text:p>55,223064</text:p>
          </table:table-cell>
          <table:table-cell office:value-type="float" office:value="50.761368" calcext:value-type="float">
            <text:p>50,761368</text:p>
          </table:table-cell>
          <table:table-cell office:value-type="float" office:value="73.224335" calcext:value-type="float">
            <text:p>73,224335</text:p>
          </table:table-cell>
          <table:table-cell office:value-type="float" office:value="54.934807" calcext:value-type="float">
            <text:p>54,934807</text:p>
          </table:table-cell>
          <table:table-cell office:value-type="float" office:value="51.642685" calcext:value-type="float">
            <text:p>51,642685</text:p>
          </table:table-cell>
          <table:table-cell office:value-type="float" office:value="68.541031" calcext:value-type="float">
            <text:p>68,541031</text:p>
          </table:table-cell>
          <table:table-cell office:value-type="float" office:value="52.235706" calcext:value-type="float">
            <text:p>52,235706</text:p>
          </table:table-cell>
          <table:table-cell office:value-type="float" office:value="48.037251" calcext:value-type="float">
            <text:p>48,037251</text:p>
          </table:table-cell>
        </table:table-row>
        <table:table-row table:style-name="ro1">
          <table:table-cell table:style-name="Default" table:number-columns-repeated="2"/>
          <table:table-cell table:number-columns-repeated="11"/>
          <table:table-cell office:value-type="string" calcext:value-type="string">
            <text:p>Average time</text:p>
          </table:table-cell>
          <table:table-cell office:value-type="float" office:value="0.0207453981155" calcext:value-type="float">
            <text:p>0,0207453981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egmentation – no ensemble</text:p>
          </table:table-cell>
          <table:table-cell table:style-name="ce1" table:number-columns-repeated="10"/>
          <table:table-cell/>
          <table:table-cell office:value-type="string" calcext:value-type="string">
            <text:p>Only segmentation ensemble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office:value-type="string" calcext:value-type="string">
            <text:p>Model 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office:value-type="string" calcext:value-type="string">
            <text:p>Model 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8.301094" calcext:value-type="float">
            <text:p>88,301094</text:p>
          </table:table-cell>
          <table:table-cell office:value-type="float" office:value="83.879265" calcext:value-type="float">
            <text:p>83,879265</text:p>
          </table:table-cell>
          <table:table-cell office:value-type="float" office:value="76.151253" calcext:value-type="float">
            <text:p>76,151253</text:p>
          </table:table-cell>
          <table:table-cell office:value-type="float" office:value="88.193489" calcext:value-type="float">
            <text:p>88,193489</text:p>
          </table:table-cell>
          <table:table-cell office:value-type="float" office:value="83.589973" calcext:value-type="float">
            <text:p>83,589973</text:p>
          </table:table-cell>
          <table:table-cell office:value-type="float" office:value="75.821121" calcext:value-type="float">
            <text:p>75,821121</text:p>
          </table:table-cell>
          <table:table-cell office:value-type="float" office:value="88.613762" calcext:value-type="float">
            <text:p>88,613762</text:p>
          </table:table-cell>
          <table:table-cell office:value-type="float" office:value="84.046593" calcext:value-type="float">
            <text:p>84,046593</text:p>
          </table:table-cell>
          <table:table-cell office:value-type="float" office:value="76.048866" calcext:value-type="float">
            <text:p>76,048866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8.352875" calcext:value-type="float">
            <text:p>88,352875</text:p>
          </table:table-cell>
          <table:table-cell office:value-type="float" office:value="82.697845" calcext:value-type="float">
            <text:p>82,697845</text:p>
          </table:table-cell>
          <table:table-cell office:value-type="float" office:value="75.161835" calcext:value-type="float">
            <text:p>75,161835</text:p>
          </table:table-cell>
          <table:table-cell office:value-type="float" office:value="87.658081" calcext:value-type="float">
            <text:p>87,658081</text:p>
          </table:table-cell>
          <table:table-cell office:value-type="float" office:value="82.565155" calcext:value-type="float">
            <text:p>82,565155</text:p>
          </table:table-cell>
          <table:table-cell office:value-type="float" office:value="75.211372" calcext:value-type="float">
            <text:p>75,211372</text:p>
          </table:table-cell>
          <table:table-cell office:value-type="float" office:value="88.15609" calcext:value-type="float">
            <text:p>88,15609</text:p>
          </table:table-cell>
          <table:table-cell office:value-type="float" office:value="82.897682" calcext:value-type="float">
            <text:p>82,897682</text:p>
          </table:table-cell>
          <table:table-cell office:value-type="float" office:value="75.645927" calcext:value-type="float">
            <text:p>75,645927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74.401817" calcext:value-type="float">
            <text:p>74,401817</text:p>
          </table:table-cell>
          <table:table-cell office:value-type="float" office:value="62.615307" calcext:value-type="float">
            <text:p>62,615307</text:p>
          </table:table-cell>
          <table:table-cell office:value-type="float" office:value="57.49921" calcext:value-type="float">
            <text:p>57,49921</text:p>
          </table:table-cell>
          <table:table-cell office:value-type="float" office:value="72.357994" calcext:value-type="float">
            <text:p>72,357994</text:p>
          </table:table-cell>
          <table:table-cell office:value-type="float" office:value="63.045002" calcext:value-type="float">
            <text:p>63,045002</text:p>
          </table:table-cell>
          <table:table-cell office:value-type="float" office:value="57.754471" calcext:value-type="float">
            <text:p>57,754471</text:p>
          </table:table-cell>
          <table:table-cell office:value-type="float" office:value="74.824211" calcext:value-type="float">
            <text:p>74,824211</text:p>
          </table:table-cell>
          <table:table-cell office:value-type="float" office:value="62.69278" calcext:value-type="float">
            <text:p>62,69278</text:p>
          </table:table-cell>
          <table:table-cell office:value-type="float" office:value="57.741947" calcext:value-type="float">
            <text:p>57,741947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72.327263" calcext:value-type="float">
            <text:p>72,327263</text:p>
          </table:table-cell>
          <table:table-cell office:value-type="float" office:value="62.669064" calcext:value-type="float">
            <text:p>62,669064</text:p>
          </table:table-cell>
          <table:table-cell office:value-type="float" office:value="57.552631" calcext:value-type="float">
            <text:p>57,552631</text:p>
          </table:table-cell>
          <table:table-cell office:value-type="float" office:value="71.153809" calcext:value-type="float">
            <text:p>71,153809</text:p>
          </table:table-cell>
          <table:table-cell office:value-type="float" office:value="62.179203" calcext:value-type="float">
            <text:p>62,179203</text:p>
          </table:table-cell>
          <table:table-cell office:value-type="float" office:value="56.867104" calcext:value-type="float">
            <text:p>56,867104</text:p>
          </table:table-cell>
          <table:table-cell office:value-type="float" office:value="71.838058" calcext:value-type="float">
            <text:p>71,838058</text:p>
          </table:table-cell>
          <table:table-cell office:value-type="float" office:value="62.639736" calcext:value-type="float">
            <text:p>62,639736</text:p>
          </table:table-cell>
          <table:table-cell office:value-type="float" office:value="57.353455" calcext:value-type="float">
            <text:p>57,353455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8.83049" calcext:value-type="float">
            <text:p>78,83049</text:p>
          </table:table-cell>
          <table:table-cell office:value-type="float" office:value="58.848137" calcext:value-type="float">
            <text:p>58,848137</text:p>
          </table:table-cell>
          <table:table-cell office:value-type="float" office:value="55.138088" calcext:value-type="float">
            <text:p>55,138088</text:p>
          </table:table-cell>
          <table:table-cell office:value-type="float" office:value="82.511864" calcext:value-type="float">
            <text:p>82,511864</text:p>
          </table:table-cell>
          <table:table-cell office:value-type="float" office:value="62.298931" calcext:value-type="float">
            <text:p>62,298931</text:p>
          </table:table-cell>
          <table:table-cell office:value-type="float" office:value="58.239086" calcext:value-type="float">
            <text:p>58,239086</text:p>
          </table:table-cell>
          <table:table-cell office:value-type="float" office:value="79.238419" calcext:value-type="float">
            <text:p>79,238419</text:p>
          </table:table-cell>
          <table:table-cell office:value-type="float" office:value="60.623306" calcext:value-type="float">
            <text:p>60,623306</text:p>
          </table:table-cell>
          <table:table-cell office:value-type="float" office:value="56.380428" calcext:value-type="float">
            <text:p>56,380428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9.503151" calcext:value-type="float">
            <text:p>79,503151</text:p>
          </table:table-cell>
          <table:table-cell office:value-type="float" office:value="58.724533" calcext:value-type="float">
            <text:p>58,724533</text:p>
          </table:table-cell>
          <table:table-cell office:value-type="float" office:value="55.462337" calcext:value-type="float">
            <text:p>55,462337</text:p>
          </table:table-cell>
          <table:table-cell office:value-type="float" office:value="80.131844" calcext:value-type="float">
            <text:p>80,131844</text:p>
          </table:table-cell>
          <table:table-cell office:value-type="float" office:value="58.858116" calcext:value-type="float">
            <text:p>58,858116</text:p>
          </table:table-cell>
          <table:table-cell office:value-type="float" office:value="54.937016" calcext:value-type="float">
            <text:p>54,937016</text:p>
          </table:table-cell>
          <table:table-cell office:value-type="float" office:value="80.405716" calcext:value-type="float">
            <text:p>80,405716</text:p>
          </table:table-cell>
          <table:table-cell office:value-type="float" office:value="60.28138" calcext:value-type="float">
            <text:p>60,28138</text:p>
          </table:table-cell>
          <table:table-cell office:value-type="float" office:value="56.570347" calcext:value-type="float">
            <text:p>56,570347</text:p>
          </table:table-cell>
        </table:table-row>
        <table:table-row table:style-name="ro1">
          <table:table-cell/>
          <table:table-cell office:value-type="string" calcext:value-type="string">
            <text:p>detection_3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5.525932" calcext:value-type="float">
            <text:p>85,525932</text:p>
          </table:table-cell>
          <table:table-cell office:value-type="float" office:value="73.278008" calcext:value-type="float">
            <text:p>73,278008</text:p>
          </table:table-cell>
          <table:table-cell office:value-type="float" office:value="64.957481" calcext:value-type="float">
            <text:p>64,957481</text:p>
          </table:table-cell>
          <table:table-cell office:value-type="float" office:value="84.506363" calcext:value-type="float">
            <text:p>84,506363</text:p>
          </table:table-cell>
          <table:table-cell office:value-type="float" office:value="72.453117" calcext:value-type="float">
            <text:p>72,453117</text:p>
          </table:table-cell>
          <table:table-cell office:value-type="float" office:value="64.337547" calcext:value-type="float">
            <text:p>64,337547</text:p>
          </table:table-cell>
          <table:table-cell office:value-type="float" office:value="85.401245" calcext:value-type="float">
            <text:p>85,401245</text:p>
          </table:table-cell>
          <table:table-cell office:value-type="float" office:value="72.654312" calcext:value-type="float">
            <text:p>72,654312</text:p>
          </table:table-cell>
          <table:table-cell office:value-type="float" office:value="64.504601" calcext:value-type="float">
            <text:p>64,504601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4.701767" calcext:value-type="float">
            <text:p>84,701767</text:p>
          </table:table-cell>
          <table:table-cell office:value-type="float" office:value="71.463463" calcext:value-type="float">
            <text:p>71,463463</text:p>
          </table:table-cell>
          <table:table-cell office:value-type="float" office:value="63.743679" calcext:value-type="float">
            <text:p>63,743679</text:p>
          </table:table-cell>
          <table:table-cell office:value-type="float" office:value="83.97583" calcext:value-type="float">
            <text:p>83,97583</text:p>
          </table:table-cell>
          <table:table-cell office:value-type="float" office:value="71.23568" calcext:value-type="float">
            <text:p>71,23568</text:p>
          </table:table-cell>
          <table:table-cell office:value-type="float" office:value="63.54007" calcext:value-type="float">
            <text:p>63,54007</text:p>
          </table:table-cell>
          <table:table-cell office:value-type="float" office:value="84.97541" calcext:value-type="float">
            <text:p>84,97541</text:p>
          </table:table-cell>
          <table:table-cell office:value-type="float" office:value="72.020638" calcext:value-type="float">
            <text:p>72,020638</text:p>
          </table:table-cell>
          <table:table-cell office:value-type="float" office:value="63.93792" calcext:value-type="float">
            <text:p>63,93792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69.302116" calcext:value-type="float">
            <text:p>69,302116</text:p>
          </table:table-cell>
          <table:table-cell office:value-type="float" office:value="59.446758" calcext:value-type="float">
            <text:p>59,446758</text:p>
          </table:table-cell>
          <table:table-cell office:value-type="float" office:value="52.059818" calcext:value-type="float">
            <text:p>52,059818</text:p>
          </table:table-cell>
          <table:table-cell office:value-type="float" office:value="69.263344" calcext:value-type="float">
            <text:p>69,263344</text:p>
          </table:table-cell>
          <table:table-cell office:value-type="float" office:value="59.699226" calcext:value-type="float">
            <text:p>59,699226</text:p>
          </table:table-cell>
          <table:table-cell office:value-type="float" office:value="52.257095" calcext:value-type="float">
            <text:p>52,257095</text:p>
          </table:table-cell>
          <table:table-cell office:value-type="float" office:value="68.949867" calcext:value-type="float">
            <text:p>68,949867</text:p>
          </table:table-cell>
          <table:table-cell office:value-type="float" office:value="58.943703" calcext:value-type="float">
            <text:p>58,943703</text:p>
          </table:table-cell>
          <table:table-cell office:value-type="float" office:value="51.821304" calcext:value-type="float">
            <text:p>51,821304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8.670586" calcext:value-type="float">
            <text:p>68,670586</text:p>
          </table:table-cell>
          <table:table-cell office:value-type="float" office:value="58.968277" calcext:value-type="float">
            <text:p>58,968277</text:p>
          </table:table-cell>
          <table:table-cell office:value-type="float" office:value="51.533581" calcext:value-type="float">
            <text:p>51,533581</text:p>
          </table:table-cell>
          <table:table-cell office:value-type="float" office:value="66.978546" calcext:value-type="float">
            <text:p>66,978546</text:p>
          </table:table-cell>
          <table:table-cell office:value-type="float" office:value="57.723289" calcext:value-type="float">
            <text:p>57,723289</text:p>
          </table:table-cell>
          <table:table-cell office:value-type="float" office:value="50.658756" calcext:value-type="float">
            <text:p>50,658756</text:p>
          </table:table-cell>
          <table:table-cell office:value-type="float" office:value="67.798141" calcext:value-type="float">
            <text:p>67,798141</text:p>
          </table:table-cell>
          <table:table-cell office:value-type="float" office:value="58.460831" calcext:value-type="float">
            <text:p>58,460831</text:p>
          </table:table-cell>
          <table:table-cell office:value-type="float" office:value="51.254398" calcext:value-type="float">
            <text:p>51,254398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4.316635" calcext:value-type="float">
            <text:p>74,316635</text:p>
          </table:table-cell>
          <table:table-cell office:value-type="float" office:value="55.234707" calcext:value-type="float">
            <text:p>55,234707</text:p>
          </table:table-cell>
          <table:table-cell office:value-type="float" office:value="51.573204" calcext:value-type="float">
            <text:p>51,573204</text:p>
          </table:table-cell>
          <table:table-cell office:value-type="float" office:value="77.526337" calcext:value-type="float">
            <text:p>77,526337</text:p>
          </table:table-cell>
          <table:table-cell office:value-type="float" office:value="57.460976" calcext:value-type="float">
            <text:p>57,460976</text:p>
          </table:table-cell>
          <table:table-cell office:value-type="float" office:value="53.76289" calcext:value-type="float">
            <text:p>53,76289</text:p>
          </table:table-cell>
          <table:table-cell office:value-type="float" office:value="74.397049" calcext:value-type="float">
            <text:p>74,397049</text:p>
          </table:table-cell>
          <table:table-cell office:value-type="float" office:value="55.709629" calcext:value-type="float">
            <text:p>55,709629</text:p>
          </table:table-cell>
          <table:table-cell office:value-type="float" office:value="52.014465" calcext:value-type="float">
            <text:p>52,014465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5.043098" calcext:value-type="float">
            <text:p>75,043098</text:p>
          </table:table-cell>
          <table:table-cell office:value-type="float" office:value="55.172943" calcext:value-type="float">
            <text:p>55,172943</text:p>
          </table:table-cell>
          <table:table-cell office:value-type="float" office:value="51.574333" calcext:value-type="float">
            <text:p>51,574333</text:p>
          </table:table-cell>
          <table:table-cell office:value-type="float" office:value="76.096779" calcext:value-type="float">
            <text:p>76,096779</text:p>
          </table:table-cell>
          <table:table-cell office:value-type="float" office:value="56.087978" calcext:value-type="float">
            <text:p>56,087978</text:p>
          </table:table-cell>
          <table:table-cell office:value-type="float" office:value="52.493973" calcext:value-type="float">
            <text:p>52,493973</text:p>
          </table:table-cell>
          <table:table-cell office:value-type="float" office:value="75.440002" calcext:value-type="float">
            <text:p>75,440002</text:p>
          </table:table-cell>
          <table:table-cell office:value-type="float" office:value="56.855785" calcext:value-type="float">
            <text:p>56,855785</text:p>
          </table:table-cell>
          <table:table-cell office:value-type="float" office:value="53.418667" calcext:value-type="float">
            <text:p>53,418667</text:p>
          </table:table-cell>
        </table:table-row>
        <table:table-row table:style-name="ro1">
          <table:table-cell table:style-name="ce2"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/>
          <table:table-cell table:style-name="ce3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 calcext:value-type="string">
            <text:p>Model 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 office:value-type="string" calcext:value-type="string">
            <text:p>Model 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8.287964" calcext:value-type="float">
            <text:p>88,287964</text:p>
          </table:table-cell>
          <table:table-cell office:value-type="float" office:value="83.836075" calcext:value-type="float">
            <text:p>83,836075</text:p>
          </table:table-cell>
          <table:table-cell office:value-type="float" office:value="76.171722" calcext:value-type="float">
            <text:p>76,171722</text:p>
          </table:table-cell>
          <table:table-cell office:value-type="float" office:value="88.443871" calcext:value-type="float">
            <text:p>88,443871</text:p>
          </table:table-cell>
          <table:table-cell office:value-type="float" office:value="83.54837" calcext:value-type="float">
            <text:p>83,54837</text:p>
          </table:table-cell>
          <table:table-cell office:value-type="float" office:value="75.850243" calcext:value-type="float">
            <text:p>75,850243</text:p>
          </table:table-cell>
          <table:table-cell office:value-type="float" office:value="88.339691" calcext:value-type="float">
            <text:p>88,339691</text:p>
          </table:table-cell>
          <table:table-cell office:value-type="float" office:value="83.998276" calcext:value-type="float">
            <text:p>83,998276</text:p>
          </table:table-cell>
          <table:table-cell office:value-type="float" office:value="76.137405" calcext:value-type="float">
            <text:p>76,137405</text:p>
          </table:table-cell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7.866501" calcext:value-type="float">
            <text:p>87,866501</text:p>
          </table:table-cell>
          <table:table-cell office:value-type="float" office:value="82.775078" calcext:value-type="float">
            <text:p>82,775078</text:p>
          </table:table-cell>
          <table:table-cell office:value-type="float" office:value="75.414696" calcext:value-type="float">
            <text:p>75,414696</text:p>
          </table:table-cell>
          <table:table-cell office:value-type="float" office:value="88.108612" calcext:value-type="float">
            <text:p>88,108612</text:p>
          </table:table-cell>
          <table:table-cell office:value-type="float" office:value="82.599411" calcext:value-type="float">
            <text:p>82,599411</text:p>
          </table:table-cell>
          <table:table-cell office:value-type="float" office:value="75.157967" calcext:value-type="float">
            <text:p>75,157967</text:p>
          </table:table-cell>
          <table:table-cell office:value-type="float" office:value="87.630806" calcext:value-type="float">
            <text:p>87,630806</text:p>
          </table:table-cell>
          <table:table-cell office:value-type="float" office:value="82.217461" calcext:value-type="float">
            <text:p>82,217461</text:p>
          </table:table-cell>
          <table:table-cell office:value-type="float" office:value="74.133118" calcext:value-type="float">
            <text:p>74,133118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72.265205" calcext:value-type="float">
            <text:p>72,265205</text:p>
          </table:table-cell>
          <table:table-cell office:value-type="float" office:value="65.93602" calcext:value-type="float">
            <text:p>65,93602</text:p>
          </table:table-cell>
          <table:table-cell office:value-type="float" office:value="58.229279" calcext:value-type="float">
            <text:p>58,229279</text:p>
          </table:table-cell>
          <table:table-cell office:value-type="float" office:value="71.750443" calcext:value-type="float">
            <text:p>71,750443</text:p>
          </table:table-cell>
          <table:table-cell office:value-type="float" office:value="62.510872" calcext:value-type="float">
            <text:p>62,510872</text:p>
          </table:table-cell>
          <table:table-cell office:value-type="float" office:value="57.488411" calcext:value-type="float">
            <text:p>57,488411</text:p>
          </table:table-cell>
          <table:table-cell office:value-type="float" office:value="75.035721" calcext:value-type="float">
            <text:p>75,035721</text:p>
          </table:table-cell>
          <table:table-cell office:value-type="float" office:value="63.064407" calcext:value-type="float">
            <text:p>63,064407</text:p>
          </table:table-cell>
          <table:table-cell office:value-type="float" office:value="57.799347" calcext:value-type="float">
            <text:p>57,799347</text:p>
          </table:table-cell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70.181114" calcext:value-type="float">
            <text:p>70,181114</text:p>
          </table:table-cell>
          <table:table-cell office:value-type="float" office:value="61.330456" calcext:value-type="float">
            <text:p>61,330456</text:p>
          </table:table-cell>
          <table:table-cell office:value-type="float" office:value="53.746826" calcext:value-type="float">
            <text:p>53,746826</text:p>
          </table:table-cell>
          <table:table-cell office:value-type="float" office:value="71.285721" calcext:value-type="float">
            <text:p>71,285721</text:p>
          </table:table-cell>
          <table:table-cell office:value-type="float" office:value="62.257267" calcext:value-type="float">
            <text:p>62,257267</text:p>
          </table:table-cell>
          <table:table-cell office:value-type="float" office:value="57.085831" calcext:value-type="float">
            <text:p>57,085831</text:p>
          </table:table-cell>
          <table:table-cell office:value-type="float" office:value="71.554222" calcext:value-type="float">
            <text:p>71,554222</text:p>
          </table:table-cell>
          <table:table-cell office:value-type="float" office:value="62.241936" calcext:value-type="float">
            <text:p>62,241936</text:p>
          </table:table-cell>
          <table:table-cell office:value-type="float" office:value="57.192635" calcext:value-type="float">
            <text:p>57,192635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9.428879" calcext:value-type="float">
            <text:p>79,428879</text:p>
          </table:table-cell>
          <table:table-cell office:value-type="float" office:value="60.995121" calcext:value-type="float">
            <text:p>60,995121</text:p>
          </table:table-cell>
          <table:table-cell office:value-type="float" office:value="56.448547" calcext:value-type="float">
            <text:p>56,448547</text:p>
          </table:table-cell>
          <table:table-cell office:value-type="float" office:value="85.144897" calcext:value-type="float">
            <text:p>85,144897</text:p>
          </table:table-cell>
          <table:table-cell office:value-type="float" office:value="63.72316" calcext:value-type="float">
            <text:p>63,72316</text:p>
          </table:table-cell>
          <table:table-cell office:value-type="float" office:value="59.467022" calcext:value-type="float">
            <text:p>59,467022</text:p>
          </table:table-cell>
          <table:table-cell office:value-type="float" office:value="78.597519" calcext:value-type="float">
            <text:p>78,597519</text:p>
          </table:table-cell>
          <table:table-cell office:value-type="float" office:value="60.812195" calcext:value-type="float">
            <text:p>60,812195</text:p>
          </table:table-cell>
          <table:table-cell office:value-type="float" office:value="56.367714" calcext:value-type="float">
            <text:p>56,367714</text:p>
          </table:table-cell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7.486977" calcext:value-type="float">
            <text:p>77,486977</text:p>
          </table:table-cell>
          <table:table-cell office:value-type="float" office:value="58.312477" calcext:value-type="float">
            <text:p>58,312477</text:p>
          </table:table-cell>
          <table:table-cell office:value-type="float" office:value="54.699238" calcext:value-type="float">
            <text:p>54,699238</text:p>
          </table:table-cell>
          <table:table-cell office:value-type="float" office:value="81.437737" calcext:value-type="float">
            <text:p>81,437737</text:p>
          </table:table-cell>
          <table:table-cell office:value-type="float" office:value="61.855453" calcext:value-type="float">
            <text:p>61,855453</text:p>
          </table:table-cell>
          <table:table-cell office:value-type="float" office:value="57.707684" calcext:value-type="float">
            <text:p>57,707684</text:p>
          </table:table-cell>
          <table:table-cell office:value-type="float" office:value="81.338539" calcext:value-type="float">
            <text:p>81,338539</text:p>
          </table:table-cell>
          <table:table-cell office:value-type="float" office:value="59.633362" calcext:value-type="float">
            <text:p>59,633362</text:p>
          </table:table-cell>
          <table:table-cell office:value-type="float" office:value="55.674828" calcext:value-type="float">
            <text:p>55,674828</text:p>
          </table:table-cell>
        </table:table-row>
        <table:table-row table:style-name="ro1">
          <table:table-cell table:style-name="ce2"/>
          <table:table-cell office:value-type="string" calcext:value-type="string">
            <text:p>detection_3d AP</text:p>
          </table:table-cell>
          <table:table-cell table:style-name="ce5" table:number-columns-repeated="9"/>
          <table:table-cell/>
          <table:table-cell table:style-name="ce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5.452309" calcext:value-type="float">
            <text:p>85,452309</text:p>
          </table:table-cell>
          <table:table-cell office:value-type="float" office:value="73.241859" calcext:value-type="float">
            <text:p>73,241859</text:p>
          </table:table-cell>
          <table:table-cell office:value-type="float" office:value="64.930244" calcext:value-type="float">
            <text:p>64,930244</text:p>
          </table:table-cell>
          <table:table-cell office:value-type="float" office:value="84.851067" calcext:value-type="float">
            <text:p>84,851067</text:p>
          </table:table-cell>
          <table:table-cell office:value-type="float" office:value="72.495895" calcext:value-type="float">
            <text:p>72,495895</text:p>
          </table:table-cell>
          <table:table-cell office:value-type="float" office:value="64.420547" calcext:value-type="float">
            <text:p>64,420547</text:p>
          </table:table-cell>
          <table:table-cell office:value-type="float" office:value="85.071793" calcext:value-type="float">
            <text:p>85,071793</text:p>
          </table:table-cell>
          <table:table-cell office:value-type="float" office:value="72.497581" calcext:value-type="float">
            <text:p>72,497581</text:p>
          </table:table-cell>
          <table:table-cell office:value-type="float" office:value="64.370926" calcext:value-type="float">
            <text:p>64,370926</text:p>
          </table:table-cell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4.32019" calcext:value-type="float">
            <text:p>84,32019</text:p>
          </table:table-cell>
          <table:table-cell office:value-type="float" office:value="71.829277" calcext:value-type="float">
            <text:p>71,829277</text:p>
          </table:table-cell>
          <table:table-cell office:value-type="float" office:value="63.928497" calcext:value-type="float">
            <text:p>63,928497</text:p>
          </table:table-cell>
          <table:table-cell office:value-type="float" office:value="83.663635" calcext:value-type="float">
            <text:p>83,663635</text:p>
          </table:table-cell>
          <table:table-cell office:value-type="float" office:value="70.245689" calcext:value-type="float">
            <text:p>70,245689</text:p>
          </table:table-cell>
          <table:table-cell office:value-type="float" office:value="63.069256" calcext:value-type="float">
            <text:p>63,069256</text:p>
          </table:table-cell>
          <table:table-cell office:value-type="float" office:value="83.088585" calcext:value-type="float">
            <text:p>83,088585</text:p>
          </table:table-cell>
          <table:table-cell office:value-type="float" office:value="69.260612" calcext:value-type="float">
            <text:p>69,260612</text:p>
          </table:table-cell>
          <table:table-cell office:value-type="float" office:value="62.615143" calcext:value-type="float">
            <text:p>62,615143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9.062843" calcext:value-type="float">
            <text:p>69,062843</text:p>
          </table:table-cell>
          <table:table-cell office:value-type="float" office:value="59.744637" calcext:value-type="float">
            <text:p>59,744637</text:p>
          </table:table-cell>
          <table:table-cell office:value-type="float" office:value="52.264572" calcext:value-type="float">
            <text:p>52,264572</text:p>
          </table:table-cell>
          <table:table-cell office:value-type="float" office:value="67.862648" calcext:value-type="float">
            <text:p>67,862648</text:p>
          </table:table-cell>
          <table:table-cell office:value-type="float" office:value="58.638805" calcext:value-type="float">
            <text:p>58,638805</text:p>
          </table:table-cell>
          <table:table-cell office:value-type="float" office:value="51.418922" calcext:value-type="float">
            <text:p>51,418922</text:p>
          </table:table-cell>
          <table:table-cell office:value-type="float" office:value="68.924355" calcext:value-type="float">
            <text:p>68,924355</text:p>
          </table:table-cell>
          <table:table-cell office:value-type="float" office:value="59.1087" calcext:value-type="float">
            <text:p>59,1087</text:p>
          </table:table-cell>
          <table:table-cell office:value-type="float" office:value="51.566635" calcext:value-type="float">
            <text:p>51,566635</text:p>
          </table:table-cell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6.350594" calcext:value-type="float">
            <text:p>66,350594</text:p>
          </table:table-cell>
          <table:table-cell office:value-type="float" office:value="56.419163" calcext:value-type="float">
            <text:p>56,419163</text:p>
          </table:table-cell>
          <table:table-cell office:value-type="float" office:value="50.073414" calcext:value-type="float">
            <text:p>50,073414</text:p>
          </table:table-cell>
          <table:table-cell office:value-type="float" office:value="66.951302" calcext:value-type="float">
            <text:p>66,951302</text:p>
          </table:table-cell>
          <table:table-cell office:value-type="float" office:value="57.513599" calcext:value-type="float">
            <text:p>57,513599</text:p>
          </table:table-cell>
          <table:table-cell office:value-type="float" office:value="50.630402" calcext:value-type="float">
            <text:p>50,630402</text:p>
          </table:table-cell>
          <table:table-cell office:value-type="float" office:value="67.216431" calcext:value-type="float">
            <text:p>67,216431</text:p>
          </table:table-cell>
          <table:table-cell office:value-type="float" office:value="57.585865" calcext:value-type="float">
            <text:p>57,585865</text:p>
          </table:table-cell>
          <table:table-cell office:value-type="float" office:value="50.8195" calcext:value-type="float">
            <text:p>50,8195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6.111542" calcext:value-type="float">
            <text:p>76,111542</text:p>
          </table:table-cell>
          <table:table-cell office:value-type="float" office:value="56.453941" calcext:value-type="float">
            <text:p>56,453941</text:p>
          </table:table-cell>
          <table:table-cell office:value-type="float" office:value="52.64399" calcext:value-type="float">
            <text:p>52,64399</text:p>
          </table:table-cell>
          <table:table-cell office:value-type="float" office:value="82.101212" calcext:value-type="float">
            <text:p>82,101212</text:p>
          </table:table-cell>
          <table:table-cell office:value-type="float" office:value="60.137688" calcext:value-type="float">
            <text:p>60,137688</text:p>
          </table:table-cell>
          <table:table-cell office:value-type="float" office:value="56.365185" calcext:value-type="float">
            <text:p>56,365185</text:p>
          </table:table-cell>
          <table:table-cell office:value-type="float" office:value="73.639999" calcext:value-type="float">
            <text:p>73,639999</text:p>
          </table:table-cell>
          <table:table-cell office:value-type="float" office:value="55.387806" calcext:value-type="float">
            <text:p>55,387806</text:p>
          </table:table-cell>
          <table:table-cell office:value-type="float" office:value="52.11491" calcext:value-type="float">
            <text:p>52,11491</text:p>
          </table:table-cell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0.822426" calcext:value-type="float">
            <text:p>70,822426</text:p>
          </table:table-cell>
          <table:table-cell office:value-type="float" office:value="52.951992" calcext:value-type="float">
            <text:p>52,951992</text:p>
          </table:table-cell>
          <table:table-cell office:value-type="float" office:value="48.681232" calcext:value-type="float">
            <text:p>48,681232</text:p>
          </table:table-cell>
          <table:table-cell office:value-type="float" office:value="74.378464" calcext:value-type="float">
            <text:p>74,378464</text:p>
          </table:table-cell>
          <table:table-cell office:value-type="float" office:value="55.737507" calcext:value-type="float">
            <text:p>55,737507</text:p>
          </table:table-cell>
          <table:table-cell office:value-type="float" office:value="52.305847" calcext:value-type="float">
            <text:p>52,305847</text:p>
          </table:table-cell>
          <table:table-cell office:value-type="float" office:value="76.993736" calcext:value-type="float">
            <text:p>76,993736</text:p>
          </table:table-cell>
          <table:table-cell office:value-type="float" office:value="54.804657" calcext:value-type="float">
            <text:p>54,804657</text:p>
          </table:table-cell>
          <table:table-cell office:value-type="float" office:value="50.533569" calcext:value-type="float">
            <text:p>50,533569</text:p>
          </table:table-cell>
        </table:table-row>
        <table:table-row table:style-name="ro1">
          <table:table-cell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/>
          <table:table-cell table:style-name="ce4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office:value-type="string" calcext:value-type="string">
            <text:p>Model 3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office:value-type="string" calcext:value-type="string">
            <text:p>Model 3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8.265366" calcext:value-type="float">
            <text:p>88,265366</text:p>
          </table:table-cell>
          <table:table-cell office:value-type="float" office:value="83.681938" calcext:value-type="float">
            <text:p>83,681938</text:p>
          </table:table-cell>
          <table:table-cell office:value-type="float" office:value="76.026001" calcext:value-type="float">
            <text:p>76,026001</text:p>
          </table:table-cell>
          <table:table-cell office:value-type="float" office:value="88.097328" calcext:value-type="float">
            <text:p>88,097328</text:p>
          </table:table-cell>
          <table:table-cell office:value-type="float" office:value="83.21611" calcext:value-type="float">
            <text:p>83,21611</text:p>
          </table:table-cell>
          <table:table-cell office:value-type="float" office:value="75.604919" calcext:value-type="float">
            <text:p>75,604919</text:p>
          </table:table-cell>
          <table:table-cell office:value-type="float" office:value="88.222023" calcext:value-type="float">
            <text:p>88,222023</text:p>
          </table:table-cell>
          <table:table-cell office:value-type="float" office:value="84.02636" calcext:value-type="float">
            <text:p>84,02636</text:p>
          </table:table-cell>
          <table:table-cell office:value-type="float" office:value="76.063515" calcext:value-type="float">
            <text:p>76,063515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7.973305" calcext:value-type="float">
            <text:p>87,973305</text:p>
          </table:table-cell>
          <table:table-cell office:value-type="float" office:value="82.898163" calcext:value-type="float">
            <text:p>82,898163</text:p>
          </table:table-cell>
          <table:table-cell office:value-type="float" office:value="75.548134" calcext:value-type="float">
            <text:p>75,548134</text:p>
          </table:table-cell>
          <table:table-cell office:value-type="float" office:value="87.899902" calcext:value-type="float">
            <text:p>87,899902</text:p>
          </table:table-cell>
          <table:table-cell office:value-type="float" office:value="82.60704" calcext:value-type="float">
            <text:p>82,60704</text:p>
          </table:table-cell>
          <table:table-cell office:value-type="float" office:value="74.820229" calcext:value-type="float">
            <text:p>74,820229</text:p>
          </table:table-cell>
          <table:table-cell office:value-type="float" office:value="87.625542" calcext:value-type="float">
            <text:p>87,625542</text:p>
          </table:table-cell>
          <table:table-cell office:value-type="float" office:value="82.710197" calcext:value-type="float">
            <text:p>82,710197</text:p>
          </table:table-cell>
          <table:table-cell office:value-type="float" office:value="75.096886" calcext:value-type="float">
            <text:p>75,096886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71.182564" calcext:value-type="float">
            <text:p>71,182564</text:p>
          </table:table-cell>
          <table:table-cell office:value-type="float" office:value="62.082951" calcext:value-type="float">
            <text:p>62,082951</text:p>
          </table:table-cell>
          <table:table-cell office:value-type="float" office:value="57.149624" calcext:value-type="float">
            <text:p>57,149624</text:p>
          </table:table-cell>
          <table:table-cell office:value-type="float" office:value="71.62632" calcext:value-type="float">
            <text:p>71,62632</text:p>
          </table:table-cell>
          <table:table-cell office:value-type="float" office:value="62.474602" calcext:value-type="float">
            <text:p>62,474602</text:p>
          </table:table-cell>
          <table:table-cell office:value-type="float" office:value="57.224037" calcext:value-type="float">
            <text:p>57,224037</text:p>
          </table:table-cell>
          <table:table-cell office:value-type="float" office:value="74.83075" calcext:value-type="float">
            <text:p>74,83075</text:p>
          </table:table-cell>
          <table:table-cell office:value-type="float" office:value="65.704765" calcext:value-type="float">
            <text:p>65,704765</text:p>
          </table:table-cell>
          <table:table-cell office:value-type="float" office:value="58.070408" calcext:value-type="float">
            <text:p>58,070408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70.992157" calcext:value-type="float">
            <text:p>70,992157</text:p>
          </table:table-cell>
          <table:table-cell office:value-type="float" office:value="61.736809" calcext:value-type="float">
            <text:p>61,736809</text:p>
          </table:table-cell>
          <table:table-cell office:value-type="float" office:value="56.65258" calcext:value-type="float">
            <text:p>56,65258</text:p>
          </table:table-cell>
          <table:table-cell office:value-type="float" office:value="70.692978" calcext:value-type="float">
            <text:p>70,692978</text:p>
          </table:table-cell>
          <table:table-cell office:value-type="float" office:value="61.586208" calcext:value-type="float">
            <text:p>61,586208</text:p>
          </table:table-cell>
          <table:table-cell office:value-type="float" office:value="56.561272" calcext:value-type="float">
            <text:p>56,561272</text:p>
          </table:table-cell>
          <table:table-cell office:value-type="float" office:value="71.052963" calcext:value-type="float">
            <text:p>71,052963</text:p>
          </table:table-cell>
          <table:table-cell office:value-type="float" office:value="61.715363" calcext:value-type="float">
            <text:p>61,715363</text:p>
          </table:table-cell>
          <table:table-cell office:value-type="float" office:value="56.722919" calcext:value-type="float">
            <text:p>56,722919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80.519554" calcext:value-type="float">
            <text:p>80,519554</text:p>
          </table:table-cell>
          <table:table-cell office:value-type="float" office:value="61.126209" calcext:value-type="float">
            <text:p>61,126209</text:p>
          </table:table-cell>
          <table:table-cell office:value-type="float" office:value="57.114792" calcext:value-type="float">
            <text:p>57,114792</text:p>
          </table:table-cell>
          <table:table-cell office:value-type="float" office:value="79.591789" calcext:value-type="float">
            <text:p>79,591789</text:p>
          </table:table-cell>
          <table:table-cell office:value-type="float" office:value="59.143375" calcext:value-type="float">
            <text:p>59,143375</text:p>
          </table:table-cell>
          <table:table-cell office:value-type="float" office:value="56.057503" calcext:value-type="float">
            <text:p>56,057503</text:p>
          </table:table-cell>
          <table:table-cell office:value-type="float" office:value="73.619858" calcext:value-type="float">
            <text:p>73,619858</text:p>
          </table:table-cell>
          <table:table-cell office:value-type="float" office:value="56.055576" calcext:value-type="float">
            <text:p>56,055576</text:p>
          </table:table-cell>
          <table:table-cell office:value-type="float" office:value="52.599007" calcext:value-type="float">
            <text:p>52,599007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9.227959" calcext:value-type="float">
            <text:p>79,227959</text:p>
          </table:table-cell>
          <table:table-cell office:value-type="float" office:value="58.840698" calcext:value-type="float">
            <text:p>58,840698</text:p>
          </table:table-cell>
          <table:table-cell office:value-type="float" office:value="55.575638" calcext:value-type="float">
            <text:p>55,575638</text:p>
          </table:table-cell>
          <table:table-cell office:value-type="float" office:value="80.157677" calcext:value-type="float">
            <text:p>80,157677</text:p>
          </table:table-cell>
          <table:table-cell office:value-type="float" office:value="59.409405" calcext:value-type="float">
            <text:p>59,409405</text:p>
          </table:table-cell>
          <table:table-cell office:value-type="float" office:value="56.123596" calcext:value-type="float">
            <text:p>56,123596</text:p>
          </table:table-cell>
          <table:table-cell office:value-type="float" office:value="78.922966" calcext:value-type="float">
            <text:p>78,922966</text:p>
          </table:table-cell>
          <table:table-cell office:value-type="float" office:value="58.399975" calcext:value-type="float">
            <text:p>58,399975</text:p>
          </table:table-cell>
          <table:table-cell office:value-type="float" office:value="54.588425" calcext:value-type="float">
            <text:p>54,588425</text:p>
          </table:table-cell>
        </table:table-row>
        <table:table-row table:style-name="ro1">
          <table:table-cell/>
          <table:table-cell office:value-type="string" calcext:value-type="string">
            <text:p>detection_3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5.578064" calcext:value-type="float">
            <text:p>85,578064</text:p>
          </table:table-cell>
          <table:table-cell office:value-type="float" office:value="73.370117" calcext:value-type="float">
            <text:p>73,370117</text:p>
          </table:table-cell>
          <table:table-cell office:value-type="float" office:value="65.056938" calcext:value-type="float">
            <text:p>65,056938</text:p>
          </table:table-cell>
          <table:table-cell office:value-type="float" office:value="84.64064" calcext:value-type="float">
            <text:p>84,64064</text:p>
          </table:table-cell>
          <table:table-cell office:value-type="float" office:value="72.65213" calcext:value-type="float">
            <text:p>72,65213</text:p>
          </table:table-cell>
          <table:table-cell office:value-type="float" office:value="64.515533" calcext:value-type="float">
            <text:p>64,515533</text:p>
          </table:table-cell>
          <table:table-cell office:value-type="float" office:value="85.270058" calcext:value-type="float">
            <text:p>85,270058</text:p>
          </table:table-cell>
          <table:table-cell office:value-type="float" office:value="72.536293" calcext:value-type="float">
            <text:p>72,536293</text:p>
          </table:table-cell>
          <table:table-cell office:value-type="float" office:value="64.452942" calcext:value-type="float">
            <text:p>64,452942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4.380898" calcext:value-type="float">
            <text:p>84,380898</text:p>
          </table:table-cell>
          <table:table-cell office:value-type="float" office:value="70.976051" calcext:value-type="float">
            <text:p>70,976051</text:p>
          </table:table-cell>
          <table:table-cell office:value-type="float" office:value="63.440216" calcext:value-type="float">
            <text:p>63,440216</text:p>
          </table:table-cell>
          <table:table-cell office:value-type="float" office:value="82.992516" calcext:value-type="float">
            <text:p>82,992516</text:p>
          </table:table-cell>
          <table:table-cell office:value-type="float" office:value="69.533157" calcext:value-type="float">
            <text:p>69,533157</text:p>
          </table:table-cell>
          <table:table-cell office:value-type="float" office:value="62.860306" calcext:value-type="float">
            <text:p>62,860306</text:p>
          </table:table-cell>
          <table:table-cell office:value-type="float" office:value="83.717941" calcext:value-type="float">
            <text:p>83,717941</text:p>
          </table:table-cell>
          <table:table-cell office:value-type="float" office:value="70.50914" calcext:value-type="float">
            <text:p>70,50914</text:p>
          </table:table-cell>
          <table:table-cell office:value-type="float" office:value="63.192886" calcext:value-type="float">
            <text:p>63,192886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68.409821" calcext:value-type="float">
            <text:p>68,409821</text:p>
          </table:table-cell>
          <table:table-cell office:value-type="float" office:value="59.05896" calcext:value-type="float">
            <text:p>59,05896</text:p>
          </table:table-cell>
          <table:table-cell office:value-type="float" office:value="51.769691" calcext:value-type="float">
            <text:p>51,769691</text:p>
          </table:table-cell>
          <table:table-cell office:value-type="float" office:value="68.216034" calcext:value-type="float">
            <text:p>68,216034</text:p>
          </table:table-cell>
          <table:table-cell office:value-type="float" office:value="58.862579" calcext:value-type="float">
            <text:p>58,862579</text:p>
          </table:table-cell>
          <table:table-cell office:value-type="float" office:value="51.477821" calcext:value-type="float">
            <text:p>51,477821</text:p>
          </table:table-cell>
          <table:table-cell office:value-type="float" office:value="69.065262" calcext:value-type="float">
            <text:p>69,065262</text:p>
          </table:table-cell>
          <table:table-cell office:value-type="float" office:value="59.70509" calcext:value-type="float">
            <text:p>59,70509</text:p>
          </table:table-cell>
          <table:table-cell office:value-type="float" office:value="52.176434" calcext:value-type="float">
            <text:p>52,176434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6.175423" calcext:value-type="float">
            <text:p>66,175423</text:p>
          </table:table-cell>
          <table:table-cell office:value-type="float" office:value="56.58532" calcext:value-type="float">
            <text:p>56,58532</text:p>
          </table:table-cell>
          <table:table-cell office:value-type="float" office:value="49.726383" calcext:value-type="float">
            <text:p>49,726383</text:p>
          </table:table-cell>
          <table:table-cell office:value-type="float" office:value="66.946815" calcext:value-type="float">
            <text:p>66,946815</text:p>
          </table:table-cell>
          <table:table-cell office:value-type="float" office:value="57.217892" calcext:value-type="float">
            <text:p>57,217892</text:p>
          </table:table-cell>
          <table:table-cell office:value-type="float" office:value="50.408649" calcext:value-type="float">
            <text:p>50,408649</text:p>
          </table:table-cell>
          <table:table-cell office:value-type="float" office:value="67.123398" calcext:value-type="float">
            <text:p>67,123398</text:p>
          </table:table-cell>
          <table:table-cell office:value-type="float" office:value="57.524906" calcext:value-type="float">
            <text:p>57,524906</text:p>
          </table:table-cell>
          <table:table-cell office:value-type="float" office:value="50.430923" calcext:value-type="float">
            <text:p>50,430923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6.847572" calcext:value-type="float">
            <text:p>76,847572</text:p>
          </table:table-cell>
          <table:table-cell office:value-type="float" office:value="56.544243" calcext:value-type="float">
            <text:p>56,544243</text:p>
          </table:table-cell>
          <table:table-cell office:value-type="float" office:value="52.757538" calcext:value-type="float">
            <text:p>52,757538</text:p>
          </table:table-cell>
          <table:table-cell office:value-type="float" office:value="75.73777" calcext:value-type="float">
            <text:p>75,73777</text:p>
          </table:table-cell>
          <table:table-cell office:value-type="float" office:value="57.158249" calcext:value-type="float">
            <text:p>57,158249</text:p>
          </table:table-cell>
          <table:table-cell office:value-type="float" office:value="53.574574" calcext:value-type="float">
            <text:p>53,574574</text:p>
          </table:table-cell>
          <table:table-cell office:value-type="float" office:value="69.874069" calcext:value-type="float">
            <text:p>69,874069</text:p>
          </table:table-cell>
          <table:table-cell office:value-type="float" office:value="52.600986" calcext:value-type="float">
            <text:p>52,600986</text:p>
          </table:table-cell>
          <table:table-cell office:value-type="float" office:value="48.597633" calcext:value-type="float">
            <text:p>48,597633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6.974876" calcext:value-type="float">
            <text:p>76,974876</text:p>
          </table:table-cell>
          <table:table-cell office:value-type="float" office:value="56.576561" calcext:value-type="float">
            <text:p>56,576561</text:p>
          </table:table-cell>
          <table:table-cell office:value-type="float" office:value="52.935177" calcext:value-type="float">
            <text:p>52,935177</text:p>
          </table:table-cell>
          <table:table-cell office:value-type="float" office:value="77.014198" calcext:value-type="float">
            <text:p>77,014198</text:p>
          </table:table-cell>
          <table:table-cell office:value-type="float" office:value="56.815647" calcext:value-type="float">
            <text:p>56,815647</text:p>
          </table:table-cell>
          <table:table-cell office:value-type="float" office:value="53.106339" calcext:value-type="float">
            <text:p>53,106339</text:p>
          </table:table-cell>
          <table:table-cell office:value-type="float" office:value="72.899612" calcext:value-type="float">
            <text:p>72,899612</text:p>
          </table:table-cell>
          <table:table-cell office:value-type="float" office:value="54.767632" calcext:value-type="float">
            <text:p>54,767632</text:p>
          </table:table-cell>
          <table:table-cell office:value-type="float" office:value="51.086216" calcext:value-type="float">
            <text:p>51,086216</text:p>
          </table:table-cell>
        </table:table-row>
        <table:table-row table:style-name="ro1">
          <table:table-cell/>
          <table:table-cell office:value-type="string" calcext:value-type="string">
            <text:p>Average time</text:p>
          </table:table-cell>
          <table:table-cell office:value-type="float" office:value="0.0307195303722" calcext:value-type="float">
            <text:p>0,0307195304</text:p>
          </table:table-cell>
          <table:table-cell table:number-columns-repeated="10"/>
          <table:table-cell office:value-type="string" calcext:value-type="string">
            <text:p>Average time</text:p>
          </table:table-cell>
          <table:table-cell office:value-type="float" office:value="0.044813664494" calcext:value-type="float">
            <text:p>0,0448136645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-Net– no ensemble</text:p>
          </table:table-cell>
          <table:table-cell table:style-name="ce1" table:number-columns-repeated="10"/>
          <table:table-cell/>
          <table:table-cell office:value-type="string" calcext:value-type="string">
            <text:p>Only T-Net ensemble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office:value-type="string" calcext:value-type="string">
            <text:p>Model 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office:value-type="string" calcext:value-type="string">
            <text:p>Model 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8.327087" calcext:value-type="float">
            <text:p>88,327087</text:p>
          </table:table-cell>
          <table:table-cell office:value-type="float" office:value="83.942299" calcext:value-type="float">
            <text:p>83,942299</text:p>
          </table:table-cell>
          <table:table-cell office:value-type="float" office:value="76.270866" calcext:value-type="float">
            <text:p>76,270866</text:p>
          </table:table-cell>
          <table:table-cell office:value-type="float" office:value="88.30616" calcext:value-type="float">
            <text:p>88,30616</text:p>
          </table:table-cell>
          <table:table-cell office:value-type="float" office:value="84.154411" calcext:value-type="float">
            <text:p>84,154411</text:p>
          </table:table-cell>
          <table:table-cell office:value-type="float" office:value="76.105347" calcext:value-type="float">
            <text:p>76,105347</text:p>
          </table:table-cell>
          <table:table-cell office:value-type="float" office:value="88.455009" calcext:value-type="float">
            <text:p>88,455009</text:p>
          </table:table-cell>
          <table:table-cell office:value-type="float" office:value="84.36573" calcext:value-type="float">
            <text:p>84,36573</text:p>
          </table:table-cell>
          <table:table-cell office:value-type="float" office:value="76.36071" calcext:value-type="float">
            <text:p>76,36071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8.205162" calcext:value-type="float">
            <text:p>88,205162</text:p>
          </table:table-cell>
          <table:table-cell office:value-type="float" office:value="82.769302" calcext:value-type="float">
            <text:p>82,769302</text:p>
          </table:table-cell>
          <table:table-cell office:value-type="float" office:value="75.023537" calcext:value-type="float">
            <text:p>75,023537</text:p>
          </table:table-cell>
          <table:table-cell office:value-type="float" office:value="87.87571" calcext:value-type="float">
            <text:p>87,87571</text:p>
          </table:table-cell>
          <table:table-cell office:value-type="float" office:value="82.403442" calcext:value-type="float">
            <text:p>82,403442</text:p>
          </table:table-cell>
          <table:table-cell office:value-type="float" office:value="74.398857" calcext:value-type="float">
            <text:p>74,398857</text:p>
          </table:table-cell>
          <table:table-cell office:value-type="float" office:value="87.914787" calcext:value-type="float">
            <text:p>87,914787</text:p>
          </table:table-cell>
          <table:table-cell office:value-type="float" office:value="82.473984" calcext:value-type="float">
            <text:p>82,473984</text:p>
          </table:table-cell>
          <table:table-cell office:value-type="float" office:value="74.64991" calcext:value-type="float">
            <text:p>74,64991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75.152153" calcext:value-type="float">
            <text:p>75,152153</text:p>
          </table:table-cell>
          <table:table-cell office:value-type="float" office:value="65.887611" calcext:value-type="float">
            <text:p>65,887611</text:p>
          </table:table-cell>
          <table:table-cell office:value-type="float" office:value="58.38139" calcext:value-type="float">
            <text:p>58,38139</text:p>
          </table:table-cell>
          <table:table-cell office:value-type="float" office:value="73.237061" calcext:value-type="float">
            <text:p>73,237061</text:p>
          </table:table-cell>
          <table:table-cell office:value-type="float" office:value="66.570839" calcext:value-type="float">
            <text:p>66,570839</text:p>
          </table:table-cell>
          <table:table-cell office:value-type="float" office:value="58.668621" calcext:value-type="float">
            <text:p>58,668621</text:p>
          </table:table-cell>
          <table:table-cell office:value-type="float" office:value="75.161324" calcext:value-type="float">
            <text:p>75,161324</text:p>
          </table:table-cell>
          <table:table-cell office:value-type="float" office:value="63.159351" calcext:value-type="float">
            <text:p>63,159351</text:p>
          </table:table-cell>
          <table:table-cell office:value-type="float" office:value="58.090092" calcext:value-type="float">
            <text:p>58,090092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72.457275" calcext:value-type="float">
            <text:p>72,457275</text:p>
          </table:table-cell>
          <table:table-cell office:value-type="float" office:value="62.802322" calcext:value-type="float">
            <text:p>62,802322</text:p>
          </table:table-cell>
          <table:table-cell office:value-type="float" office:value="57.703434" calcext:value-type="float">
            <text:p>57,703434</text:p>
          </table:table-cell>
          <table:table-cell office:value-type="float" office:value="69.215294" calcext:value-type="float">
            <text:p>69,215294</text:p>
          </table:table-cell>
          <table:table-cell office:value-type="float" office:value="60.547329" calcext:value-type="float">
            <text:p>60,547329</text:p>
          </table:table-cell>
          <table:table-cell office:value-type="float" office:value="53.000355" calcext:value-type="float">
            <text:p>53,000355</text:p>
          </table:table-cell>
          <table:table-cell office:value-type="float" office:value="71.586182" calcext:value-type="float">
            <text:p>71,586182</text:p>
          </table:table-cell>
          <table:table-cell office:value-type="float" office:value="62.534325" calcext:value-type="float">
            <text:p>62,534325</text:p>
          </table:table-cell>
          <table:table-cell office:value-type="float" office:value="57.287037" calcext:value-type="float">
            <text:p>57,287037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82.699699" calcext:value-type="float">
            <text:p>82,699699</text:p>
          </table:table-cell>
          <table:table-cell office:value-type="float" office:value="62.407333" calcext:value-type="float">
            <text:p>62,407333</text:p>
          </table:table-cell>
          <table:table-cell office:value-type="float" office:value="58.339489" calcext:value-type="float">
            <text:p>58,339489</text:p>
          </table:table-cell>
          <table:table-cell office:value-type="float" office:value="81.902161" calcext:value-type="float">
            <text:p>81,902161</text:p>
          </table:table-cell>
          <table:table-cell office:value-type="float" office:value="60.280098" calcext:value-type="float">
            <text:p>60,280098</text:p>
          </table:table-cell>
          <table:table-cell office:value-type="float" office:value="56.96199" calcext:value-type="float">
            <text:p>56,96199</text:p>
          </table:table-cell>
          <table:table-cell office:value-type="float" office:value="82.070908" calcext:value-type="float">
            <text:p>82,070908</text:p>
          </table:table-cell>
          <table:table-cell office:value-type="float" office:value="62.039501" calcext:value-type="float">
            <text:p>62,039501</text:p>
          </table:table-cell>
          <table:table-cell office:value-type="float" office:value="57.806484" calcext:value-type="float">
            <text:p>57,806484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8.626251" calcext:value-type="float">
            <text:p>78,626251</text:p>
          </table:table-cell>
          <table:table-cell office:value-type="float" office:value="58.042019" calcext:value-type="float">
            <text:p>58,042019</text:p>
          </table:table-cell>
          <table:table-cell office:value-type="float" office:value="54.247581" calcext:value-type="float">
            <text:p>54,247581</text:p>
          </table:table-cell>
          <table:table-cell office:value-type="float" office:value="78.590317" calcext:value-type="float">
            <text:p>78,590317</text:p>
          </table:table-cell>
          <table:table-cell office:value-type="float" office:value="58.259869" calcext:value-type="float">
            <text:p>58,259869</text:p>
          </table:table-cell>
          <table:table-cell office:value-type="float" office:value="54.696178" calcext:value-type="float">
            <text:p>54,696178</text:p>
          </table:table-cell>
          <table:table-cell office:value-type="float" office:value="75.886818" calcext:value-type="float">
            <text:p>75,886818</text:p>
          </table:table-cell>
          <table:table-cell office:value-type="float" office:value="56.962482" calcext:value-type="float">
            <text:p>56,962482</text:p>
          </table:table-cell>
          <table:table-cell office:value-type="float" office:value="53.132595" calcext:value-type="float">
            <text:p>53,132595</text:p>
          </table:table-cell>
        </table:table-row>
        <table:table-row table:style-name="ro1">
          <table:table-cell/>
          <table:table-cell office:value-type="string" calcext:value-type="string">
            <text:p>detection_3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5.685387" calcext:value-type="float">
            <text:p>85,685387</text:p>
          </table:table-cell>
          <table:table-cell office:value-type="float" office:value="73.278107" calcext:value-type="float">
            <text:p>73,278107</text:p>
          </table:table-cell>
          <table:table-cell office:value-type="float" office:value="65.059494" calcext:value-type="float">
            <text:p>65,059494</text:p>
          </table:table-cell>
          <table:table-cell office:value-type="float" office:value="84.530815" calcext:value-type="float">
            <text:p>84,530815</text:p>
          </table:table-cell>
          <table:table-cell office:value-type="float" office:value="72.605118" calcext:value-type="float">
            <text:p>72,605118</text:p>
          </table:table-cell>
          <table:table-cell office:value-type="float" office:value="64.542679" calcext:value-type="float">
            <text:p>64,542679</text:p>
          </table:table-cell>
          <table:table-cell office:value-type="float" office:value="85.587257" calcext:value-type="float">
            <text:p>85,587257</text:p>
          </table:table-cell>
          <table:table-cell office:value-type="float" office:value="73.041626" calcext:value-type="float">
            <text:p>73,041626</text:p>
          </table:table-cell>
          <table:table-cell office:value-type="float" office:value="64.872269" calcext:value-type="float">
            <text:p>64,872269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4.69738" calcext:value-type="float">
            <text:p>84,69738</text:p>
          </table:table-cell>
          <table:table-cell office:value-type="float" office:value="71.544151" calcext:value-type="float">
            <text:p>71,544151</text:p>
          </table:table-cell>
          <table:table-cell office:value-type="float" office:value="63.645786" calcext:value-type="float">
            <text:p>63,645786</text:p>
          </table:table-cell>
          <table:table-cell office:value-type="float" office:value="83.590492" calcext:value-type="float">
            <text:p>83,590492</text:p>
          </table:table-cell>
          <table:table-cell office:value-type="float" office:value="70.925888" calcext:value-type="float">
            <text:p>70,925888</text:p>
          </table:table-cell>
          <table:table-cell office:value-type="float" office:value="63.284492" calcext:value-type="float">
            <text:p>63,284492</text:p>
          </table:table-cell>
          <table:table-cell office:value-type="float" office:value="84.220253" calcext:value-type="float">
            <text:p>84,220253</text:p>
          </table:table-cell>
          <table:table-cell office:value-type="float" office:value="70.73349" calcext:value-type="float">
            <text:p>70,73349</text:p>
          </table:table-cell>
          <table:table-cell office:value-type="float" office:value="63.283775" calcext:value-type="float">
            <text:p>63,283775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68.665421" calcext:value-type="float">
            <text:p>68,665421</text:p>
          </table:table-cell>
          <table:table-cell office:value-type="float" office:value="59.334641" calcext:value-type="float">
            <text:p>59,334641</text:p>
          </table:table-cell>
          <table:table-cell office:value-type="float" office:value="51.89529" calcext:value-type="float">
            <text:p>51,89529</text:p>
          </table:table-cell>
          <table:table-cell office:value-type="float" office:value="68.014046" calcext:value-type="float">
            <text:p>68,014046</text:p>
          </table:table-cell>
          <table:table-cell office:value-type="float" office:value="58.95483" calcext:value-type="float">
            <text:p>58,95483</text:p>
          </table:table-cell>
          <table:table-cell office:value-type="float" office:value="51.724796" calcext:value-type="float">
            <text:p>51,724796</text:p>
          </table:table-cell>
          <table:table-cell office:value-type="float" office:value="69.355667" calcext:value-type="float">
            <text:p>69,355667</text:p>
          </table:table-cell>
          <table:table-cell office:value-type="float" office:value="59.803318" calcext:value-type="float">
            <text:p>59,803318</text:p>
          </table:table-cell>
          <table:table-cell office:value-type="float" office:value="52.160515" calcext:value-type="float">
            <text:p>52,160515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8.465553" calcext:value-type="float">
            <text:p>68,465553</text:p>
          </table:table-cell>
          <table:table-cell office:value-type="float" office:value="58.24448" calcext:value-type="float">
            <text:p>58,24448</text:p>
          </table:table-cell>
          <table:table-cell office:value-type="float" office:value="50.73148" calcext:value-type="float">
            <text:p>50,73148</text:p>
          </table:table-cell>
          <table:table-cell office:value-type="float" office:value="64.778015" calcext:value-type="float">
            <text:p>64,778015</text:p>
          </table:table-cell>
          <table:table-cell office:value-type="float" office:value="55.647701" calcext:value-type="float">
            <text:p>55,647701</text:p>
          </table:table-cell>
          <table:table-cell office:value-type="float" office:value="48.563549" calcext:value-type="float">
            <text:p>48,563549</text:p>
          </table:table-cell>
          <table:table-cell office:value-type="float" office:value="67.943619" calcext:value-type="float">
            <text:p>67,943619</text:p>
          </table:table-cell>
          <table:table-cell office:value-type="float" office:value="58.246414" calcext:value-type="float">
            <text:p>58,246414</text:p>
          </table:table-cell>
          <table:table-cell office:value-type="float" office:value="51.063366" calcext:value-type="float">
            <text:p>51,063366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8.109741" calcext:value-type="float">
            <text:p>78,109741</text:p>
          </table:table-cell>
          <table:table-cell office:value-type="float" office:value="57.70797" calcext:value-type="float">
            <text:p>57,70797</text:p>
          </table:table-cell>
          <table:table-cell office:value-type="float" office:value="53.891594" calcext:value-type="float">
            <text:p>53,891594</text:p>
          </table:table-cell>
          <table:table-cell office:value-type="float" office:value="78.044449" calcext:value-type="float">
            <text:p>78,044449</text:p>
          </table:table-cell>
          <table:table-cell office:value-type="float" office:value="57.570713" calcext:value-type="float">
            <text:p>57,570713</text:p>
          </table:table-cell>
          <table:table-cell office:value-type="float" office:value="53.975044" calcext:value-type="float">
            <text:p>53,975044</text:p>
          </table:table-cell>
          <table:table-cell office:value-type="float" office:value="77.404877" calcext:value-type="float">
            <text:p>77,404877</text:p>
          </table:table-cell>
          <table:table-cell office:value-type="float" office:value="56.709404" calcext:value-type="float">
            <text:p>56,709404</text:p>
          </table:table-cell>
          <table:table-cell office:value-type="float" office:value="53.247398" calcext:value-type="float">
            <text:p>53,247398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2.794685" calcext:value-type="float">
            <text:p>72,794685</text:p>
          </table:table-cell>
          <table:table-cell office:value-type="float" office:value="53.245331" calcext:value-type="float">
            <text:p>53,245331</text:p>
          </table:table-cell>
          <table:table-cell office:value-type="float" office:value="48.756378" calcext:value-type="float">
            <text:p>48,756378</text:p>
          </table:table-cell>
          <table:table-cell office:value-type="float" office:value="74.208961" calcext:value-type="float">
            <text:p>74,208961</text:p>
          </table:table-cell>
          <table:table-cell office:value-type="float" office:value="54.810463" calcext:value-type="float">
            <text:p>54,810463</text:p>
          </table:table-cell>
          <table:table-cell office:value-type="float" office:value="51.612072" calcext:value-type="float">
            <text:p>51,612072</text:p>
          </table:table-cell>
          <table:table-cell office:value-type="float" office:value="68.309334" calcext:value-type="float">
            <text:p>68,309334</text:p>
          </table:table-cell>
          <table:table-cell office:value-type="float" office:value="51.205414" calcext:value-type="float">
            <text:p>51,205414</text:p>
          </table:table-cell>
          <table:table-cell office:value-type="float" office:value="47.283566" calcext:value-type="float">
            <text:p>47,283566</text:p>
          </table:table-cell>
        </table:table-row>
        <table:table-row table:style-name="ro1">
          <table:table-cell table:style-name="ce3"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/>
          <table:table-cell table:style-name="ce3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 calcext:value-type="string">
            <text:p>Model 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 office:value-type="string" calcext:value-type="string">
            <text:p>Model 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8.264221" calcext:value-type="float">
            <text:p>88,264221</text:p>
          </table:table-cell>
          <table:table-cell office:value-type="float" office:value="83.904701" calcext:value-type="float">
            <text:p>83,904701</text:p>
          </table:table-cell>
          <table:table-cell office:value-type="float" office:value="76.145081" calcext:value-type="float">
            <text:p>76,145081</text:p>
          </table:table-cell>
          <table:table-cell office:value-type="float" office:value="88.185287" calcext:value-type="float">
            <text:p>88,185287</text:p>
          </table:table-cell>
          <table:table-cell office:value-type="float" office:value="83.658699" calcext:value-type="float">
            <text:p>83,658699</text:p>
          </table:table-cell>
          <table:table-cell office:value-type="float" office:value="75.898842" calcext:value-type="float">
            <text:p>75,898842</text:p>
          </table:table-cell>
          <table:table-cell office:value-type="float" office:value="88.239975" calcext:value-type="float">
            <text:p>88,239975</text:p>
          </table:table-cell>
          <table:table-cell office:value-type="float" office:value="83.661423" calcext:value-type="float">
            <text:p>83,661423</text:p>
          </table:table-cell>
          <table:table-cell office:value-type="float" office:value="75.983932" calcext:value-type="float">
            <text:p>75,983932</text:p>
          </table:table-cell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7.856766" calcext:value-type="float">
            <text:p>87,856766</text:p>
          </table:table-cell>
          <table:table-cell office:value-type="float" office:value="82.797295" calcext:value-type="float">
            <text:p>82,797295</text:p>
          </table:table-cell>
          <table:table-cell office:value-type="float" office:value="75.496201" calcext:value-type="float">
            <text:p>75,496201</text:p>
          </table:table-cell>
          <table:table-cell office:value-type="float" office:value="87.824158" calcext:value-type="float">
            <text:p>87,824158</text:p>
          </table:table-cell>
          <table:table-cell office:value-type="float" office:value="82.523979" calcext:value-type="float">
            <text:p>82,523979</text:p>
          </table:table-cell>
          <table:table-cell office:value-type="float" office:value="74.441055" calcext:value-type="float">
            <text:p>74,441055</text:p>
          </table:table-cell>
          <table:table-cell office:value-type="float" office:value="87.358376" calcext:value-type="float">
            <text:p>87,358376</text:p>
          </table:table-cell>
          <table:table-cell office:value-type="float" office:value="82.101311" calcext:value-type="float">
            <text:p>82,101311</text:p>
          </table:table-cell>
          <table:table-cell office:value-type="float" office:value="73.9114" calcext:value-type="float">
            <text:p>73,9114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71.6875" calcext:value-type="float">
            <text:p>71,6875</text:p>
          </table:table-cell>
          <table:table-cell office:value-type="float" office:value="65.152298" calcext:value-type="float">
            <text:p>65,152298</text:p>
          </table:table-cell>
          <table:table-cell office:value-type="float" office:value="57.696491" calcext:value-type="float">
            <text:p>57,696491</text:p>
          </table:table-cell>
          <table:table-cell office:value-type="float" office:value="71.716431" calcext:value-type="float">
            <text:p>71,716431</text:p>
          </table:table-cell>
          <table:table-cell office:value-type="float" office:value="62.549156" calcext:value-type="float">
            <text:p>62,549156</text:p>
          </table:table-cell>
          <table:table-cell office:value-type="float" office:value="57.185181" calcext:value-type="float">
            <text:p>57,185181</text:p>
          </table:table-cell>
          <table:table-cell office:value-type="float" office:value="71.702293" calcext:value-type="float">
            <text:p>71,702293</text:p>
          </table:table-cell>
          <table:table-cell office:value-type="float" office:value="62.183224" calcext:value-type="float">
            <text:p>62,183224</text:p>
          </table:table-cell>
          <table:table-cell office:value-type="float" office:value="57.152576" calcext:value-type="float">
            <text:p>57,152576</text:p>
          </table:table-cell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9.705322" calcext:value-type="float">
            <text:p>69,705322</text:p>
          </table:table-cell>
          <table:table-cell office:value-type="float" office:value="60.763519" calcext:value-type="float">
            <text:p>60,763519</text:p>
          </table:table-cell>
          <table:table-cell office:value-type="float" office:value="53.425892" calcext:value-type="float">
            <text:p>53,425892</text:p>
          </table:table-cell>
          <table:table-cell office:value-type="float" office:value="71.052589" calcext:value-type="float">
            <text:p>71,052589</text:p>
          </table:table-cell>
          <table:table-cell office:value-type="float" office:value="61.942791" calcext:value-type="float">
            <text:p>61,942791</text:p>
          </table:table-cell>
          <table:table-cell office:value-type="float" office:value="54.302681" calcext:value-type="float">
            <text:p>54,302681</text:p>
          </table:table-cell>
          <table:table-cell office:value-type="float" office:value="70.152496" calcext:value-type="float">
            <text:p>70,152496</text:p>
          </table:table-cell>
          <table:table-cell office:value-type="float" office:value="60.816257" calcext:value-type="float">
            <text:p>60,816257</text:p>
          </table:table-cell>
          <table:table-cell office:value-type="float" office:value="53.29969" calcext:value-type="float">
            <text:p>53,29969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81.918015" calcext:value-type="float">
            <text:p>81,918015</text:p>
          </table:table-cell>
          <table:table-cell office:value-type="float" office:value="62.152653" calcext:value-type="float">
            <text:p>62,152653</text:p>
          </table:table-cell>
          <table:table-cell office:value-type="float" office:value="58.062946" calcext:value-type="float">
            <text:p>58,062946</text:p>
          </table:table-cell>
          <table:table-cell office:value-type="float" office:value="84.350136" calcext:value-type="float">
            <text:p>84,350136</text:p>
          </table:table-cell>
          <table:table-cell office:value-type="float" office:value="62.828167" calcext:value-type="float">
            <text:p>62,828167</text:p>
          </table:table-cell>
          <table:table-cell office:value-type="float" office:value="58.644337" calcext:value-type="float">
            <text:p>58,644337</text:p>
          </table:table-cell>
          <table:table-cell office:value-type="float" office:value="74.379501" calcext:value-type="float">
            <text:p>74,379501</text:p>
          </table:table-cell>
          <table:table-cell office:value-type="float" office:value="55.343998" calcext:value-type="float">
            <text:p>55,343998</text:p>
          </table:table-cell>
          <table:table-cell office:value-type="float" office:value="51.893532" calcext:value-type="float">
            <text:p>51,893532</text:p>
          </table:table-cell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80.439384" calcext:value-type="float">
            <text:p>80,439384</text:p>
          </table:table-cell>
          <table:table-cell office:value-type="float" office:value="59.957176" calcext:value-type="float">
            <text:p>59,957176</text:p>
          </table:table-cell>
          <table:table-cell office:value-type="float" office:value="57.006687" calcext:value-type="float">
            <text:p>57,006687</text:p>
          </table:table-cell>
          <table:table-cell office:value-type="float" office:value="81.142426" calcext:value-type="float">
            <text:p>81,142426</text:p>
          </table:table-cell>
          <table:table-cell office:value-type="float" office:value="60.218739" calcext:value-type="float">
            <text:p>60,218739</text:p>
          </table:table-cell>
          <table:table-cell office:value-type="float" office:value="56.140762" calcext:value-type="float">
            <text:p>56,140762</text:p>
          </table:table-cell>
          <table:table-cell office:value-type="float" office:value="77.052574" calcext:value-type="float">
            <text:p>77,052574</text:p>
          </table:table-cell>
          <table:table-cell office:value-type="float" office:value="57.424866" calcext:value-type="float">
            <text:p>57,424866</text:p>
          </table:table-cell>
          <table:table-cell office:value-type="float" office:value="53.451519" calcext:value-type="float">
            <text:p>53,451519</text:p>
          </table:table-cell>
        </table:table-row>
        <table:table-row table:style-name="ro1">
          <table:table-cell table:style-name="ce2"/>
          <table:table-cell office:value-type="string" calcext:value-type="string">
            <text:p>detection_3d AP</text:p>
          </table:table-cell>
          <table:table-cell table:style-name="ce5" table:number-columns-repeated="9"/>
          <table:table-cell/>
          <table:table-cell table:style-name="ce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5.555229" calcext:value-type="float">
            <text:p>85,555229</text:p>
          </table:table-cell>
          <table:table-cell office:value-type="float" office:value="73.291435" calcext:value-type="float">
            <text:p>73,291435</text:p>
          </table:table-cell>
          <table:table-cell office:value-type="float" office:value="65.020767" calcext:value-type="float">
            <text:p>65,020767</text:p>
          </table:table-cell>
          <table:table-cell office:value-type="float" office:value="84.954361" calcext:value-type="float">
            <text:p>84,954361</text:p>
          </table:table-cell>
          <table:table-cell office:value-type="float" office:value="72.61541" calcext:value-type="float">
            <text:p>72,61541</text:p>
          </table:table-cell>
          <table:table-cell office:value-type="float" office:value="64.508034" calcext:value-type="float">
            <text:p>64,508034</text:p>
          </table:table-cell>
          <table:table-cell office:value-type="float" office:value="85.502357" calcext:value-type="float">
            <text:p>85,502357</text:p>
          </table:table-cell>
          <table:table-cell office:value-type="float" office:value="72.825218" calcext:value-type="float">
            <text:p>72,825218</text:p>
          </table:table-cell>
          <table:table-cell office:value-type="float" office:value="64.681824" calcext:value-type="float">
            <text:p>64,681824</text:p>
          </table:table-cell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3.40641" calcext:value-type="float">
            <text:p>83,40641</text:p>
          </table:table-cell>
          <table:table-cell office:value-type="float" office:value="71.138214" calcext:value-type="float">
            <text:p>71,138214</text:p>
          </table:table-cell>
          <table:table-cell office:value-type="float" office:value="63.413948" calcext:value-type="float">
            <text:p>63,413948</text:p>
          </table:table-cell>
          <table:table-cell office:value-type="float" office:value="83.043633" calcext:value-type="float">
            <text:p>83,043633</text:p>
          </table:table-cell>
          <table:table-cell office:value-type="float" office:value="69.396141" calcext:value-type="float">
            <text:p>69,396141</text:p>
          </table:table-cell>
          <table:table-cell office:value-type="float" office:value="62.629944" calcext:value-type="float">
            <text:p>62,629944</text:p>
          </table:table-cell>
          <table:table-cell office:value-type="float" office:value="83.30378" calcext:value-type="float">
            <text:p>83,30378</text:p>
          </table:table-cell>
          <table:table-cell office:value-type="float" office:value="69.323212" calcext:value-type="float">
            <text:p>69,323212</text:p>
          </table:table-cell>
          <table:table-cell office:value-type="float" office:value="62.617386" calcext:value-type="float">
            <text:p>62,617386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9.046013" calcext:value-type="float">
            <text:p>69,046013</text:p>
          </table:table-cell>
          <table:table-cell office:value-type="float" office:value="59.541939" calcext:value-type="float">
            <text:p>59,541939</text:p>
          </table:table-cell>
          <table:table-cell office:value-type="float" office:value="52.144318" calcext:value-type="float">
            <text:p>52,144318</text:p>
          </table:table-cell>
          <table:table-cell office:value-type="float" office:value="68.484482" calcext:value-type="float">
            <text:p>68,484482</text:p>
          </table:table-cell>
          <table:table-cell office:value-type="float" office:value="58.881084" calcext:value-type="float">
            <text:p>58,881084</text:p>
          </table:table-cell>
          <table:table-cell office:value-type="float" office:value="51.171963" calcext:value-type="float">
            <text:p>51,171963</text:p>
          </table:table-cell>
          <table:table-cell office:value-type="float" office:value="68.075951" calcext:value-type="float">
            <text:p>68,075951</text:p>
          </table:table-cell>
          <table:table-cell office:value-type="float" office:value="58.040081" calcext:value-type="float">
            <text:p>58,040081</text:p>
          </table:table-cell>
          <table:table-cell office:value-type="float" office:value="51.111668" calcext:value-type="float">
            <text:p>51,111668</text:p>
          </table:table-cell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5.490746" calcext:value-type="float">
            <text:p>65,490746</text:p>
          </table:table-cell>
          <table:table-cell office:value-type="float" office:value="56.048542" calcext:value-type="float">
            <text:p>56,048542</text:p>
          </table:table-cell>
          <table:table-cell office:value-type="float" office:value="49.730797" calcext:value-type="float">
            <text:p>49,730797</text:p>
          </table:table-cell>
          <table:table-cell office:value-type="float" office:value="67.289955" calcext:value-type="float">
            <text:p>67,289955</text:p>
          </table:table-cell>
          <table:table-cell office:value-type="float" office:value="58.000046" calcext:value-type="float">
            <text:p>58,000046</text:p>
          </table:table-cell>
          <table:table-cell office:value-type="float" office:value="51.012623" calcext:value-type="float">
            <text:p>51,012623</text:p>
          </table:table-cell>
          <table:table-cell office:value-type="float" office:value="65.070885" calcext:value-type="float">
            <text:p>65,070885</text:p>
          </table:table-cell>
          <table:table-cell office:value-type="float" office:value="55.017197" calcext:value-type="float">
            <text:p>55,017197</text:p>
          </table:table-cell>
          <table:table-cell office:value-type="float" office:value="48.044395" calcext:value-type="float">
            <text:p>48,044395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7.045372" calcext:value-type="float">
            <text:p>77,045372</text:p>
          </table:table-cell>
          <table:table-cell office:value-type="float" office:value="56.889256" calcext:value-type="float">
            <text:p>56,889256</text:p>
          </table:table-cell>
          <table:table-cell office:value-type="float" office:value="53.190357" calcext:value-type="float">
            <text:p>53,190357</text:p>
          </table:table-cell>
          <table:table-cell office:value-type="float" office:value="80.769119" calcext:value-type="float">
            <text:p>80,769119</text:p>
          </table:table-cell>
          <table:table-cell office:value-type="float" office:value="58.981068" calcext:value-type="float">
            <text:p>58,981068</text:p>
          </table:table-cell>
          <table:table-cell office:value-type="float" office:value="55.443008" calcext:value-type="float">
            <text:p>55,443008</text:p>
          </table:table-cell>
          <table:table-cell office:value-type="float" office:value="68.748146" calcext:value-type="float">
            <text:p>68,748146</text:p>
          </table:table-cell>
          <table:table-cell office:value-type="float" office:value="50.187897" calcext:value-type="float">
            <text:p>50,187897</text:p>
          </table:table-cell>
          <table:table-cell office:value-type="float" office:value="47.087963" calcext:value-type="float">
            <text:p>47,087963</text:p>
          </table:table-cell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2.826195" calcext:value-type="float">
            <text:p>72,826195</text:p>
          </table:table-cell>
          <table:table-cell office:value-type="float" office:value="53.771324" calcext:value-type="float">
            <text:p>53,771324</text:p>
          </table:table-cell>
          <table:table-cell office:value-type="float" office:value="49.604996" calcext:value-type="float">
            <text:p>49,604996</text:p>
          </table:table-cell>
          <table:table-cell office:value-type="float" office:value="73.290543" calcext:value-type="float">
            <text:p>73,290543</text:p>
          </table:table-cell>
          <table:table-cell office:value-type="float" office:value="54.950642" calcext:value-type="float">
            <text:p>54,950642</text:p>
          </table:table-cell>
          <table:table-cell office:value-type="float" office:value="51.786709" calcext:value-type="float">
            <text:p>51,786709</text:p>
          </table:table-cell>
          <table:table-cell office:value-type="float" office:value="71.349731" calcext:value-type="float">
            <text:p>71,349731</text:p>
          </table:table-cell>
          <table:table-cell office:value-type="float" office:value="51.393871" calcext:value-type="float">
            <text:p>51,393871</text:p>
          </table:table-cell>
          <table:table-cell office:value-type="float" office:value="48.115757" calcext:value-type="float">
            <text:p>48,115757</text:p>
          </table:table-cell>
        </table:table-row>
        <table:table-row table:style-name="ro1">
          <table:table-cell table:style-name="ce4"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/>
          <table:table-cell table:style-name="ce4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office:value-type="string" calcext:value-type="string">
            <text:p>Model 3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office:value-type="string" calcext:value-type="string">
            <text:p>Model 3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8.482292" calcext:value-type="float">
            <text:p>88,482292</text:p>
          </table:table-cell>
          <table:table-cell office:value-type="float" office:value="84.300034" calcext:value-type="float">
            <text:p>84,300034</text:p>
          </table:table-cell>
          <table:table-cell office:value-type="float" office:value="76.398712" calcext:value-type="float">
            <text:p>76,398712</text:p>
          </table:table-cell>
          <table:table-cell office:value-type="float" office:value="88.538292" calcext:value-type="float">
            <text:p>88,538292</text:p>
          </table:table-cell>
          <table:table-cell office:value-type="float" office:value="83.765106" calcext:value-type="float">
            <text:p>83,765106</text:p>
          </table:table-cell>
          <table:table-cell office:value-type="float" office:value="75.799393" calcext:value-type="float">
            <text:p>75,799393</text:p>
          </table:table-cell>
          <table:table-cell office:value-type="float" office:value="88.401756" calcext:value-type="float">
            <text:p>88,401756</text:p>
          </table:table-cell>
          <table:table-cell office:value-type="float" office:value="84.06855" calcext:value-type="float">
            <text:p>84,06855</text:p>
          </table:table-cell>
          <table:table-cell office:value-type="float" office:value="76.151215" calcext:value-type="float">
            <text:p>76,151215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8.194176" calcext:value-type="float">
            <text:p>88,194176</text:p>
          </table:table-cell>
          <table:table-cell office:value-type="float" office:value="82.823921" calcext:value-type="float">
            <text:p>82,823921</text:p>
          </table:table-cell>
          <table:table-cell office:value-type="float" office:value="75.282898" calcext:value-type="float">
            <text:p>75,282898</text:p>
          </table:table-cell>
          <table:table-cell office:value-type="float" office:value="87.823921" calcext:value-type="float">
            <text:p>87,823921</text:p>
          </table:table-cell>
          <table:table-cell office:value-type="float" office:value="82.362572" calcext:value-type="float">
            <text:p>82,362572</text:p>
          </table:table-cell>
          <table:table-cell office:value-type="float" office:value="74.370995" calcext:value-type="float">
            <text:p>74,370995</text:p>
          </table:table-cell>
          <table:table-cell office:value-type="float" office:value="88.131256" calcext:value-type="float">
            <text:p>88,131256</text:p>
          </table:table-cell>
          <table:table-cell office:value-type="float" office:value="83.05439" calcext:value-type="float">
            <text:p>83,05439</text:p>
          </table:table-cell>
          <table:table-cell office:value-type="float" office:value="74.945076" calcext:value-type="float">
            <text:p>74,945076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71.57518" calcext:value-type="float">
            <text:p>71,57518</text:p>
          </table:table-cell>
          <table:table-cell office:value-type="float" office:value="62.456123" calcext:value-type="float">
            <text:p>62,456123</text:p>
          </table:table-cell>
          <table:table-cell office:value-type="float" office:value="57.362278" calcext:value-type="float">
            <text:p>57,362278</text:p>
          </table:table-cell>
          <table:table-cell office:value-type="float" office:value="71.99099" calcext:value-type="float">
            <text:p>71,99099</text:p>
          </table:table-cell>
          <table:table-cell office:value-type="float" office:value="62.645866" calcext:value-type="float">
            <text:p>62,645866</text:p>
          </table:table-cell>
          <table:table-cell office:value-type="float" office:value="57.316547" calcext:value-type="float">
            <text:p>57,316547</text:p>
          </table:table-cell>
          <table:table-cell office:value-type="float" office:value="75.556442" calcext:value-type="float">
            <text:p>75,556442</text:p>
          </table:table-cell>
          <table:table-cell office:value-type="float" office:value="66.10611" calcext:value-type="float">
            <text:p>66,10611</text:p>
          </table:table-cell>
          <table:table-cell office:value-type="float" office:value="58.229576" calcext:value-type="float">
            <text:p>58,229576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70.326637" calcext:value-type="float">
            <text:p>70,326637</text:p>
          </table:table-cell>
          <table:table-cell office:value-type="float" office:value="61.058308" calcext:value-type="float">
            <text:p>61,058308</text:p>
          </table:table-cell>
          <table:table-cell office:value-type="float" office:value="53.674389" calcext:value-type="float">
            <text:p>53,674389</text:p>
          </table:table-cell>
          <table:table-cell office:value-type="float" office:value="70.483757" calcext:value-type="float">
            <text:p>70,483757</text:p>
          </table:table-cell>
          <table:table-cell office:value-type="float" office:value="61.170151" calcext:value-type="float">
            <text:p>61,170151</text:p>
          </table:table-cell>
          <table:table-cell office:value-type="float" office:value="56.383633" calcext:value-type="float">
            <text:p>56,383633</text:p>
          </table:table-cell>
          <table:table-cell office:value-type="float" office:value="69.11557" calcext:value-type="float">
            <text:p>69,11557</text:p>
          </table:table-cell>
          <table:table-cell office:value-type="float" office:value="60.203064" calcext:value-type="float">
            <text:p>60,203064</text:p>
          </table:table-cell>
          <table:table-cell office:value-type="float" office:value="52.963425" calcext:value-type="float">
            <text:p>52,963425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82.98407" calcext:value-type="float">
            <text:p>82,98407</text:p>
          </table:table-cell>
          <table:table-cell office:value-type="float" office:value="62.087597" calcext:value-type="float">
            <text:p>62,087597</text:p>
          </table:table-cell>
          <table:table-cell office:value-type="float" office:value="57.941914" calcext:value-type="float">
            <text:p>57,941914</text:p>
          </table:table-cell>
          <table:table-cell office:value-type="float" office:value="82.902046" calcext:value-type="float">
            <text:p>82,902046</text:p>
          </table:table-cell>
          <table:table-cell office:value-type="float" office:value="61.958664" calcext:value-type="float">
            <text:p>61,958664</text:p>
          </table:table-cell>
          <table:table-cell office:value-type="float" office:value="57.548958" calcext:value-type="float">
            <text:p>57,548958</text:p>
          </table:table-cell>
          <table:table-cell office:value-type="float" office:value="80.051102" calcext:value-type="float">
            <text:p>80,051102</text:p>
          </table:table-cell>
          <table:table-cell office:value-type="float" office:value="59.841816" calcext:value-type="float">
            <text:p>59,841816</text:p>
          </table:table-cell>
          <table:table-cell office:value-type="float" office:value="56.045998" calcext:value-type="float">
            <text:p>56,045998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8.390434" calcext:value-type="float">
            <text:p>78,390434</text:p>
          </table:table-cell>
          <table:table-cell office:value-type="float" office:value="58.045525" calcext:value-type="float">
            <text:p>58,045525</text:p>
          </table:table-cell>
          <table:table-cell office:value-type="float" office:value="54.040695" calcext:value-type="float">
            <text:p>54,040695</text:p>
          </table:table-cell>
          <table:table-cell office:value-type="float" office:value="74.836533" calcext:value-type="float">
            <text:p>74,836533</text:p>
          </table:table-cell>
          <table:table-cell office:value-type="float" office:value="56.906921" calcext:value-type="float">
            <text:p>56,906921</text:p>
          </table:table-cell>
          <table:table-cell office:value-type="float" office:value="53.475689" calcext:value-type="float">
            <text:p>53,475689</text:p>
          </table:table-cell>
          <table:table-cell office:value-type="float" office:value="69.225716" calcext:value-type="float">
            <text:p>69,225716</text:p>
          </table:table-cell>
          <table:table-cell office:value-type="float" office:value="52.847153" calcext:value-type="float">
            <text:p>52,847153</text:p>
          </table:table-cell>
          <table:table-cell office:value-type="float" office:value="49.828114" calcext:value-type="float">
            <text:p>49,828114</text:p>
          </table:table-cell>
        </table:table-row>
        <table:table-row table:style-name="ro1">
          <table:table-cell/>
          <table:table-cell office:value-type="string" calcext:value-type="string">
            <text:p>detection_3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5.484261" calcext:value-type="float">
            <text:p>85,484261</text:p>
          </table:table-cell>
          <table:table-cell office:value-type="float" office:value="73.419167" calcext:value-type="float">
            <text:p>73,419167</text:p>
          </table:table-cell>
          <table:table-cell office:value-type="float" office:value="65.12648" calcext:value-type="float">
            <text:p>65,12648</text:p>
          </table:table-cell>
          <table:table-cell office:value-type="float" office:value="84.577744" calcext:value-type="float">
            <text:p>84,577744</text:p>
          </table:table-cell>
          <table:table-cell office:value-type="float" office:value="72.460175" calcext:value-type="float">
            <text:p>72,460175</text:p>
          </table:table-cell>
          <table:table-cell office:value-type="float" office:value="64.386925" calcext:value-type="float">
            <text:p>64,386925</text:p>
          </table:table-cell>
          <table:table-cell office:value-type="float" office:value="84.902954" calcext:value-type="float">
            <text:p>84,902954</text:p>
          </table:table-cell>
          <table:table-cell office:value-type="float" office:value="72.472664" calcext:value-type="float">
            <text:p>72,472664</text:p>
          </table:table-cell>
          <table:table-cell office:value-type="float" office:value="64.378319" calcext:value-type="float">
            <text:p>64,378319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4.397339" calcext:value-type="float">
            <text:p>84,397339</text:p>
          </table:table-cell>
          <table:table-cell office:value-type="float" office:value="70.10096" calcext:value-type="float">
            <text:p>70,10096</text:p>
          </table:table-cell>
          <table:table-cell office:value-type="float" office:value="63.078171" calcext:value-type="float">
            <text:p>63,078171</text:p>
          </table:table-cell>
          <table:table-cell office:value-type="float" office:value="82.658882" calcext:value-type="float">
            <text:p>82,658882</text:p>
          </table:table-cell>
          <table:table-cell office:value-type="float" office:value="69.220039" calcext:value-type="float">
            <text:p>69,220039</text:p>
          </table:table-cell>
          <table:table-cell office:value-type="float" office:value="62.39196" calcext:value-type="float">
            <text:p>62,39196</text:p>
          </table:table-cell>
          <table:table-cell office:value-type="float" office:value="83.51265" calcext:value-type="float">
            <text:p>83,51265</text:p>
          </table:table-cell>
          <table:table-cell office:value-type="float" office:value="70.394615" calcext:value-type="float">
            <text:p>70,394615</text:p>
          </table:table-cell>
          <table:table-cell office:value-type="float" office:value="63.074581" calcext:value-type="float">
            <text:p>63,074581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68.443588" calcext:value-type="float">
            <text:p>68,443588</text:p>
          </table:table-cell>
          <table:table-cell office:value-type="float" office:value="58.66943" calcext:value-type="float">
            <text:p>58,66943</text:p>
          </table:table-cell>
          <table:table-cell office:value-type="float" office:value="51.314663" calcext:value-type="float">
            <text:p>51,314663</text:p>
          </table:table-cell>
          <table:table-cell office:value-type="float" office:value="67.548386" calcext:value-type="float">
            <text:p>67,548386</text:p>
          </table:table-cell>
          <table:table-cell office:value-type="float" office:value="58.19112" calcext:value-type="float">
            <text:p>58,19112</text:p>
          </table:table-cell>
          <table:table-cell office:value-type="float" office:value="51.0037" calcext:value-type="float">
            <text:p>51,0037</text:p>
          </table:table-cell>
          <table:table-cell office:value-type="float" office:value="68.662636" calcext:value-type="float">
            <text:p>68,662636</text:p>
          </table:table-cell>
          <table:table-cell office:value-type="float" office:value="58.728493" calcext:value-type="float">
            <text:p>58,728493</text:p>
          </table:table-cell>
          <table:table-cell office:value-type="float" office:value="51.292999" calcext:value-type="float">
            <text:p>51,292999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5.378899" calcext:value-type="float">
            <text:p>65,378899</text:p>
          </table:table-cell>
          <table:table-cell office:value-type="float" office:value="56.063026" calcext:value-type="float">
            <text:p>56,063026</text:p>
          </table:table-cell>
          <table:table-cell office:value-type="float" office:value="49.726547" calcext:value-type="float">
            <text:p>49,726547</text:p>
          </table:table-cell>
          <table:table-cell office:value-type="float" office:value="64.815178" calcext:value-type="float">
            <text:p>64,815178</text:p>
          </table:table-cell>
          <table:table-cell office:value-type="float" office:value="55.966187" calcext:value-type="float">
            <text:p>55,966187</text:p>
          </table:table-cell>
          <table:table-cell office:value-type="float" office:value="49.162476" calcext:value-type="float">
            <text:p>49,162476</text:p>
          </table:table-cell>
          <table:table-cell office:value-type="float" office:value="64.50901" calcext:value-type="float">
            <text:p>64,50901</text:p>
          </table:table-cell>
          <table:table-cell office:value-type="float" office:value="55.112583" calcext:value-type="float">
            <text:p>55,112583</text:p>
          </table:table-cell>
          <table:table-cell office:value-type="float" office:value="48.429932" calcext:value-type="float">
            <text:p>48,429932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8.289848" calcext:value-type="float">
            <text:p>78,289848</text:p>
          </table:table-cell>
          <table:table-cell office:value-type="float" office:value="57.385509" calcext:value-type="float">
            <text:p>57,385509</text:p>
          </table:table-cell>
          <table:table-cell office:value-type="float" office:value="53.780376" calcext:value-type="float">
            <text:p>53,780376</text:p>
          </table:table-cell>
          <table:table-cell office:value-type="float" office:value="79.077507" calcext:value-type="float">
            <text:p>79,077507</text:p>
          </table:table-cell>
          <table:table-cell office:value-type="float" office:value="57.947392" calcext:value-type="float">
            <text:p>57,947392</text:p>
          </table:table-cell>
          <table:table-cell office:value-type="float" office:value="54.406715" calcext:value-type="float">
            <text:p>54,406715</text:p>
          </table:table-cell>
          <table:table-cell office:value-type="float" office:value="75.773521" calcext:value-type="float">
            <text:p>75,773521</text:p>
          </table:table-cell>
          <table:table-cell office:value-type="float" office:value="55.433292" calcext:value-type="float">
            <text:p>55,433292</text:p>
          </table:table-cell>
          <table:table-cell office:value-type="float" office:value="52.215927" calcext:value-type="float">
            <text:p>52,215927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2.540527" calcext:value-type="float">
            <text:p>72,540527</text:p>
          </table:table-cell>
          <table:table-cell office:value-type="float" office:value="54.130299" calcext:value-type="float">
            <text:p>54,130299</text:p>
          </table:table-cell>
          <table:table-cell office:value-type="float" office:value="50.948822" calcext:value-type="float">
            <text:p>50,948822</text:p>
          </table:table-cell>
          <table:table-cell office:value-type="float" office:value="71.271271" calcext:value-type="float">
            <text:p>71,271271</text:p>
          </table:table-cell>
          <table:table-cell office:value-type="float" office:value="53.951752" calcext:value-type="float">
            <text:p>53,951752</text:p>
          </table:table-cell>
          <table:table-cell office:value-type="float" office:value="50.991589" calcext:value-type="float">
            <text:p>50,991589</text:p>
          </table:table-cell>
          <table:table-cell office:value-type="float" office:value="62.930645" calcext:value-type="float">
            <text:p>62,930645</text:p>
          </table:table-cell>
          <table:table-cell office:value-type="float" office:value="46.938038" calcext:value-type="float">
            <text:p>46,938038</text:p>
          </table:table-cell>
          <table:table-cell office:value-type="float" office:value="43.970699" calcext:value-type="float">
            <text:p>43,970699</text:p>
          </table:table-cell>
        </table:table-row>
        <table:table-row table:style-name="ro1">
          <table:table-cell/>
          <table:table-cell office:value-type="string" calcext:value-type="string">
            <text:p>Average time</text:p>
          </table:table-cell>
          <table:table-cell office:value-type="float" office:value="0.0516573680138" calcext:value-type="float">
            <text:p>0,051657368</text:p>
          </table:table-cell>
          <table:table-cell table:number-columns-repeated="10"/>
          <table:table-cell office:value-type="string" calcext:value-type="string">
            <text:p>Average time</text:p>
          </table:table-cell>
          <table:table-cell office:value-type="float" office:value="0.0251335488158" calcext:value-type="float">
            <text:p>0,0251335488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Bbox– no ensemble</text:p>
          </table:table-cell>
          <table:table-cell table:style-name="ce1" table:number-columns-repeated="10"/>
          <table:table-cell/>
          <table:table-cell office:value-type="string" calcext:value-type="string">
            <text:p>Only Bbox ensemble</text:p>
          </table:table-cell>
          <table:table-cell table:style-name="ce1" table:number-columns-repeated="10"/>
        </table:table-row>
        <table:table-row table:style-name="ro1">
          <table:table-cell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office:value-type="string" calcext:value-type="string">
            <text:p>Model 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office:value-type="string" calcext:value-type="string">
            <text:p>Model 1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8.451324" calcext:value-type="float">
            <text:p>88,451324</text:p>
          </table:table-cell>
          <table:table-cell office:value-type="float" office:value="82.767639" calcext:value-type="float">
            <text:p>82,767639</text:p>
          </table:table-cell>
          <table:table-cell office:value-type="float" office:value="75.37355" calcext:value-type="float">
            <text:p>75,37355</text:p>
          </table:table-cell>
          <table:table-cell office:value-type="float" office:value="87.904411" calcext:value-type="float">
            <text:p>87,904411</text:p>
          </table:table-cell>
          <table:table-cell office:value-type="float" office:value="82.614532" calcext:value-type="float">
            <text:p>82,614532</text:p>
          </table:table-cell>
          <table:table-cell office:value-type="float" office:value="75.187515" calcext:value-type="float">
            <text:p>75,187515</text:p>
          </table:table-cell>
          <table:table-cell office:value-type="float" office:value="87.964752" calcext:value-type="float">
            <text:p>87,964752</text:p>
          </table:table-cell>
          <table:table-cell office:value-type="float" office:value="82.808426" calcext:value-type="float">
            <text:p>82,808426</text:p>
          </table:table-cell>
          <table:table-cell office:value-type="float" office:value="75.440826" calcext:value-type="float">
            <text:p>75,440826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8.400642" calcext:value-type="float">
            <text:p>88,400642</text:p>
          </table:table-cell>
          <table:table-cell office:value-type="float" office:value="84.075226" calcext:value-type="float">
            <text:p>84,075226</text:p>
          </table:table-cell>
          <table:table-cell office:value-type="float" office:value="76.260963" calcext:value-type="float">
            <text:p>76,260963</text:p>
          </table:table-cell>
          <table:table-cell office:value-type="float" office:value="88.120995" calcext:value-type="float">
            <text:p>88,120995</text:p>
          </table:table-cell>
          <table:table-cell office:value-type="float" office:value="83.22876" calcext:value-type="float">
            <text:p>83,22876</text:p>
          </table:table-cell>
          <table:table-cell office:value-type="float" office:value="75.73391" calcext:value-type="float">
            <text:p>75,73391</text:p>
          </table:table-cell>
          <table:table-cell office:value-type="float" office:value="88.369583" calcext:value-type="float">
            <text:p>88,369583</text:p>
          </table:table-cell>
          <table:table-cell office:value-type="float" office:value="83.971123" calcext:value-type="float">
            <text:p>83,971123</text:p>
          </table:table-cell>
          <table:table-cell office:value-type="float" office:value="76.035782" calcext:value-type="float">
            <text:p>76,035782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71.696091" calcext:value-type="float">
            <text:p>71,696091</text:p>
          </table:table-cell>
          <table:table-cell office:value-type="float" office:value="62.472874" calcext:value-type="float">
            <text:p>62,472874</text:p>
          </table:table-cell>
          <table:table-cell office:value-type="float" office:value="57.262272" calcext:value-type="float">
            <text:p>57,262272</text:p>
          </table:table-cell>
          <table:table-cell office:value-type="float" office:value="69.926552" calcext:value-type="float">
            <text:p>69,926552</text:p>
          </table:table-cell>
          <table:table-cell office:value-type="float" office:value="60.95118" calcext:value-type="float">
            <text:p>60,95118</text:p>
          </table:table-cell>
          <table:table-cell office:value-type="float" office:value="53.246792" calcext:value-type="float">
            <text:p>53,246792</text:p>
          </table:table-cell>
          <table:table-cell office:value-type="float" office:value="71.550461" calcext:value-type="float">
            <text:p>71,550461</text:p>
          </table:table-cell>
          <table:table-cell office:value-type="float" office:value="62.368614" calcext:value-type="float">
            <text:p>62,368614</text:p>
          </table:table-cell>
          <table:table-cell office:value-type="float" office:value="54.459507" calcext:value-type="float">
            <text:p>54,459507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75.010437" calcext:value-type="float">
            <text:p>75,010437</text:p>
          </table:table-cell>
          <table:table-cell office:value-type="float" office:value="65.8815" calcext:value-type="float">
            <text:p>65,8815</text:p>
          </table:table-cell>
          <table:table-cell office:value-type="float" office:value="58.298832" calcext:value-type="float">
            <text:p>58,298832</text:p>
          </table:table-cell>
          <table:table-cell office:value-type="float" office:value="72.915398" calcext:value-type="float">
            <text:p>72,915398</text:p>
          </table:table-cell>
          <table:table-cell office:value-type="float" office:value="66.110153" calcext:value-type="float">
            <text:p>66,110153</text:p>
          </table:table-cell>
          <table:table-cell office:value-type="float" office:value="58.364033" calcext:value-type="float">
            <text:p>58,364033</text:p>
          </table:table-cell>
          <table:table-cell office:value-type="float" office:value="75.481377" calcext:value-type="float">
            <text:p>75,481377</text:p>
          </table:table-cell>
          <table:table-cell office:value-type="float" office:value="63.339584" calcext:value-type="float">
            <text:p>63,339584</text:p>
          </table:table-cell>
          <table:table-cell office:value-type="float" office:value="58.184975" calcext:value-type="float">
            <text:p>58,184975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8.680611" calcext:value-type="float">
            <text:p>78,680611</text:p>
          </table:table-cell>
          <table:table-cell office:value-type="float" office:value="58.501369" calcext:value-type="float">
            <text:p>58,501369</text:p>
          </table:table-cell>
          <table:table-cell office:value-type="float" office:value="55.260597" calcext:value-type="float">
            <text:p>55,260597</text:p>
          </table:table-cell>
          <table:table-cell office:value-type="float" office:value="80.280838" calcext:value-type="float">
            <text:p>80,280838</text:p>
          </table:table-cell>
          <table:table-cell office:value-type="float" office:value="59.011894" calcext:value-type="float">
            <text:p>59,011894</text:p>
          </table:table-cell>
          <table:table-cell office:value-type="float" office:value="55.213078" calcext:value-type="float">
            <text:p>55,213078</text:p>
          </table:table-cell>
          <table:table-cell office:value-type="float" office:value="78.374878" calcext:value-type="float">
            <text:p>78,374878</text:p>
          </table:table-cell>
          <table:table-cell office:value-type="float" office:value="57.947678" calcext:value-type="float">
            <text:p>57,947678</text:p>
          </table:table-cell>
          <table:table-cell office:value-type="float" office:value="54.337685" calcext:value-type="float">
            <text:p>54,337685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81.484673" calcext:value-type="float">
            <text:p>81,484673</text:p>
          </table:table-cell>
          <table:table-cell office:value-type="float" office:value="59.811687" calcext:value-type="float">
            <text:p>59,811687</text:p>
          </table:table-cell>
          <table:table-cell office:value-type="float" office:value="56.397278" calcext:value-type="float">
            <text:p>56,397278</text:p>
          </table:table-cell>
          <table:table-cell office:value-type="float" office:value="79.772049" calcext:value-type="float">
            <text:p>79,772049</text:p>
          </table:table-cell>
          <table:table-cell office:value-type="float" office:value="59.674229" calcext:value-type="float">
            <text:p>59,674229</text:p>
          </table:table-cell>
          <table:table-cell office:value-type="float" office:value="56.624882" calcext:value-type="float">
            <text:p>56,624882</text:p>
          </table:table-cell>
          <table:table-cell office:value-type="float" office:value="78.88073" calcext:value-type="float">
            <text:p>78,88073</text:p>
          </table:table-cell>
          <table:table-cell office:value-type="float" office:value="60.581947" calcext:value-type="float">
            <text:p>60,581947</text:p>
          </table:table-cell>
          <table:table-cell office:value-type="float" office:value="56.317066" calcext:value-type="float">
            <text:p>56,317066</text:p>
          </table:table-cell>
        </table:table-row>
        <table:table-row table:style-name="ro1">
          <table:table-cell/>
          <table:table-cell office:value-type="string" calcext:value-type="string">
            <text:p>detection_3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4.574165" calcext:value-type="float">
            <text:p>84,574165</text:p>
          </table:table-cell>
          <table:table-cell office:value-type="float" office:value="71.546722" calcext:value-type="float">
            <text:p>71,546722</text:p>
          </table:table-cell>
          <table:table-cell office:value-type="float" office:value="63.802971" calcext:value-type="float">
            <text:p>63,802971</text:p>
          </table:table-cell>
          <table:table-cell office:value-type="float" office:value="83.636841" calcext:value-type="float">
            <text:p>83,636841</text:p>
          </table:table-cell>
          <table:table-cell office:value-type="float" office:value="70.980331" calcext:value-type="float">
            <text:p>70,980331</text:p>
          </table:table-cell>
          <table:table-cell office:value-type="float" office:value="63.418507" calcext:value-type="float">
            <text:p>63,418507</text:p>
          </table:table-cell>
          <table:table-cell office:value-type="float" office:value="84.879761" calcext:value-type="float">
            <text:p>84,879761</text:p>
          </table:table-cell>
          <table:table-cell office:value-type="float" office:value="71.550056" calcext:value-type="float">
            <text:p>71,550056</text:p>
          </table:table-cell>
          <table:table-cell office:value-type="float" office:value="63.762558" calcext:value-type="float">
            <text:p>63,762558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5.563797" calcext:value-type="float">
            <text:p>85,563797</text:p>
          </table:table-cell>
          <table:table-cell office:value-type="float" office:value="73.070335" calcext:value-type="float">
            <text:p>73,070335</text:p>
          </table:table-cell>
          <table:table-cell office:value-type="float" office:value="64.797661" calcext:value-type="float">
            <text:p>64,797661</text:p>
          </table:table-cell>
          <table:table-cell office:value-type="float" office:value="84.508774" calcext:value-type="float">
            <text:p>84,508774</text:p>
          </table:table-cell>
          <table:table-cell office:value-type="float" office:value="72.477982" calcext:value-type="float">
            <text:p>72,477982</text:p>
          </table:table-cell>
          <table:table-cell office:value-type="float" office:value="64.424385" calcext:value-type="float">
            <text:p>64,424385</text:p>
          </table:table-cell>
          <table:table-cell office:value-type="float" office:value="85.561111" calcext:value-type="float">
            <text:p>85,561111</text:p>
          </table:table-cell>
          <table:table-cell office:value-type="float" office:value="72.746147" calcext:value-type="float">
            <text:p>72,746147</text:p>
          </table:table-cell>
          <table:table-cell office:value-type="float" office:value="64.568153" calcext:value-type="float">
            <text:p>64,568153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67.507355" calcext:value-type="float">
            <text:p>67,507355</text:p>
          </table:table-cell>
          <table:table-cell office:value-type="float" office:value="58.076149" calcext:value-type="float">
            <text:p>58,076149</text:p>
          </table:table-cell>
          <table:table-cell office:value-type="float" office:value="50.745159" calcext:value-type="float">
            <text:p>50,745159</text:p>
          </table:table-cell>
          <table:table-cell office:value-type="float" office:value="65.028748" calcext:value-type="float">
            <text:p>65,028748</text:p>
          </table:table-cell>
          <table:table-cell office:value-type="float" office:value="55.61795" calcext:value-type="float">
            <text:p>55,61795</text:p>
          </table:table-cell>
          <table:table-cell office:value-type="float" office:value="48.4035" calcext:value-type="float">
            <text:p>48,4035</text:p>
          </table:table-cell>
          <table:table-cell office:value-type="float" office:value="67.563972" calcext:value-type="float">
            <text:p>67,563972</text:p>
          </table:table-cell>
          <table:table-cell office:value-type="float" office:value="58.051865" calcext:value-type="float">
            <text:p>58,051865</text:p>
          </table:table-cell>
          <table:table-cell office:value-type="float" office:value="50.848549" calcext:value-type="float">
            <text:p>50,848549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9.290802" calcext:value-type="float">
            <text:p>69,290802</text:p>
          </table:table-cell>
          <table:table-cell office:value-type="float" office:value="59.79232" calcext:value-type="float">
            <text:p>59,79232</text:p>
          </table:table-cell>
          <table:table-cell office:value-type="float" office:value="52.348106" calcext:value-type="float">
            <text:p>52,348106</text:p>
          </table:table-cell>
          <table:table-cell office:value-type="float" office:value="68.099838" calcext:value-type="float">
            <text:p>68,099838</text:p>
          </table:table-cell>
          <table:table-cell office:value-type="float" office:value="58.86628" calcext:value-type="float">
            <text:p>58,86628</text:p>
          </table:table-cell>
          <table:table-cell office:value-type="float" office:value="51.799149" calcext:value-type="float">
            <text:p>51,799149</text:p>
          </table:table-cell>
          <table:table-cell office:value-type="float" office:value="69.585968" calcext:value-type="float">
            <text:p>69,585968</text:p>
          </table:table-cell>
          <table:table-cell office:value-type="float" office:value="59.570683" calcext:value-type="float">
            <text:p>59,570683</text:p>
          </table:table-cell>
          <table:table-cell office:value-type="float" office:value="51.951481" calcext:value-type="float">
            <text:p>51,951481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6.104477" calcext:value-type="float">
            <text:p>76,104477</text:p>
          </table:table-cell>
          <table:table-cell office:value-type="float" office:value="55.756741" calcext:value-type="float">
            <text:p>55,756741</text:p>
          </table:table-cell>
          <table:table-cell office:value-type="float" office:value="52.129108" calcext:value-type="float">
            <text:p>52,129108</text:p>
          </table:table-cell>
          <table:table-cell office:value-type="float" office:value="76.709114" calcext:value-type="float">
            <text:p>76,709114</text:p>
          </table:table-cell>
          <table:table-cell office:value-type="float" office:value="56.613045" calcext:value-type="float">
            <text:p>56,613045</text:p>
          </table:table-cell>
          <table:table-cell office:value-type="float" office:value="52.573044" calcext:value-type="float">
            <text:p>52,573044</text:p>
          </table:table-cell>
          <table:table-cell office:value-type="float" office:value="71.18766" calcext:value-type="float">
            <text:p>71,18766</text:p>
          </table:table-cell>
          <table:table-cell office:value-type="float" office:value="54.390316" calcext:value-type="float">
            <text:p>54,390316</text:p>
          </table:table-cell>
          <table:table-cell office:value-type="float" office:value="50.985867" calcext:value-type="float">
            <text:p>50,985867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8.681168" calcext:value-type="float">
            <text:p>78,681168</text:p>
          </table:table-cell>
          <table:table-cell office:value-type="float" office:value="57.194107" calcext:value-type="float">
            <text:p>57,194107</text:p>
          </table:table-cell>
          <table:table-cell office:value-type="float" office:value="53.864586" calcext:value-type="float">
            <text:p>53,864586</text:p>
          </table:table-cell>
          <table:table-cell office:value-type="float" office:value="76.029053" calcext:value-type="float">
            <text:p>76,029053</text:p>
          </table:table-cell>
          <table:table-cell office:value-type="float" office:value="56.076981" calcext:value-type="float">
            <text:p>56,076981</text:p>
          </table:table-cell>
          <table:table-cell office:value-type="float" office:value="52.74543" calcext:value-type="float">
            <text:p>52,74543</text:p>
          </table:table-cell>
          <table:table-cell office:value-type="float" office:value="75.007477" calcext:value-type="float">
            <text:p>75,007477</text:p>
          </table:table-cell>
          <table:table-cell office:value-type="float" office:value="55.907864" calcext:value-type="float">
            <text:p>55,907864</text:p>
          </table:table-cell>
          <table:table-cell office:value-type="float" office:value="52.181156" calcext:value-type="float">
            <text:p>52,181156</text:p>
          </table:table-cell>
        </table:table-row>
        <table:table-row table:style-name="ro1">
          <table:table-cell table:style-name="ce3"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/>
          <table:table-cell table:style-name="ce3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 calcext:value-type="string">
            <text:p>Model 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 office:value-type="string" calcext:value-type="string">
            <text:p>Model 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8.084084" calcext:value-type="float">
            <text:p>88,084084</text:p>
          </table:table-cell>
          <table:table-cell office:value-type="float" office:value="83.256508" calcext:value-type="float">
            <text:p>83,256508</text:p>
          </table:table-cell>
          <table:table-cell office:value-type="float" office:value="75.769928" calcext:value-type="float">
            <text:p>75,769928</text:p>
          </table:table-cell>
          <table:table-cell office:value-type="float" office:value="87.858826" calcext:value-type="float">
            <text:p>87,858826</text:p>
          </table:table-cell>
          <table:table-cell office:value-type="float" office:value="82.501831" calcext:value-type="float">
            <text:p>82,501831</text:p>
          </table:table-cell>
          <table:table-cell office:value-type="float" office:value="74.72744" calcext:value-type="float">
            <text:p>74,72744</text:p>
          </table:table-cell>
          <table:table-cell office:value-type="float" office:value="87.611412" calcext:value-type="float">
            <text:p>87,611412</text:p>
          </table:table-cell>
          <table:table-cell office:value-type="float" office:value="82.289528" calcext:value-type="float">
            <text:p>82,289528</text:p>
          </table:table-cell>
          <table:table-cell office:value-type="float" office:value="74.375931" calcext:value-type="float">
            <text:p>74,375931</text:p>
          </table:table-cell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8.283752" calcext:value-type="float">
            <text:p>88,283752</text:p>
          </table:table-cell>
          <table:table-cell office:value-type="float" office:value="83.757088" calcext:value-type="float">
            <text:p>83,757088</text:p>
          </table:table-cell>
          <table:table-cell office:value-type="float" office:value="76.168213" calcext:value-type="float">
            <text:p>76,168213</text:p>
          </table:table-cell>
          <table:table-cell office:value-type="float" office:value="88.502174" calcext:value-type="float">
            <text:p>88,502174</text:p>
          </table:table-cell>
          <table:table-cell office:value-type="float" office:value="83.3116" calcext:value-type="float">
            <text:p>83,3116</text:p>
          </table:table-cell>
          <table:table-cell office:value-type="float" office:value="75.808105" calcext:value-type="float">
            <text:p>75,808105</text:p>
          </table:table-cell>
          <table:table-cell office:value-type="float" office:value="87.992821" calcext:value-type="float">
            <text:p>87,992821</text:p>
          </table:table-cell>
          <table:table-cell office:value-type="float" office:value="83.546394" calcext:value-type="float">
            <text:p>83,546394</text:p>
          </table:table-cell>
          <table:table-cell office:value-type="float" office:value="75.826004" calcext:value-type="float">
            <text:p>75,826004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70.765594" calcext:value-type="float">
            <text:p>70,765594</text:p>
          </table:table-cell>
          <table:table-cell office:value-type="float" office:value="61.774372" calcext:value-type="float">
            <text:p>61,774372</text:p>
          </table:table-cell>
          <table:table-cell office:value-type="float" office:value="56.795918" calcext:value-type="float">
            <text:p>56,795918</text:p>
          </table:table-cell>
          <table:table-cell office:value-type="float" office:value="71.32579" calcext:value-type="float">
            <text:p>71,32579</text:p>
          </table:table-cell>
          <table:table-cell office:value-type="float" office:value="62.199688" calcext:value-type="float">
            <text:p>62,199688</text:p>
          </table:table-cell>
          <table:table-cell office:value-type="float" office:value="57.068611" calcext:value-type="float">
            <text:p>57,068611</text:p>
          </table:table-cell>
          <table:table-cell office:value-type="float" office:value="70.664856" calcext:value-type="float">
            <text:p>70,664856</text:p>
          </table:table-cell>
          <table:table-cell office:value-type="float" office:value="61.192917" calcext:value-type="float">
            <text:p>61,192917</text:p>
          </table:table-cell>
          <table:table-cell office:value-type="float" office:value="56.354118" calcext:value-type="float">
            <text:p>56,354118</text:p>
          </table:table-cell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71.528107" calcext:value-type="float">
            <text:p>71,528107</text:p>
          </table:table-cell>
          <table:table-cell office:value-type="float" office:value="62.463753" calcext:value-type="float">
            <text:p>62,463753</text:p>
          </table:table-cell>
          <table:table-cell office:value-type="float" office:value="57.517487" calcext:value-type="float">
            <text:p>57,517487</text:p>
          </table:table-cell>
          <table:table-cell office:value-type="float" office:value="71.879601" calcext:value-type="float">
            <text:p>71,879601</text:p>
          </table:table-cell>
          <table:table-cell office:value-type="float" office:value="62.567055" calcext:value-type="float">
            <text:p>62,567055</text:p>
          </table:table-cell>
          <table:table-cell office:value-type="float" office:value="57.273937" calcext:value-type="float">
            <text:p>57,273937</text:p>
          </table:table-cell>
          <table:table-cell office:value-type="float" office:value="71.382172" calcext:value-type="float">
            <text:p>71,382172</text:p>
          </table:table-cell>
          <table:table-cell office:value-type="float" office:value="61.715149" calcext:value-type="float">
            <text:p>61,715149</text:p>
          </table:table-cell>
          <table:table-cell office:value-type="float" office:value="54.16724" calcext:value-type="float">
            <text:p>54,16724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80.883614" calcext:value-type="float">
            <text:p>80,883614</text:p>
          </table:table-cell>
          <table:table-cell office:value-type="float" office:value="60.0439" calcext:value-type="float">
            <text:p>60,0439</text:p>
          </table:table-cell>
          <table:table-cell office:value-type="float" office:value="56.548702" calcext:value-type="float">
            <text:p>56,548702</text:p>
          </table:table-cell>
          <table:table-cell office:value-type="float" office:value="81.202713" calcext:value-type="float">
            <text:p>81,202713</text:p>
          </table:table-cell>
          <table:table-cell office:value-type="float" office:value="61.526466" calcext:value-type="float">
            <text:p>61,526466</text:p>
          </table:table-cell>
          <table:table-cell office:value-type="float" office:value="57.185959" calcext:value-type="float">
            <text:p>57,185959</text:p>
          </table:table-cell>
          <table:table-cell office:value-type="float" office:value="76.515503" calcext:value-type="float">
            <text:p>76,515503</text:p>
          </table:table-cell>
          <table:table-cell office:value-type="float" office:value="57.920437" calcext:value-type="float">
            <text:p>57,920437</text:p>
          </table:table-cell>
          <table:table-cell office:value-type="float" office:value="54.176479" calcext:value-type="float">
            <text:p>54,176479</text:p>
          </table:table-cell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83.751671" calcext:value-type="float">
            <text:p>83,751671</text:p>
          </table:table-cell>
          <table:table-cell office:value-type="float" office:value="64.152328" calcext:value-type="float">
            <text:p>64,152328</text:p>
          </table:table-cell>
          <table:table-cell office:value-type="float" office:value="59.930737" calcext:value-type="float">
            <text:p>59,930737</text:p>
          </table:table-cell>
          <table:table-cell office:value-type="float" office:value="86.233612" calcext:value-type="float">
            <text:p>86,233612</text:p>
          </table:table-cell>
          <table:table-cell office:value-type="float" office:value="64.58889" calcext:value-type="float">
            <text:p>64,58889</text:p>
          </table:table-cell>
          <table:table-cell office:value-type="float" office:value="60.063316" calcext:value-type="float">
            <text:p>60,063316</text:p>
          </table:table-cell>
          <table:table-cell office:value-type="float" office:value="72.781494" calcext:value-type="float">
            <text:p>72,781494</text:p>
          </table:table-cell>
          <table:table-cell office:value-type="float" office:value="54.505039" calcext:value-type="float">
            <text:p>54,505039</text:p>
          </table:table-cell>
          <table:table-cell office:value-type="float" office:value="51.529705" calcext:value-type="float">
            <text:p>51,529705</text:p>
          </table:table-cell>
        </table:table-row>
        <table:table-row table:style-name="ro1">
          <table:table-cell table:style-name="ce2"/>
          <table:table-cell office:value-type="string" calcext:value-type="string">
            <text:p>detection_3d AP</text:p>
          </table:table-cell>
          <table:table-cell table:style-name="ce5" table:number-columns-repeated="9"/>
          <table:table-cell/>
          <table:table-cell table:style-name="ce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table:style-name="ce2"/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/>
          <table:table-cell table:style-name="ce2"/>
          <table:table-cell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3.761086" calcext:value-type="float">
            <text:p>83,761086</text:p>
          </table:table-cell>
          <table:table-cell office:value-type="float" office:value="71.559753" calcext:value-type="float">
            <text:p>71,559753</text:p>
          </table:table-cell>
          <table:table-cell office:value-type="float" office:value="63.749779" calcext:value-type="float">
            <text:p>63,749779</text:p>
          </table:table-cell>
          <table:table-cell office:value-type="float" office:value="83.880363" calcext:value-type="float">
            <text:p>83,880363</text:p>
          </table:table-cell>
          <table:table-cell office:value-type="float" office:value="70.841454" calcext:value-type="float">
            <text:p>70,841454</text:p>
          </table:table-cell>
          <table:table-cell office:value-type="float" office:value="63.169842" calcext:value-type="float">
            <text:p>63,169842</text:p>
          </table:table-cell>
          <table:table-cell office:value-type="float" office:value="83.659515" calcext:value-type="float">
            <text:p>83,659515</text:p>
          </table:table-cell>
          <table:table-cell office:value-type="float" office:value="70.199791" calcext:value-type="float">
            <text:p>70,199791</text:p>
          </table:table-cell>
          <table:table-cell office:value-type="float" office:value="63.027931" calcext:value-type="float">
            <text:p>63,027931</text:p>
          </table:table-cell>
          <table:table-cell/>
          <table:table-cell table:style-name="ce2"/>
          <table:table-cell table:style-name="ce6" office:value-type="string" calcext:value-type="string">
            <text:p>car</text:p>
          </table:table-cell>
          <table:table-cell office:value-type="float" office:value="85.189529" calcext:value-type="float">
            <text:p>85,189529</text:p>
          </table:table-cell>
          <table:table-cell office:value-type="float" office:value="72.940712" calcext:value-type="float">
            <text:p>72,940712</text:p>
          </table:table-cell>
          <table:table-cell office:value-type="float" office:value="64.737526" calcext:value-type="float">
            <text:p>64,737526</text:p>
          </table:table-cell>
          <table:table-cell office:value-type="float" office:value="85.04377" calcext:value-type="float">
            <text:p>85,04377</text:p>
          </table:table-cell>
          <table:table-cell office:value-type="float" office:value="72.365082" calcext:value-type="float">
            <text:p>72,365082</text:p>
          </table:table-cell>
          <table:table-cell office:value-type="float" office:value="64.442894" calcext:value-type="float">
            <text:p>64,442894</text:p>
          </table:table-cell>
          <table:table-cell office:value-type="float" office:value="84.976318" calcext:value-type="float">
            <text:p>84,976318</text:p>
          </table:table-cell>
          <table:table-cell office:value-type="float" office:value="72.341721" calcext:value-type="float">
            <text:p>72,341721</text:p>
          </table:table-cell>
          <table:table-cell office:value-type="float" office:value="64.329407" calcext:value-type="float">
            <text:p>64,329407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6.903824" calcext:value-type="float">
            <text:p>66,903824</text:p>
          </table:table-cell>
          <table:table-cell office:value-type="float" office:value="57.280773" calcext:value-type="float">
            <text:p>57,280773</text:p>
          </table:table-cell>
          <table:table-cell office:value-type="float" office:value="50.495983" calcext:value-type="float">
            <text:p>50,495983</text:p>
          </table:table-cell>
          <table:table-cell office:value-type="float" office:value="67.601135" calcext:value-type="float">
            <text:p>67,601135</text:p>
          </table:table-cell>
          <table:table-cell office:value-type="float" office:value="58.647243" calcext:value-type="float">
            <text:p>58,647243</text:p>
          </table:table-cell>
          <table:table-cell office:value-type="float" office:value="51.369667" calcext:value-type="float">
            <text:p>51,369667</text:p>
          </table:table-cell>
          <table:table-cell office:value-type="float" office:value="64.919525" calcext:value-type="float">
            <text:p>64,919525</text:p>
          </table:table-cell>
          <table:table-cell office:value-type="float" office:value="55.221073" calcext:value-type="float">
            <text:p>55,221073</text:p>
          </table:table-cell>
          <table:table-cell office:value-type="float" office:value="48.434715" calcext:value-type="float">
            <text:p>48,434715</text:p>
          </table:table-cell>
          <table:table-cell/>
          <table:table-cell table:style-name="ce2"/>
          <table:table-cell table:style-name="ce6" office:value-type="string" calcext:value-type="string">
            <text:p>pedestrian</text:p>
          </table:table-cell>
          <table:table-cell office:value-type="float" office:value="68.523651" calcext:value-type="float">
            <text:p>68,523651</text:p>
          </table:table-cell>
          <table:table-cell office:value-type="float" office:value="59.663361" calcext:value-type="float">
            <text:p>59,663361</text:p>
          </table:table-cell>
          <table:table-cell office:value-type="float" office:value="52.186626" calcext:value-type="float">
            <text:p>52,186626</text:p>
          </table:table-cell>
          <table:table-cell office:value-type="float" office:value="68.492928" calcext:value-type="float">
            <text:p>68,492928</text:p>
          </table:table-cell>
          <table:table-cell office:value-type="float" office:value="58.695812" calcext:value-type="float">
            <text:p>58,695812</text:p>
          </table:table-cell>
          <table:table-cell office:value-type="float" office:value="51.271214" calcext:value-type="float">
            <text:p>51,271214</text:p>
          </table:table-cell>
          <table:table-cell office:value-type="float" office:value="66.906303" calcext:value-type="float">
            <text:p>66,906303</text:p>
          </table:table-cell>
          <table:table-cell office:value-type="float" office:value="56.814556" calcext:value-type="float">
            <text:p>56,814556</text:p>
          </table:table-cell>
          <table:table-cell office:value-type="float" office:value="49.98798" calcext:value-type="float">
            <text:p>49,98798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2.716507" calcext:value-type="float">
            <text:p>72,716507</text:p>
          </table:table-cell>
          <table:table-cell office:value-type="float" office:value="54.587589" calcext:value-type="float">
            <text:p>54,587589</text:p>
          </table:table-cell>
          <table:table-cell office:value-type="float" office:value="51.585018" calcext:value-type="float">
            <text:p>51,585018</text:p>
          </table:table-cell>
          <table:table-cell office:value-type="float" office:value="74.199013" calcext:value-type="float">
            <text:p>74,199013</text:p>
          </table:table-cell>
          <table:table-cell office:value-type="float" office:value="55.538803" calcext:value-type="float">
            <text:p>55,538803</text:p>
          </table:table-cell>
          <table:table-cell office:value-type="float" office:value="52.145939" calcext:value-type="float">
            <text:p>52,145939</text:p>
          </table:table-cell>
          <table:table-cell office:value-type="float" office:value="70.55751" calcext:value-type="float">
            <text:p>70,55751</text:p>
          </table:table-cell>
          <table:table-cell office:value-type="float" office:value="51.397156" calcext:value-type="float">
            <text:p>51,397156</text:p>
          </table:table-cell>
          <table:table-cell office:value-type="float" office:value="48.444118" calcext:value-type="float">
            <text:p>48,444118</text:p>
          </table:table-cell>
          <table:table-cell/>
          <table:table-cell table:style-name="ce2"/>
          <table:table-cell table:style-name="ce6" office:value-type="string" calcext:value-type="string">
            <text:p>cyclist</text:p>
          </table:table-cell>
          <table:table-cell office:value-type="float" office:value="79.851707" calcext:value-type="float">
            <text:p>79,851707</text:p>
          </table:table-cell>
          <table:table-cell office:value-type="float" office:value="58.505398" calcext:value-type="float">
            <text:p>58,505398</text:p>
          </table:table-cell>
          <table:table-cell office:value-type="float" office:value="54.621326" calcext:value-type="float">
            <text:p>54,621326</text:p>
          </table:table-cell>
          <table:table-cell office:value-type="float" office:value="81.843117" calcext:value-type="float">
            <text:p>81,843117</text:p>
          </table:table-cell>
          <table:table-cell office:value-type="float" office:value="60.232616" calcext:value-type="float">
            <text:p>60,232616</text:p>
          </table:table-cell>
          <table:table-cell office:value-type="float" office:value="56.691963" calcext:value-type="float">
            <text:p>56,691963</text:p>
          </table:table-cell>
          <table:table-cell office:value-type="float" office:value="66.597977" calcext:value-type="float">
            <text:p>66,597977</text:p>
          </table:table-cell>
          <table:table-cell office:value-type="float" office:value="49.485447" calcext:value-type="float">
            <text:p>49,485447</text:p>
          </table:table-cell>
          <table:table-cell office:value-type="float" office:value="46.73122" calcext:value-type="float">
            <text:p>46,73122</text:p>
          </table:table-cell>
        </table:table-row>
        <table:table-row table:style-name="ro1">
          <table:table-cell table:style-name="ce4"/>
          <table:table-cell office:value-type="string" calcext:value-type="string">
            <text:p>detection_ground AP</text:p>
          </table:table-cell>
          <table:table-cell table:style-name="ce5" table:number-columns-repeated="9"/>
          <table:table-cell/>
          <table:table-cell table:style-name="ce4"/>
          <table:table-cell office:value-type="string" calcext:value-type="string">
            <text:p>detection_ground AP</text:p>
          </table:table-cell>
          <table:table-cell table:style-name="ce5" table:number-columns-repeated="9"/>
        </table:table-row>
        <table:table-row table:style-name="ro1">
          <table:table-cell office:value-type="string" calcext:value-type="string">
            <text:p>Model 3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/>
          <table:table-cell office:value-type="string" calcext:value-type="string">
            <text:p>Model 3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8.344711" calcext:value-type="float">
            <text:p>88,344711</text:p>
          </table:table-cell>
          <table:table-cell office:value-type="float" office:value="82.982498" calcext:value-type="float">
            <text:p>82,982498</text:p>
          </table:table-cell>
          <table:table-cell office:value-type="float" office:value="75.615982" calcext:value-type="float">
            <text:p>75,615982</text:p>
          </table:table-cell>
          <table:table-cell office:value-type="float" office:value="87.816185" calcext:value-type="float">
            <text:p>87,816185</text:p>
          </table:table-cell>
          <table:table-cell office:value-type="float" office:value="82.569847" calcext:value-type="float">
            <text:p>82,569847</text:p>
          </table:table-cell>
          <table:table-cell office:value-type="float" office:value="75.091591" calcext:value-type="float">
            <text:p>75,091591</text:p>
          </table:table-cell>
          <table:table-cell office:value-type="float" office:value="87.806854" calcext:value-type="float">
            <text:p>87,806854</text:p>
          </table:table-cell>
          <table:table-cell office:value-type="float" office:value="82.875099" calcext:value-type="float">
            <text:p>82,875099</text:p>
          </table:table-cell>
          <table:table-cell office:value-type="float" office:value="75.260406" calcext:value-type="float">
            <text:p>75,260406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8.159088" calcext:value-type="float">
            <text:p>88,159088</text:p>
          </table:table-cell>
          <table:table-cell office:value-type="float" office:value="83.944145" calcext:value-type="float">
            <text:p>83,944145</text:p>
          </table:table-cell>
          <table:table-cell office:value-type="float" office:value="76.145493" calcext:value-type="float">
            <text:p>76,145493</text:p>
          </table:table-cell>
          <table:table-cell office:value-type="float" office:value="88.046822" calcext:value-type="float">
            <text:p>88,046822</text:p>
          </table:table-cell>
          <table:table-cell office:value-type="float" office:value="82.847664" calcext:value-type="float">
            <text:p>82,847664</text:p>
          </table:table-cell>
          <table:table-cell office:value-type="float" office:value="75.259377" calcext:value-type="float">
            <text:p>75,259377</text:p>
          </table:table-cell>
          <table:table-cell office:value-type="float" office:value="88.20018" calcext:value-type="float">
            <text:p>88,20018</text:p>
          </table:table-cell>
          <table:table-cell office:value-type="float" office:value="83.982109" calcext:value-type="float">
            <text:p>83,982109</text:p>
          </table:table-cell>
          <table:table-cell office:value-type="float" office:value="76.014977" calcext:value-type="float">
            <text:p>76,014977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70.702904" calcext:value-type="float">
            <text:p>70,702904</text:p>
          </table:table-cell>
          <table:table-cell office:value-type="float" office:value="61.532509" calcext:value-type="float">
            <text:p>61,532509</text:p>
          </table:table-cell>
          <table:table-cell office:value-type="float" office:value="56.585484" calcext:value-type="float">
            <text:p>56,585484</text:p>
          </table:table-cell>
          <table:table-cell office:value-type="float" office:value="72.059998" calcext:value-type="float">
            <text:p>72,059998</text:p>
          </table:table-cell>
          <table:table-cell office:value-type="float" office:value="62.722038" calcext:value-type="float">
            <text:p>62,722038</text:p>
          </table:table-cell>
          <table:table-cell office:value-type="float" office:value="57.464035" calcext:value-type="float">
            <text:p>57,464035</text:p>
          </table:table-cell>
          <table:table-cell office:value-type="float" office:value="69.658592" calcext:value-type="float">
            <text:p>69,658592</text:p>
          </table:table-cell>
          <table:table-cell office:value-type="float" office:value="60.426468" calcext:value-type="float">
            <text:p>60,426468</text:p>
          </table:table-cell>
          <table:table-cell office:value-type="float" office:value="52.95639" calcext:value-type="float">
            <text:p>52,95639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71.564156" calcext:value-type="float">
            <text:p>71,564156</text:p>
          </table:table-cell>
          <table:table-cell office:value-type="float" office:value="62.590469" calcext:value-type="float">
            <text:p>62,590469</text:p>
          </table:table-cell>
          <table:table-cell office:value-type="float" office:value="57.428543" calcext:value-type="float">
            <text:p>57,428543</text:p>
          </table:table-cell>
          <table:table-cell office:value-type="float" office:value="71.194229" calcext:value-type="float">
            <text:p>71,194229</text:p>
          </table:table-cell>
          <table:table-cell office:value-type="float" office:value="62.269573" calcext:value-type="float">
            <text:p>62,269573</text:p>
          </table:table-cell>
          <table:table-cell office:value-type="float" office:value="57.073063" calcext:value-type="float">
            <text:p>57,073063</text:p>
          </table:table-cell>
          <table:table-cell office:value-type="float" office:value="71.619057" calcext:value-type="float">
            <text:p>71,619057</text:p>
          </table:table-cell>
          <table:table-cell office:value-type="float" office:value="62.328648" calcext:value-type="float">
            <text:p>62,328648</text:p>
          </table:table-cell>
          <table:table-cell office:value-type="float" office:value="57.366257" calcext:value-type="float">
            <text:p>57,366257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8.991623" calcext:value-type="float">
            <text:p>78,991623</text:p>
          </table:table-cell>
          <table:table-cell office:value-type="float" office:value="58.528881" calcext:value-type="float">
            <text:p>58,528881</text:p>
          </table:table-cell>
          <table:table-cell office:value-type="float" office:value="54.966026" calcext:value-type="float">
            <text:p>54,966026</text:p>
          </table:table-cell>
          <table:table-cell office:value-type="float" office:value="79.973511" calcext:value-type="float">
            <text:p>79,973511</text:p>
          </table:table-cell>
          <table:table-cell office:value-type="float" office:value="59.477066" calcext:value-type="float">
            <text:p>59,477066</text:p>
          </table:table-cell>
          <table:table-cell office:value-type="float" office:value="55.885292" calcext:value-type="float">
            <text:p>55,885292</text:p>
          </table:table-cell>
          <table:table-cell office:value-type="float" office:value="71.895386" calcext:value-type="float">
            <text:p>71,895386</text:p>
          </table:table-cell>
          <table:table-cell office:value-type="float" office:value="54.974182" calcext:value-type="float">
            <text:p>54,974182</text:p>
          </table:table-cell>
          <table:table-cell office:value-type="float" office:value="51.688133" calcext:value-type="float">
            <text:p>51,688133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82.873383" calcext:value-type="float">
            <text:p>82,873383</text:p>
          </table:table-cell>
          <table:table-cell office:value-type="float" office:value="62.226654" calcext:value-type="float">
            <text:p>62,226654</text:p>
          </table:table-cell>
          <table:table-cell office:value-type="float" office:value="58.042473" calcext:value-type="float">
            <text:p>58,042473</text:p>
          </table:table-cell>
          <table:table-cell office:value-type="float" office:value="77.307549" calcext:value-type="float">
            <text:p>77,307549</text:p>
          </table:table-cell>
          <table:table-cell office:value-type="float" office:value="57.882965" calcext:value-type="float">
            <text:p>57,882965</text:p>
          </table:table-cell>
          <table:table-cell office:value-type="float" office:value="54.541855" calcext:value-type="float">
            <text:p>54,541855</text:p>
          </table:table-cell>
          <table:table-cell office:value-type="float" office:value="77.618393" calcext:value-type="float">
            <text:p>77,618393</text:p>
          </table:table-cell>
          <table:table-cell office:value-type="float" office:value="57.825066" calcext:value-type="float">
            <text:p>57,825066</text:p>
          </table:table-cell>
          <table:table-cell office:value-type="float" office:value="54.174351" calcext:value-type="float">
            <text:p>54,174351</text:p>
          </table:table-cell>
        </table:table-row>
        <table:table-row table:style-name="ro1">
          <table:table-cell/>
          <table:table-cell office:value-type="string" calcext:value-type="string">
            <text:p>detection_3d AP</text:p>
          </table:table-cell>
          <table:table-cell table:style-name="ce5" table:number-columns-repeated="9"/>
          <table:table-cell table:number-columns-repeated="2"/>
          <table:table-cell office:value-type="string" calcext:value-type="string">
            <text:p>detection_3d AP</text:p>
          </table:table-cell>
          <table:table-cell table:style-name="ce5"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A</text:p>
          </table:table-cell>
          <table:table-cell table:style-name="ce5" table:number-columns-repeated="2"/>
          <table:table-cell table:style-name="ce5" office:value-type="string" calcext:value-type="string">
            <text:p>B</text:p>
          </table:table-cell>
          <table:table-cell table:style-name="ce5" table:number-columns-repeated="2"/>
          <table:table-cell table:style-name="ce5" office:value-type="string" calcext:value-type="string">
            <text:p>C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9" office:value-type="string" calcext:value-type="string">
            <text:p>eas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</table:table-row>
        <table:table-row table:style-name="ro1">
          <table:table-cell/>
          <table:table-cell table:style-name="ce6" office:value-type="string" calcext:value-type="string">
            <text:p>car</text:p>
          </table:table-cell>
          <table:table-cell office:value-type="float" office:value="84.447739" calcext:value-type="float">
            <text:p>84,447739</text:p>
          </table:table-cell>
          <table:table-cell office:value-type="float" office:value="71.009354" calcext:value-type="float">
            <text:p>71,009354</text:p>
          </table:table-cell>
          <table:table-cell office:value-type="float" office:value="63.47316" calcext:value-type="float">
            <text:p>63,47316</text:p>
          </table:table-cell>
          <table:table-cell office:value-type="float" office:value="83.341751" calcext:value-type="float">
            <text:p>83,341751</text:p>
          </table:table-cell>
          <table:table-cell office:value-type="float" office:value="69.35379" calcext:value-type="float">
            <text:p>69,35379</text:p>
          </table:table-cell>
          <table:table-cell office:value-type="float" office:value="62.726318" calcext:value-type="float">
            <text:p>62,726318</text:p>
          </table:table-cell>
          <table:table-cell office:value-type="float" office:value="84.237556" calcext:value-type="float">
            <text:p>84,237556</text:p>
          </table:table-cell>
          <table:table-cell office:value-type="float" office:value="71.382019" calcext:value-type="float">
            <text:p>71,382019</text:p>
          </table:table-cell>
          <table:table-cell office:value-type="float" office:value="63.681229" calcext:value-type="float">
            <text:p>63,681229</text:p>
          </table:table-cell>
          <table:table-cell table:number-columns-repeated="2"/>
          <table:table-cell table:style-name="ce6" office:value-type="string" calcext:value-type="string">
            <text:p>car</text:p>
          </table:table-cell>
          <table:table-cell office:value-type="float" office:value="85.311562" calcext:value-type="float">
            <text:p>85,311562</text:p>
          </table:table-cell>
          <table:table-cell office:value-type="float" office:value="73.255135" calcext:value-type="float">
            <text:p>73,255135</text:p>
          </table:table-cell>
          <table:table-cell office:value-type="float" office:value="64.940521" calcext:value-type="float">
            <text:p>64,940521</text:p>
          </table:table-cell>
          <table:table-cell office:value-type="float" office:value="84.525009" calcext:value-type="float">
            <text:p>84,525009</text:p>
          </table:table-cell>
          <table:table-cell office:value-type="float" office:value="72.302841" calcext:value-type="float">
            <text:p>72,302841</text:p>
          </table:table-cell>
          <table:table-cell office:value-type="float" office:value="64.253769" calcext:value-type="float">
            <text:p>64,253769</text:p>
          </table:table-cell>
          <table:table-cell office:value-type="float" office:value="85.095688" calcext:value-type="float">
            <text:p>85,095688</text:p>
          </table:table-cell>
          <table:table-cell office:value-type="float" office:value="72.211983" calcext:value-type="float">
            <text:p>72,211983</text:p>
          </table:table-cell>
          <table:table-cell office:value-type="float" office:value="64.202805" calcext:value-type="float">
            <text:p>64,202805</text:p>
          </table:table-cell>
        </table:table-row>
        <table:table-row table:style-name="ro1">
          <table:table-cell/>
          <table:table-cell table:style-name="ce6" office:value-type="string" calcext:value-type="string">
            <text:p>pedestrian</text:p>
          </table:table-cell>
          <table:table-cell office:value-type="float" office:value="66.325645" calcext:value-type="float">
            <text:p>66,325645</text:p>
          </table:table-cell>
          <table:table-cell office:value-type="float" office:value="57.006981" calcext:value-type="float">
            <text:p>57,006981</text:p>
          </table:table-cell>
          <table:table-cell office:value-type="float" office:value="50.481476" calcext:value-type="float">
            <text:p>50,481476</text:p>
          </table:table-cell>
          <table:table-cell office:value-type="float" office:value="66.286446" calcext:value-type="float">
            <text:p>66,286446</text:p>
          </table:table-cell>
          <table:table-cell office:value-type="float" office:value="57.393257" calcext:value-type="float">
            <text:p>57,393257</text:p>
          </table:table-cell>
          <table:table-cell office:value-type="float" office:value="50.386642" calcext:value-type="float">
            <text:p>50,386642</text:p>
          </table:table-cell>
          <table:table-cell office:value-type="float" office:value="64.460228" calcext:value-type="float">
            <text:p>64,460228</text:p>
          </table:table-cell>
          <table:table-cell office:value-type="float" office:value="55.122345" calcext:value-type="float">
            <text:p>55,122345</text:p>
          </table:table-cell>
          <table:table-cell office:value-type="float" office:value="48.71928" calcext:value-type="float">
            <text:p>48,71928</text:p>
          </table:table-cell>
          <table:table-cell table:number-columns-repeated="2"/>
          <table:table-cell table:style-name="ce6" office:value-type="string" calcext:value-type="string">
            <text:p>pedestrian</text:p>
          </table:table-cell>
          <table:table-cell office:value-type="float" office:value="68.559135" calcext:value-type="float">
            <text:p>68,559135</text:p>
          </table:table-cell>
          <table:table-cell office:value-type="float" office:value="58.697502" calcext:value-type="float">
            <text:p>58,697502</text:p>
          </table:table-cell>
          <table:table-cell office:value-type="float" office:value="51.534939" calcext:value-type="float">
            <text:p>51,534939</text:p>
          </table:table-cell>
          <table:table-cell office:value-type="float" office:value="67.19294" calcext:value-type="float">
            <text:p>67,19294</text:p>
          </table:table-cell>
          <table:table-cell office:value-type="float" office:value="58.076351" calcext:value-type="float">
            <text:p>58,076351</text:p>
          </table:table-cell>
          <table:table-cell office:value-type="float" office:value="50.92802" calcext:value-type="float">
            <text:p>50,92802</text:p>
          </table:table-cell>
          <table:table-cell office:value-type="float" office:value="67.129692" calcext:value-type="float">
            <text:p>67,129692</text:p>
          </table:table-cell>
          <table:table-cell office:value-type="float" office:value="57.849575" calcext:value-type="float">
            <text:p>57,849575</text:p>
          </table:table-cell>
          <table:table-cell office:value-type="float" office:value="50.607712" calcext:value-type="float">
            <text:p>50,607712</text:p>
          </table:table-cell>
        </table:table-row>
        <table:table-row table:style-name="ro1">
          <table:table-cell/>
          <table:table-cell table:style-name="ce6" office:value-type="string" calcext:value-type="string">
            <text:p>cyclist</text:p>
          </table:table-cell>
          <table:table-cell office:value-type="float" office:value="77.564301" calcext:value-type="float">
            <text:p>77,564301</text:p>
          </table:table-cell>
          <table:table-cell office:value-type="float" office:value="57.066273" calcext:value-type="float">
            <text:p>57,066273</text:p>
          </table:table-cell>
          <table:table-cell office:value-type="float" office:value="53.303032" calcext:value-type="float">
            <text:p>53,303032</text:p>
          </table:table-cell>
          <table:table-cell office:value-type="float" office:value="76.476921" calcext:value-type="float">
            <text:p>76,476921</text:p>
          </table:table-cell>
          <table:table-cell office:value-type="float" office:value="56.534599" calcext:value-type="float">
            <text:p>56,534599</text:p>
          </table:table-cell>
          <table:table-cell office:value-type="float" office:value="52.968807" calcext:value-type="float">
            <text:p>52,968807</text:p>
          </table:table-cell>
          <table:table-cell office:value-type="float" office:value="67.92292" calcext:value-type="float">
            <text:p>67,92292</text:p>
          </table:table-cell>
          <table:table-cell office:value-type="float" office:value="49.701233" calcext:value-type="float">
            <text:p>49,701233</text:p>
          </table:table-cell>
          <table:table-cell office:value-type="float" office:value="46.831608" calcext:value-type="float">
            <text:p>46,831608</text:p>
          </table:table-cell>
          <table:table-cell table:number-columns-repeated="2"/>
          <table:table-cell table:style-name="ce6" office:value-type="string" calcext:value-type="string">
            <text:p>cyclist</text:p>
          </table:table-cell>
          <table:table-cell office:value-type="float" office:value="78.010498" calcext:value-type="float">
            <text:p>78,010498</text:p>
          </table:table-cell>
          <table:table-cell office:value-type="float" office:value="57.221836" calcext:value-type="float">
            <text:p>57,221836</text:p>
          </table:table-cell>
          <table:table-cell office:value-type="float" office:value="53.451527" calcext:value-type="float">
            <text:p>53,451527</text:p>
          </table:table-cell>
          <table:table-cell office:value-type="float" office:value="74.003235" calcext:value-type="float">
            <text:p>74,003235</text:p>
          </table:table-cell>
          <table:table-cell office:value-type="float" office:value="55.276817" calcext:value-type="float">
            <text:p>55,276817</text:p>
          </table:table-cell>
          <table:table-cell office:value-type="float" office:value="51.951874" calcext:value-type="float">
            <text:p>51,951874</text:p>
          </table:table-cell>
          <table:table-cell office:value-type="float" office:value="74.32045" calcext:value-type="float">
            <text:p>74,32045</text:p>
          </table:table-cell>
          <table:table-cell office:value-type="float" office:value="54.476883" calcext:value-type="float">
            <text:p>54,476883</text:p>
          </table:table-cell>
          <table:table-cell office:value-type="float" office:value="50.418156" calcext:value-type="float">
            <text:p>50,418156</text:p>
          </table:table-cell>
        </table:table-row>
        <table:table-row table:style-name="ro1">
          <table:table-cell/>
          <table:table-cell office:value-type="string" calcext:value-type="string">
            <text:p>Average time</text:p>
          </table:table-cell>
          <table:table-cell office:value-type="float" office:value="0.0471972473322" calcext:value-type="float">
            <text:p>0,0471972473</text:p>
          </table:table-cell>
          <table:table-cell table:number-columns-repeated="10"/>
          <table:table-cell office:value-type="string" calcext:value-type="string">
            <text:p>Average time</text:p>
          </table:table-cell>
          <table:table-cell office:value-type="float" office:value="0.0256701936049" calcext:value-type="float">
            <text:p>0,0256701936</text:p>
          </table:table-cell>
          <table:table-cell table:number-columns-repeated="8"/>
        </table:table-row>
      </table:table>
      <table:table table:name="Analisys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ce8"/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Box2D</text:p>
          </table:table-cell>
          <table:table-cell table:style-name="ce5" office:value-type="string" calcext:value-type="string">
            <text:p>detection AP</text:p>
          </table:table-cell>
          <table:table-cell table:style-name="ce5" table:number-columns-repeated="3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 table:number-columns-repeated="2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13" office:value-type="string" calcext:value-type="string">
            <text:p>Średnia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/>
          <table:table-cell office:value-type="string" calcext:value-type="string">
            <text:p>car</text:p>
          </table:table-cell>
          <table:table-cell table:style-name="ce10" office:value-type="float" office:value="96.482544" calcext:value-type="float">
            <text:p>96,5</text:p>
          </table:table-cell>
          <table:table-cell table:style-name="ce10" office:value-type="float" office:value="90.305161" calcext:value-type="float">
            <text:p>90,3</text:p>
          </table:table-cell>
          <table:table-cell table:style-name="ce10" office:value-type="float" office:value="87.626389" calcext:value-type="float">
            <text:p>87,6</text:p>
          </table:table-cell>
          <table:table-cell table:style-name="ce11" table:formula="of:=AVERAGE([.D5:.F5])" office:value-type="float" office:value="91.4713646666667" calcext:value-type="float">
            <text:p>91,5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/>
          <table:table-cell office:value-type="string" calcext:value-type="string">
            <text:p>pedestrian</text:p>
          </table:table-cell>
          <table:table-cell table:style-name="ce10" office:value-type="float" office:value="84.555908" calcext:value-type="float">
            <text:p>84,6</text:p>
          </table:table-cell>
          <table:table-cell table:style-name="ce10" office:value-type="float" office:value="76.389679" calcext:value-type="float">
            <text:p>76,4</text:p>
          </table:table-cell>
          <table:table-cell table:style-name="ce10" office:value-type="float" office:value="72.43866" calcext:value-type="float">
            <text:p>72,4</text:p>
          </table:table-cell>
          <table:table-cell table:style-name="ce11" table:formula="of:=AVERAGE([.D6:.F6])" office:value-type="float" office:value="77.794749" calcext:value-type="float">
            <text:p>77,8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/>
          <table:table-cell office:value-type="string" calcext:value-type="string">
            <text:p>cyclist</text:p>
          </table:table-cell>
          <table:table-cell table:style-name="ce10" office:value-type="float" office:value="88.994469" calcext:value-type="float">
            <text:p>89,0</text:p>
          </table:table-cell>
          <table:table-cell table:style-name="ce10" office:value-type="float" office:value="72.703659" calcext:value-type="float">
            <text:p>72,7</text:p>
          </table:table-cell>
          <table:table-cell table:style-name="ce10" office:value-type="float" office:value="70.610924" calcext:value-type="float">
            <text:p>70,6</text:p>
          </table:table-cell>
          <table:table-cell table:style-name="ce11" table:formula="of:=AVERAGE([.D7:.F7])" office:value-type="float" office:value="77.4363506666667" calcext:value-type="float">
            <text:p>77,4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11" table:formula="of:=AVERAGE([.D5:.D7])" office:value-type="float" office:value="90.0109736666667" calcext:value-type="float">
            <text:p>90,0</text:p>
          </table:table-cell>
          <table:table-cell table:style-name="ce11" table:formula="of:=AVERAGE([.E5:.E7])" office:value-type="float" office:value="79.7994996666667" calcext:value-type="float">
            <text:p>79,8</text:p>
          </table:table-cell>
          <table:table-cell table:style-name="ce11" table:formula="of:=AVERAGE([.F5:.F7])" office:value-type="float" office:value="76.891991" calcext:value-type="float">
            <text:p>76,9</text:p>
          </table:table-cell>
          <table:table-cell table:style-name="ce10" table:formula="of:=AVERAGE([.D8:.F8])" office:value-type="float" office:value="82.2341547777778" calcext:value-type="float">
            <text:p>82,2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ull ensemble</text:p>
          </table:table-cell>
          <table:table-cell table:style-name="ce1" table:number-columns-repeated="4"/>
          <table:table-cell table:number-columns-repeated="5"/>
          <table:table-cell table:style-name="ce1" office:value-type="string" calcext:value-type="string">
            <text:p>No ensemble (but learning like ensemble)</text:p>
          </table:table-cell>
          <table:table-cell table:style-name="ce1" table:number-columns-repeated="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 table:number-columns-repeated="2"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style-name="ce10" table:formula="of:=AVERAGE([Data.C12];[Data.F12];[Data.I12])" office:value-type="float" office:value="88.369003" calcext:value-type="float">
            <text:p>88,4</text:p>
          </table:table-cell>
          <table:table-cell table:style-name="ce10" table:formula="of:=AVERAGE([Data.D12];[Data.G12];[Data.J12])" office:value-type="float" office:value="84.1593806666667" calcext:value-type="float">
            <text:p>84,2</text:p>
          </table:table-cell>
          <table:table-cell table:style-name="ce10" table:formula="of:=AVERAGE([Data.E12];[Data.H12];[Data.K12])" office:value-type="float" office:value="76.2457506666667" calcext:value-type="float">
            <text:p>76,2</text:p>
          </table:table-cell>
          <table:table-cell table:style-name="ce12" table:formula="of:=STDEV([Data.C12];[Data.F12];[Data.I12])" office:value-type="float" office:value="0.124011075807769" calcext:value-type="float">
            <text:p>0,1</text:p>
          </table:table-cell>
          <table:table-cell table:style-name="ce12" table:formula="of:=STDEV([Data.D12];[Data.G12];[Data.J12])" office:value-type="float" office:value="0.247101668780953" calcext:value-type="float">
            <text:p>0,2</text:p>
          </table:table-cell>
          <table:table-cell table:style-name="ce12" table:formula="of:=STDEV([Data.E12];[Data.H12];[Data.K12])" office:value-type="float" office:value="0.162597150188228" calcext:value-type="float">
            <text:p>0,2</text:p>
          </table:table-cell>
          <table:table-cell table:style-name="ce10" table:formula="of:=AVERAGE([.D14:.F14])" office:value-type="float" office:value="82.9247114444445" calcext:value-type="float">
            <text:p>82,9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10" table:formula="of:=AVERAGE([Data.O6];[Data.R6];[Data.U6];[Data.O18];[Data.R18];[Data.U18];[Data.O30];[Data.R30];[Data.U30])" office:value-type="float" office:value="87.8600396666667" calcext:value-type="float">
            <text:p>87,9</text:p>
          </table:table-cell>
          <table:table-cell table:style-name="ce10" table:formula="of:=AVERAGE([Data.P6];[Data.S6];[Data.V6];[Data.P18];[Data.S18];[Data.V18];[Data.P30];[Data.S30];[Data.V30])" office:value-type="float" office:value="82.5330868888889" calcext:value-type="float">
            <text:p>82,5</text:p>
          </table:table-cell>
          <table:table-cell table:style-name="ce10" table:formula="of:=AVERAGE([Data.Q6];[Data.T6];[Data.W6];[Data.Q18];[Data.T18];[Data.W18];[Data.Q30];[Data.T30];[Data.W30])" office:value-type="float" office:value="74.7191357777778" calcext:value-type="float">
            <text:p>74,7</text:p>
          </table:table-cell>
          <table:table-cell table:style-name="ce16" table:formula="of:=STDEV([Data.O6];[Data.R6];[Data.U6];[Data.O18];[Data.R18];[Data.U18];[Data.O30];[Data.R30];[Data.U30])" office:value-type="float" office:value="0.294138000962559" calcext:value-type="float">
            <text:p>0,3</text:p>
          </table:table-cell>
          <table:table-cell table:style-name="ce16" table:formula="of:=STDEV([Data.P6];[Data.S6];[Data.V6];[Data.P18];[Data.S18];[Data.V18];[Data.P30];[Data.S30];[Data.V30])" office:value-type="float" office:value="0.262157574958481" calcext:value-type="float">
            <text:p>0,3</text:p>
          </table:table-cell>
          <table:table-cell table:style-name="ce16" table:formula="of:=STDEV([Data.Q6];[Data.T6];[Data.W6];[Data.Q18];[Data.T18];[Data.W18];[Data.Q30];[Data.T30];[Data.W30])" office:value-type="float" office:value="0.565477638759873" calcext:value-type="float">
            <text:p>0,6</text:p>
          </table:table-cell>
          <table:table-cell table:style-name="ce10" table:formula="of:=AVERAGE([.N14:.P14])" office:value-type="float" office:value="81.7040874444444" calcext:value-type="float">
            <text:p>81,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style-name="ce10" table:formula="of:=AVERAGE([Data.C13];[Data.F13];[Data.I13])" office:value-type="float" office:value="73.397433" calcext:value-type="float">
            <text:p>73,4</text:p>
          </table:table-cell>
          <table:table-cell table:style-name="ce10" table:formula="of:=AVERAGE([Data.D13];[Data.G13];[Data.J13])" office:value-type="float" office:value="65.9635646666667" calcext:value-type="float">
            <text:p>66,0</text:p>
          </table:table-cell>
          <table:table-cell table:style-name="ce10" table:formula="of:=AVERAGE([Data.E13];[Data.H13];[Data.K13])" office:value-type="float" office:value="58.208866" calcext:value-type="float">
            <text:p>58,2</text:p>
          </table:table-cell>
          <table:table-cell table:style-name="ce12" table:formula="of:=STDEV([Data.C13];[Data.F13];[Data.I13])" office:value-type="float" office:value="2.17774541403879" calcext:value-type="float">
            <text:p>2,2</text:p>
          </table:table-cell>
          <table:table-cell table:style-name="ce12" table:formula="of:=STDEV([Data.D13];[Data.G13];[Data.J13])" office:value-type="float" office:value="0.59200014170128" calcext:value-type="float">
            <text:p>0,6</text:p>
          </table:table-cell>
          <table:table-cell table:style-name="ce12" table:formula="of:=STDEV([Data.E13];[Data.H13];[Data.K13])" office:value-type="float" office:value="0.351944522260254" calcext:value-type="float">
            <text:p>0,4</text:p>
          </table:table-cell>
          <table:table-cell table:style-name="ce10" table:formula="of:=AVERAGE([.D15:.F15])" office:value-type="float" office:value="65.8566212222222" calcext:value-type="float">
            <text:p>65,9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10" table:formula="of:=AVERAGE([Data.O7];[Data.R7];[Data.U7];[Data.O19];[Data.R19];[Data.U19];[Data.O31];[Data.R31];[Data.U31])" office:value-type="float" office:value="71.2429487777778" calcext:value-type="float">
            <text:p>71,2</text:p>
          </table:table-cell>
          <table:table-cell table:style-name="ce10" table:formula="of:=AVERAGE([Data.P7];[Data.S7];[Data.V7];[Data.P19];[Data.S19];[Data.V19];[Data.P31];[Data.S31];[Data.V31])" office:value-type="float" office:value="61.7007577777778" calcext:value-type="float">
            <text:p>61,7</text:p>
          </table:table-cell>
          <table:table-cell table:style-name="ce10" table:formula="of:=AVERAGE([Data.Q7];[Data.T7];[Data.W7];[Data.Q19];[Data.T19];[Data.W19];[Data.Q31];[Data.T31];[Data.W31])" office:value-type="float" office:value="54.9895635555556" calcext:value-type="float">
            <text:p>55,0</text:p>
          </table:table-cell>
          <table:table-cell table:style-name="ce16" table:formula="of:=STDEV([Data.O7];[Data.R7];[Data.U7];[Data.O19];[Data.R19];[Data.U19];[Data.O31];[Data.R31];[Data.U31])" office:value-type="float" office:value="1.59871433320831" calcext:value-type="float">
            <text:p>1,6</text:p>
          </table:table-cell>
          <table:table-cell table:style-name="ce16" table:formula="of:=STDEV([Data.P7];[Data.S7];[Data.V7];[Data.P19];[Data.S19];[Data.V19];[Data.P31];[Data.S31];[Data.V31])" office:value-type="float" office:value="0.765571442794004" calcext:value-type="float">
            <text:p>0,8</text:p>
          </table:table-cell>
          <table:table-cell table:style-name="ce16" table:formula="of:=STDEV([Data.Q7];[Data.T7];[Data.W7];[Data.Q19];[Data.T19];[Data.W19];[Data.Q31];[Data.T31];[Data.W31])" office:value-type="float" office:value="1.8175800113927" calcext:value-type="float">
            <text:p>1,8</text:p>
          </table:table-cell>
          <table:table-cell table:style-name="ce10" table:formula="of:=AVERAGE([.N15:.P15])" office:value-type="float" office:value="62.6444233703704" calcext:value-type="float">
            <text:p>62,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style-name="ce10" table:formula="of:=AVERAGE([Data.C14];[Data.F14];[Data.I14])" office:value-type="float" office:value="81.987165" calcext:value-type="float">
            <text:p>82,0</text:p>
          </table:table-cell>
          <table:table-cell table:style-name="ce10" table:formula="of:=AVERAGE([Data.D14];[Data.G14];[Data.J14])" office:value-type="float" office:value="61.6261673333333" calcext:value-type="float">
            <text:p>61,6</text:p>
          </table:table-cell>
          <table:table-cell table:style-name="ce10" table:formula="of:=AVERAGE([Data.E14];[Data.H14];[Data.K14])" office:value-type="float" office:value="57.231285" calcext:value-type="float">
            <text:p>57,2</text:p>
          </table:table-cell>
          <table:table-cell table:style-name="ce12" table:formula="of:=STDEV([Data.C14];[Data.F14];[Data.I14])" office:value-type="float" office:value="0.531746074149121" calcext:value-type="float">
            <text:p>0,5</text:p>
          </table:table-cell>
          <table:table-cell table:style-name="ce12" table:formula="of:=STDEV([Data.D14];[Data.G14];[Data.J14])" office:value-type="float" office:value="0.401813697987431" calcext:value-type="float">
            <text:p>0,4</text:p>
          </table:table-cell>
          <table:table-cell table:style-name="ce12" table:formula="of:=STDEV([Data.E14];[Data.H14];[Data.K14])" office:value-type="float" office:value="0.321934392328623" calcext:value-type="float">
            <text:p>0,3</text:p>
          </table:table-cell>
          <table:table-cell table:style-name="ce10" table:formula="of:=AVERAGE([.D16:.F16])" office:value-type="float" office:value="66.9482057777778" calcext:value-type="float">
            <text:p>66,9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10" table:formula="of:=AVERAGE([Data.O8];[Data.R8];[Data.U8];[Data.O20];[Data.R20];[Data.U20];[Data.O32];[Data.R32];[Data.U32])" office:value-type="float" office:value="78.2318284444444" calcext:value-type="float">
            <text:p>78,2</text:p>
          </table:table-cell>
          <table:table-cell table:style-name="ce10" table:formula="of:=AVERAGE([Data.P8];[Data.S8];[Data.V8];[Data.P20];[Data.S20];[Data.V20];[Data.P32];[Data.S32];[Data.V32])" office:value-type="float" office:value="58.506568" calcext:value-type="float">
            <text:p>58,5</text:p>
          </table:table-cell>
          <table:table-cell table:style-name="ce10" table:formula="of:=AVERAGE([Data.Q8];[Data.T8];[Data.W8];[Data.Q20];[Data.T20];[Data.W20];[Data.Q32];[Data.T32];[Data.W32])" office:value-type="float" office:value="54.696885" calcext:value-type="float">
            <text:p>54,7</text:p>
          </table:table-cell>
          <table:table-cell table:style-name="ce16" table:formula="of:=STDEV([Data.O8];[Data.R8];[Data.U8];[Data.O20];[Data.R20];[Data.U20];[Data.O32];[Data.R32];[Data.U32])" office:value-type="float" office:value="2.21413604013028" calcext:value-type="float">
            <text:p>2,2</text:p>
          </table:table-cell>
          <table:table-cell table:style-name="ce16" table:formula="of:=STDEV([Data.P8];[Data.S8];[Data.V8];[Data.P20];[Data.S20];[Data.V20];[Data.P32];[Data.S32];[Data.V32])" office:value-type="float" office:value="1.690719202365" calcext:value-type="float">
            <text:p>1,7</text:p>
          </table:table-cell>
          <table:table-cell table:style-name="ce16" table:formula="of:=STDEV([Data.Q8];[Data.T8];[Data.W8];[Data.Q20];[Data.T20];[Data.W20];[Data.Q32];[Data.T32];[Data.W32])" office:value-type="float" office:value="1.63763082403964" calcext:value-type="float">
            <text:p>1,6</text:p>
          </table:table-cell>
          <table:table-cell table:style-name="ce10" table:formula="of:=AVERAGE([.N16:.P16])" office:value-type="float" office:value="63.8117604814815" calcext:value-type="float">
            <text:p>63,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12" table:formula="of:=AVERAGE([.D14:.D16])" office:value-type="float" office:value="81.2512003333333" calcext:value-type="float">
            <text:p>81,3</text:p>
          </table:table-cell>
          <table:table-cell table:style-name="ce12" table:formula="of:=AVERAGE([.E14:.E16])" office:value-type="float" office:value="70.5830375555555" calcext:value-type="float">
            <text:p>70,6</text:p>
          </table:table-cell>
          <table:table-cell table:style-name="ce12" table:formula="of:=AVERAGE([.F14:.F16])" office:value-type="float" office:value="63.8953005555556" calcext:value-type="float">
            <text:p>63,9</text:p>
          </table:table-cell>
          <table:table-cell table:style-name="ce14" table:number-columns-repeated="3"/>
          <table:table-cell table:style-name="ce12" table:formula="of:=AVERAGE([.D17:.F17])" office:value-type="float" office:value="71.9098461481481" calcext:value-type="float">
            <text:p>71,9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12" table:formula="of:=AVERAGE([.N14:.N16])" office:value-type="float" office:value="79.1116056296296" calcext:value-type="float">
            <text:p>79,1</text:p>
          </table:table-cell>
          <table:table-cell table:style-name="ce12" table:formula="of:=AVERAGE([.O14:.O16])" office:value-type="float" office:value="67.5801375555556" calcext:value-type="float">
            <text:p>67,6</text:p>
          </table:table-cell>
          <table:table-cell table:style-name="ce12" table:formula="of:=AVERAGE([.P14:.P16])" office:value-type="float" office:value="61.4685281111111" calcext:value-type="float">
            <text:p>61,5</text:p>
          </table:table-cell>
          <table:table-cell table:style-name="ce14" table:number-columns-repeated="3"/>
          <table:table-cell table:style-name="ce12" table:formula="of:=AVERAGE([.N17:.P17])" office:value-type="float" office:value="69.3867570987654" calcext:value-type="float">
            <text:p>69,4</text:p>
          </table:table-cell>
        </table:table-row>
        <table:table-row table:style-name="ro1">
          <table:table-cell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 table:number-columns-repeated="2"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style-name="ce10" table:formula="of:=AVERAGE([Data.C18];[Data.F18];[Data.I18])" office:value-type="float" office:value="85.2751156666666" calcext:value-type="float">
            <text:p>85,3</text:p>
          </table:table-cell>
          <table:table-cell table:style-name="ce10" table:formula="of:=AVERAGE([Data.D18];[Data.G18];[Data.J18])" office:value-type="float" office:value="73.0176876666667" calcext:value-type="float">
            <text:p>73,0</text:p>
          </table:table-cell>
          <table:table-cell table:style-name="ce10" table:formula="of:=AVERAGE([Data.E18];[Data.H18];[Data.K18])" office:value-type="float" office:value="64.824641" calcext:value-type="float">
            <text:p>64,8</text:p>
          </table:table-cell>
          <table:table-cell table:style-name="ce12" table:formula="of:=STDEV([Data.C18];[Data.F18];[Data.I18])" office:value-type="float" office:value="0.473930881081128" calcext:value-type="float">
            <text:p>0,5</text:p>
          </table:table-cell>
          <table:table-cell table:style-name="ce12" table:formula="of:=STDEV([Data.D18];[Data.G18];[Data.J18])" office:value-type="float" office:value="0.350949478383044" calcext:value-type="float">
            <text:p>0,4</text:p>
          </table:table-cell>
          <table:table-cell table:style-name="ce12" table:formula="of:=STDEV([Data.E18];[Data.H18];[Data.K18])" office:value-type="float" office:value="0.279530435688139" calcext:value-type="float">
            <text:p>0,3</text:p>
          </table:table-cell>
          <table:table-cell table:style-name="ce10" table:formula="of:=AVERAGE([.D20:.F20])" office:value-type="float" office:value="74.3724814444444" calcext:value-type="float">
            <text:p>74,4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10" table:formula="of:=AVERAGE([Data.O12];[Data.R12];[Data.U12];[Data.O24];[Data.R24];[Data.U24];[Data.O36];[Data.R36];[Data.U36])" office:value-type="float" office:value="83.8344803333333" calcext:value-type="float">
            <text:p>83,8</text:p>
          </table:table-cell>
          <table:table-cell table:style-name="ce10" table:formula="of:=AVERAGE([Data.P12];[Data.S12];[Data.V12];[Data.P24];[Data.S24];[Data.V24];[Data.P36];[Data.S36];[Data.V36])" office:value-type="float" office:value="70.3573243333333" calcext:value-type="float">
            <text:p>70,4</text:p>
          </table:table-cell>
          <table:table-cell table:style-name="ce10" table:formula="of:=AVERAGE([Data.Q12];[Data.T12];[Data.W12];[Data.Q24];[Data.T24];[Data.W24];[Data.Q36];[Data.T36];[Data.W36])" office:value-type="float" office:value="63.0175912222222" calcext:value-type="float">
            <text:p>63,0</text:p>
          </table:table-cell>
          <table:table-cell table:style-name="ce16" table:formula="of:=STDEV([Data.O12];[Data.R12];[Data.U12];[Data.O24];[Data.R24];[Data.U24];[Data.O36];[Data.R36];[Data.U36])" office:value-type="float" office:value="0.845773017810036" calcext:value-type="float">
            <text:p>0,8</text:p>
          </table:table-cell>
          <table:table-cell table:style-name="ce16" table:formula="of:=STDEV([Data.P12];[Data.S12];[Data.V12];[Data.P24];[Data.S24];[Data.V24];[Data.P36];[Data.S36];[Data.V36])" office:value-type="float" office:value="0.919335100548761" calcext:value-type="float">
            <text:p>0,9</text:p>
          </table:table-cell>
          <table:table-cell table:style-name="ce16" table:formula="of:=STDEV([Data.Q12];[Data.T12];[Data.W12];[Data.Q24];[Data.T24];[Data.W24];[Data.Q36];[Data.T36];[Data.W36])" office:value-type="float" office:value="0.566878081437441" calcext:value-type="float">
            <text:p>0,6</text:p>
          </table:table-cell>
          <table:table-cell table:style-name="ce10" table:formula="of:=AVERAGE([.N20:.P20])" office:value-type="float" office:value="72.403131962963" calcext:value-type="float">
            <text:p>72,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style-name="ce10" table:formula="of:=AVERAGE([Data.C19];[Data.F19];[Data.I19])" office:value-type="float" office:value="68.9017283333333" calcext:value-type="float">
            <text:p>68,9</text:p>
          </table:table-cell>
          <table:table-cell table:style-name="ce10" table:formula="of:=AVERAGE([Data.D19];[Data.G19];[Data.J19])" office:value-type="float" office:value="59.4163243333333" calcext:value-type="float">
            <text:p>59,4</text:p>
          </table:table-cell>
          <table:table-cell table:style-name="ce10" table:formula="of:=AVERAGE([Data.E19];[Data.H19];[Data.K19])" office:value-type="float" office:value="51.99492" calcext:value-type="float">
            <text:p>52,0</text:p>
          </table:table-cell>
          <table:table-cell table:style-name="ce12" table:formula="of:=STDEV([Data.C19];[Data.F19];[Data.I19])" office:value-type="float" office:value="0.524518284640613" calcext:value-type="float">
            <text:p>0,5</text:p>
          </table:table-cell>
          <table:table-cell table:style-name="ce12" table:formula="of:=STDEV([Data.D19];[Data.G19];[Data.J19])" office:value-type="float" office:value="0.338217601195346" calcext:value-type="float">
            <text:p>0,3</text:p>
          </table:table-cell>
          <table:table-cell table:style-name="ce12" table:formula="of:=STDEV([Data.E19];[Data.H19];[Data.K19])" office:value-type="float" office:value="0.221262422641082" calcext:value-type="float">
            <text:p>0,2</text:p>
          </table:table-cell>
          <table:table-cell table:style-name="ce10" table:formula="of:=AVERAGE([.D21:.F21])" office:value-type="float" office:value="60.1043242222222" calcext:value-type="float">
            <text:p>60,1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10" table:formula="of:=AVERAGE([Data.O13];[Data.R13];[Data.U13];[Data.O25];[Data.R25];[Data.U25];[Data.O37];[Data.R37];[Data.U37])" office:value-type="float" office:value="66.6186235555556" calcext:value-type="float">
            <text:p>66,6</text:p>
          </table:table-cell>
          <table:table-cell table:style-name="ce10" table:formula="of:=AVERAGE([Data.P13];[Data.S13];[Data.V13];[Data.P25];[Data.S25];[Data.V25];[Data.P37];[Data.S37];[Data.V37])" office:value-type="float" office:value="57.2092007777778" calcext:value-type="float">
            <text:p>57,2</text:p>
          </table:table-cell>
          <table:table-cell table:style-name="ce10" table:formula="of:=AVERAGE([Data.Q13];[Data.T13];[Data.W13];[Data.Q25];[Data.T25];[Data.W25];[Data.Q37];[Data.T37];[Data.W37])" office:value-type="float" office:value="50.3377262222222" calcext:value-type="float">
            <text:p>50,3</text:p>
          </table:table-cell>
          <table:table-cell table:style-name="ce16" table:formula="of:=STDEV([Data.O13];[Data.R13];[Data.U13];[Data.O25];[Data.R25];[Data.U25];[Data.O37];[Data.R37];[Data.U37])" office:value-type="float" office:value="1.21727770206248" calcext:value-type="float">
            <text:p>1,2</text:p>
          </table:table-cell>
          <table:table-cell table:style-name="ce16" table:formula="of:=STDEV([Data.P13];[Data.S13];[Data.V13];[Data.P25];[Data.S25];[Data.V25];[Data.P37];[Data.S37];[Data.V37])" office:value-type="float" office:value="0.84019171806094" calcext:value-type="float">
            <text:p>0,8</text:p>
          </table:table-cell>
          <table:table-cell table:style-name="ce16" table:formula="of:=STDEV([Data.Q13];[Data.T13];[Data.W13];[Data.Q25];[Data.T25];[Data.W25];[Data.Q37];[Data.T37];[Data.W37])" office:value-type="float" office:value="0.545301418071413" calcext:value-type="float">
            <text:p>0,5</text:p>
          </table:table-cell>
          <table:table-cell table:style-name="ce10" table:formula="of:=AVERAGE([.N21:.P21])" office:value-type="float" office:value="58.0551835185185" calcext:value-type="float">
            <text:p>58,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style-name="ce10" table:formula="of:=AVERAGE([Data.C20];[Data.F20];[Data.I20])" office:value-type="float" office:value="77.749766" calcext:value-type="float">
            <text:p>77,7</text:p>
          </table:table-cell>
          <table:table-cell table:style-name="ce10" table:formula="of:=AVERAGE([Data.D20];[Data.G20];[Data.J20])" office:value-type="float" office:value="57.2988203333333" calcext:value-type="float">
            <text:p>57,3</text:p>
          </table:table-cell>
          <table:table-cell table:style-name="ce10" table:formula="of:=AVERAGE([Data.E20];[Data.H20];[Data.K20])" office:value-type="float" office:value="53.7641386666667" calcext:value-type="float">
            <text:p>53,8</text:p>
          </table:table-cell>
          <table:table-cell table:style-name="ce12" table:formula="of:=STDEV([Data.C20];[Data.F20];[Data.I20])" office:value-type="float" office:value="1.71762502085525" calcext:value-type="float">
            <text:p>1,7</text:p>
          </table:table-cell>
          <table:table-cell table:style-name="ce12" table:formula="of:=STDEV([Data.D20];[Data.G20];[Data.J20])" office:value-type="float" office:value="0.94192228547069" calcext:value-type="float">
            <text:p>0,9</text:p>
          </table:table-cell>
          <table:table-cell table:style-name="ce12" table:formula="of:=STDEV([Data.E20];[Data.H20];[Data.K20])" office:value-type="float" office:value="0.954476211614168" calcext:value-type="float">
            <text:p>1,0</text:p>
          </table:table-cell>
          <table:table-cell table:style-name="ce10" table:formula="of:=AVERAGE([.D22:.F22])" office:value-type="float" office:value="62.937575" calcext:value-type="float">
            <text:p>62,9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10" table:formula="of:=AVERAGE([Data.O14];[Data.R14];[Data.U14];[Data.O26];[Data.R26];[Data.U26];[Data.O38];[Data.R38];[Data.U38])" office:value-type="float" office:value="72.5839776666667" calcext:value-type="float">
            <text:p>72,6</text:p>
          </table:table-cell>
          <table:table-cell table:style-name="ce10" table:formula="of:=AVERAGE([Data.P14];[Data.S14];[Data.V14];[Data.P26];[Data.S26];[Data.V26];[Data.P38];[Data.S38];[Data.V38])" office:value-type="float" office:value="53.9774798888889" calcext:value-type="float">
            <text:p>54,0</text:p>
          </table:table-cell>
          <table:table-cell table:style-name="ce10" table:formula="of:=AVERAGE([Data.Q14];[Data.T14];[Data.W14];[Data.Q26];[Data.T26];[Data.W26];[Data.Q38];[Data.T38];[Data.W38])" office:value-type="float" office:value="50.1711552222222" calcext:value-type="float">
            <text:p>50,2</text:p>
          </table:table-cell>
          <table:table-cell table:style-name="ce16" table:formula="of:=STDEV([Data.O14];[Data.R14];[Data.U14];[Data.O26];[Data.R26];[Data.U26];[Data.O38];[Data.R38];[Data.U38])" office:value-type="float" office:value="2.25019758486066" calcext:value-type="float">
            <text:p>2,3</text:p>
          </table:table-cell>
          <table:table-cell table:style-name="ce16" table:formula="of:=STDEV([Data.P14];[Data.S14];[Data.V14];[Data.P26];[Data.S26];[Data.V26];[Data.P38];[Data.S38];[Data.V38])" office:value-type="float" office:value="1.31522513297063" calcext:value-type="float">
            <text:p>1,3</text:p>
          </table:table-cell>
          <table:table-cell table:style-name="ce16" table:formula="of:=STDEV([Data.Q14];[Data.T14];[Data.W14];[Data.Q26];[Data.T26];[Data.W26];[Data.Q38];[Data.T38];[Data.W38])" office:value-type="float" office:value="1.52664801080339" calcext:value-type="float">
            <text:p>1,5</text:p>
          </table:table-cell>
          <table:table-cell table:style-name="ce10" table:formula="of:=AVERAGE([.N22:.P22])" office:value-type="float" office:value="58.9108709259259" calcext:value-type="float">
            <text:p>58,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12" table:formula="of:=AVERAGE([.D20:.D22])" office:value-type="float" office:value="77.30887" calcext:value-type="float">
            <text:p>77,3</text:p>
          </table:table-cell>
          <table:table-cell table:style-name="ce12" table:formula="of:=AVERAGE([.E20:.E22])" office:value-type="float" office:value="63.2442774444445" calcext:value-type="float">
            <text:p>63,2</text:p>
          </table:table-cell>
          <table:table-cell table:style-name="ce12" table:formula="of:=AVERAGE([.F20:.F22])" office:value-type="float" office:value="56.8612332222222" calcext:value-type="float">
            <text:p>56,9</text:p>
          </table:table-cell>
          <table:table-cell table:style-name="ce14" table:number-columns-repeated="3"/>
          <table:table-cell table:style-name="ce12" table:formula="of:=AVERAGE([.D23:.F23])" office:value-type="float" office:value="65.8047935555556" calcext:value-type="float">
            <text:p>65,8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12" table:formula="of:=AVERAGE([.N20:.N22])" office:value-type="float" office:value="74.3456938518519" calcext:value-type="float">
            <text:p>74,3</text:p>
          </table:table-cell>
          <table:table-cell table:style-name="ce12" table:formula="of:=AVERAGE([.O20:.O22])" office:value-type="float" office:value="60.5146683333333" calcext:value-type="float">
            <text:p>60,5</text:p>
          </table:table-cell>
          <table:table-cell table:style-name="ce12" table:formula="of:=AVERAGE([.P20:.P22])" office:value-type="float" office:value="54.5088242222222" calcext:value-type="float">
            <text:p>54,5</text:p>
          </table:table-cell>
          <table:table-cell table:style-name="ce14" table:number-columns-repeated="3"/>
          <table:table-cell table:style-name="ce12" table:formula="of:=AVERAGE([.N23:.P23])" office:value-type="float" office:value="63.1230621358025" calcext:value-type="float">
            <text:p>63,1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verage time</text:p>
          </table:table-cell>
          <table:table-cell table:style-name="ce7" office:value-type="float" office:value="0.055162720476" calcext:value-type="float">
            <text:p>0,0551627205</text:p>
          </table:table-cell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Average time</text:p>
          </table:table-cell>
          <table:table-cell table:style-name="ce7" table:formula="of:=[Data.O39]" office:value-type="float" office:value="0.0207453981155" calcext:value-type="float">
            <text:p>0,020745398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egemntation – no ensemble</text:p>
          </table:table-cell>
          <table:table-cell table:style-name="ce1" table:number-columns-repeated="4"/>
          <table:table-cell table:number-columns-repeated="5"/>
          <table:table-cell table:style-name="ce1" office:value-type="string" calcext:value-type="string">
            <text:p>Only segmentation ensemble</text:p>
          </table:table-cell>
          <table:table-cell table:style-name="ce1" table:number-columns-repeated="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 table:number-columns-repeated="2"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46];[Data.F46];[Data.I46];[Data.C58];[Data.F58];[Data.I58];[Data.C70];[Data.F70];[Data.I70])" office:value-type="float" office:value="88.3071764444444" calcext:value-type="float">
            <text:p>88,3071764444</text:p>
          </table:table-cell>
          <table:table-cell table:formula="of:=AVERAGE([Data.D46];[Data.G46];[Data.J46];[Data.D58];[Data.G58];[Data.J58];[Data.D70];[Data.G70];[Data.J70])" office:value-type="float" office:value="83.7581066666667" calcext:value-type="float">
            <text:p>83,7581066667</text:p>
          </table:table-cell>
          <table:table-cell table:formula="of:=AVERAGE([Data.E46];[Data.H46];[Data.K46];[Data.E58];[Data.H58];[Data.K58];[Data.E70];[Data.H70];[Data.K70])" office:value-type="float" office:value="75.9861161111111" calcext:value-type="float">
            <text:p>75,9861161111</text:p>
          </table:table-cell>
          <table:table-cell table:style-name="ce15" table:formula="of:=STDEV([Data.C46];[Data.F46];[Data.I46];[Data.C58];[Data.F58];[Data.I58];[Data.C70];[Data.F70];[Data.I70])" office:value-type="float" office:value="0.150043261217481" calcext:value-type="float">
            <text:p>0,1500432612</text:p>
          </table:table-cell>
          <table:table-cell table:style-name="ce15" table:formula="of:=STDEV([Data.D46];[Data.G46];[Data.J46];[Data.D58];[Data.G58];[Data.J58];[Data.D70];[Data.G70];[Data.J70])" office:value-type="float" office:value="0.275100976563152" calcext:value-type="float">
            <text:p>0,2751009766</text:p>
          </table:table-cell>
          <table:table-cell table:style-name="ce15" table:formula="of:=STDEV([Data.E46];[Data.H46];[Data.K46];[Data.E58];[Data.H58];[Data.K58];[Data.E70];[Data.H70];[Data.K70])" office:value-type="float" office:value="0.189447596123205" calcext:value-type="float">
            <text:p>0,1894475961</text:p>
          </table:table-cell>
          <table:table-cell table:style-name="ce8" table:formula="of:=AVERAGE([.D29:.F29])" office:value-type="float" office:value="82.6837997407408" calcext:value-type="float">
            <text:p>82,6837997407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8" table:formula="of:=AVERAGE([Data.O46];[Data.R46];[Data.U46];[Data.O58];[Data.R58];[Data.U58];[Data.O70];[Data.R70];[Data.U70])" office:value-type="float" office:value="87.9190793333333" calcext:value-type="float">
            <text:p>87,9190793333</text:p>
          </table:table-cell>
          <table:table-cell table:style-name="ce8" table:formula="of:=AVERAGE([Data.P46];[Data.S46];[Data.V46];[Data.P58];[Data.S58];[Data.V58];[Data.P70];[Data.S70];[Data.V70])" office:value-type="float" office:value="82.6631146666667" calcext:value-type="float">
            <text:p>82,6631146667</text:p>
          </table:table-cell>
          <table:table-cell table:style-name="ce8" table:formula="of:=AVERAGE([Data.Q46];[Data.T46];[Data.W46];[Data.Q58];[Data.T58];[Data.W58];[Data.Q70];[Data.T70];[Data.W70])" office:value-type="float" office:value="75.1322404444445" calcext:value-type="float">
            <text:p>75,1322404444</text:p>
          </table:table-cell>
          <table:table-cell table:style-name="ce15" table:formula="of:=STDEV([Data.O46];[Data.R46];[Data.U46];[Data.O58];[Data.R58];[Data.U58];[Data.O70];[Data.R70];[Data.U70])" office:value-type="float" office:value="0.255864674490247" calcext:value-type="float">
            <text:p>0,2558646745</text:p>
          </table:table-cell>
          <table:table-cell table:style-name="ce15" table:formula="of:=STDEV([Data.P46];[Data.S46];[Data.V46];[Data.P58];[Data.S58];[Data.V58];[Data.P70];[Data.S70];[Data.V70])" office:value-type="float" office:value="0.206650095373193" calcext:value-type="float">
            <text:p>0,2066500954</text:p>
          </table:table-cell>
          <table:table-cell table:style-name="ce15" table:formula="of:=STDEV([Data.Q46];[Data.T46];[Data.W46];[Data.Q58];[Data.T58];[Data.W58];[Data.Q70];[Data.T70];[Data.W70])" office:value-type="float" office:value="0.450176174047205" calcext:value-type="float">
            <text:p>0,450176174</text:p>
          </table:table-cell>
          <table:table-cell table:style-name="ce8" table:formula="of:=AVERAGE([.N29:.P29])" office:value-type="float" office:value="81.9048114814815" calcext:value-type="float">
            <text:p>81,90481148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47];[Data.F47];[Data.I47];[Data.C59];[Data.F59];[Data.I59];[Data.C71];[Data.F71];[Data.I71])" office:value-type="float" office:value="73.1416694444444" calcext:value-type="float">
            <text:p>73,1416694444</text:p>
          </table:table-cell>
          <table:table-cell table:formula="of:=AVERAGE([Data.D47];[Data.G47];[Data.J47];[Data.D59];[Data.G59];[Data.J59];[Data.D71];[Data.G71];[Data.J71])" office:value-type="float" office:value="63.3474117777778" calcext:value-type="float">
            <text:p>63,3474117778</text:p>
          </table:table-cell>
          <table:table-cell table:formula="of:=AVERAGE([Data.E47];[Data.H47];[Data.K47];[Data.E59];[Data.H59];[Data.K59];[Data.E71];[Data.H71];[Data.K71])" office:value-type="float" office:value="57.6618593333333" calcext:value-type="float">
            <text:p>57,6618593333</text:p>
          </table:table-cell>
          <table:table-cell table:style-name="ce15" table:formula="of:=STDEV([Data.C47];[Data.F47];[Data.I47];[Data.C59];[Data.F59];[Data.I59];[Data.C71];[Data.F71];[Data.I71])" office:value-type="float" office:value="1.59340706474186" calcext:value-type="float">
            <text:p>1,5934070647</text:p>
          </table:table-cell>
          <table:table-cell table:style-name="ce15" table:formula="of:=STDEV([Data.D47];[Data.G47];[Data.J47];[Data.D59];[Data.G59];[Data.J59];[Data.D71];[Data.G71];[Data.J71])" office:value-type="float" office:value="1.4341603404548" calcext:value-type="float">
            <text:p>1,4341603405</text:p>
          </table:table-cell>
          <table:table-cell table:style-name="ce15" table:formula="of:=STDEV([Data.E47];[Data.H47];[Data.K47];[Data.E59];[Data.H59];[Data.K59];[Data.E71];[Data.H71];[Data.K71])" office:value-type="float" office:value="0.359406362465593" calcext:value-type="float">
            <text:p>0,3594063625</text:p>
          </table:table-cell>
          <table:table-cell table:style-name="ce8" table:formula="of:=AVERAGE([.D30:.F30])" office:value-type="float" office:value="64.7169801851852" calcext:value-type="float">
            <text:p>64,7169801852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8" table:formula="of:=AVERAGE([Data.O47];[Data.R47];[Data.U47];[Data.O59];[Data.R59];[Data.U59];[Data.O71];[Data.R71];[Data.U71])" office:value-type="float" office:value="71.2309205555555" calcext:value-type="float">
            <text:p>71,2309205556</text:p>
          </table:table-cell>
          <table:table-cell table:style-name="ce8" table:formula="of:=AVERAGE([Data.P47];[Data.S47];[Data.V47];[Data.P59];[Data.S59];[Data.V59];[Data.P71];[Data.S71];[Data.V71])" office:value-type="float" office:value="62.0395602222222" calcext:value-type="float">
            <text:p>62,0395602222</text:p>
          </table:table-cell>
          <table:table-cell table:style-name="ce8" table:formula="of:=AVERAGE([Data.Q47];[Data.T47];[Data.W47];[Data.Q59];[Data.T59];[Data.W59];[Data.Q71];[Data.T71];[Data.W71])" office:value-type="float" office:value="56.6372503333333" calcext:value-type="float">
            <text:p>56,6372503333</text:p>
          </table:table-cell>
          <table:table-cell table:style-name="ce15" table:formula="of:=STDEV([Data.O47];[Data.R47];[Data.U47];[Data.O59];[Data.R59];[Data.U59];[Data.O71];[Data.R71];[Data.U71])" office:value-type="float" office:value="0.62890864408456" calcext:value-type="float">
            <text:p>0,6289086441</text:p>
          </table:table-cell>
          <table:table-cell table:style-name="ce15" table:formula="of:=STDEV([Data.P47];[Data.S47];[Data.V47];[Data.P59];[Data.S59];[Data.V59];[Data.P71];[Data.S71];[Data.V71])" office:value-type="float" office:value="0.47030009690563" calcext:value-type="float">
            <text:p>0,4703000969</text:p>
          </table:table-cell>
          <table:table-cell table:style-name="ce15" table:formula="of:=STDEV([Data.Q47];[Data.T47];[Data.W47];[Data.Q59];[Data.T59];[Data.W59];[Data.Q71];[Data.T71];[Data.W71])" office:value-type="float" office:value="1.13364897526792" calcext:value-type="float">
            <text:p>1,1336489753</text:p>
          </table:table-cell>
          <table:table-cell table:style-name="ce8" table:formula="of:=AVERAGE([.N30:.P30])" office:value-type="float" office:value="63.302577037037" calcext:value-type="float">
            <text:p>63,302577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48];[Data.F48];[Data.I48];[Data.C60];[Data.F60];[Data.I60];[Data.C72];[Data.F72];[Data.I72])" office:value-type="float" office:value="79.7203632222222" calcext:value-type="float">
            <text:p>79,7203632222</text:p>
          </table:table-cell>
          <table:table-cell table:formula="of:=AVERAGE([Data.D48];[Data.G48];[Data.J48];[Data.D60];[Data.G60];[Data.J60];[Data.D72];[Data.G72];[Data.J72])" office:value-type="float" office:value="60.40289" calcext:value-type="float">
            <text:p>60,40289</text:p>
          </table:table-cell>
          <table:table-cell table:formula="of:=AVERAGE([Data.E48];[Data.H48];[Data.K48];[Data.E60];[Data.H60];[Data.K60];[Data.E72];[Data.H72];[Data.K72])" office:value-type="float" office:value="56.4235763333333" calcext:value-type="float">
            <text:p>56,4235763333</text:p>
          </table:table-cell>
          <table:table-cell table:style-name="ce15" table:formula="of:=STDEV([Data.C48];[Data.F48];[Data.I48];[Data.C60];[Data.F60];[Data.I60];[Data.C72];[Data.F72];[Data.I72])" office:value-type="float" office:value="3.11165814476373" calcext:value-type="float">
            <text:p>3,1116581448</text:p>
          </table:table-cell>
          <table:table-cell table:style-name="ce15" table:formula="of:=STDEV([Data.D48];[Data.G48];[Data.J48];[Data.D60];[Data.G60];[Data.J60];[Data.D72];[Data.G72];[Data.J72])" office:value-type="float" office:value="2.19692910720322" calcext:value-type="float">
            <text:p>2,1969291072</text:p>
          </table:table-cell>
          <table:table-cell table:style-name="ce15" table:formula="of:=STDEV([Data.E48];[Data.H48];[Data.K48];[Data.E60];[Data.H60];[Data.K60];[Data.E72];[Data.H72];[Data.K72])" office:value-type="float" office:value="1.91884869168644" calcext:value-type="float">
            <text:p>1,9188486917</text:p>
          </table:table-cell>
          <table:table-cell table:style-name="ce8" table:formula="of:=AVERAGE([.D31:.F31])" office:value-type="float" office:value="65.5156098518519" calcext:value-type="float">
            <text:p>65,5156098519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8" table:formula="of:=AVERAGE([Data.O48];[Data.R48];[Data.U48];[Data.O60];[Data.R60];[Data.U60];[Data.O72];[Data.R72];[Data.U72])" office:value-type="float" office:value="79.8458406666667" calcext:value-type="float">
            <text:p>79,8458406667</text:p>
          </table:table-cell>
          <table:table-cell table:style-name="ce8" table:formula="of:=AVERAGE([Data.P48];[Data.S48];[Data.V48];[Data.P60];[Data.S60];[Data.V60];[Data.P72];[Data.S72];[Data.V72])" office:value-type="float" office:value="59.3683776666667" calcext:value-type="float">
            <text:p>59,3683776667</text:p>
          </table:table-cell>
          <table:table-cell table:style-name="ce8" table:formula="of:=AVERAGE([Data.Q48];[Data.T48];[Data.W48];[Data.Q60];[Data.T60];[Data.W60];[Data.Q72];[Data.T72];[Data.W72])" office:value-type="float" office:value="55.7043454444444" calcext:value-type="float">
            <text:p>55,7043454444</text:p>
          </table:table-cell>
          <table:table-cell table:style-name="ce15" table:formula="of:=STDEV([Data.O48];[Data.R48];[Data.U48];[Data.O60];[Data.R60];[Data.U60];[Data.O72];[Data.R72];[Data.U72])" office:value-type="float" office:value="1.23338618519779" calcext:value-type="float">
            <text:p>1,2333861852</text:p>
          </table:table-cell>
          <table:table-cell table:style-name="ce15" table:formula="of:=STDEV([Data.P48];[Data.S48];[Data.V48];[Data.P60];[Data.S60];[Data.V60];[Data.P72];[Data.S72];[Data.V72])" office:value-type="float" office:value="1.12344868651688" calcext:value-type="float">
            <text:p>1,1234486865</text:p>
          </table:table-cell>
          <table:table-cell table:style-name="ce15" table:formula="of:=STDEV([Data.Q48];[Data.T48];[Data.W48];[Data.Q60];[Data.T60];[Data.W60];[Data.Q72];[Data.T72];[Data.W72])" office:value-type="float" office:value="0.991174426704012" calcext:value-type="float">
            <text:p>0,9911744267</text:p>
          </table:table-cell>
          <table:table-cell table:style-name="ce8" table:formula="of:=AVERAGE([.N31:.P31])" office:value-type="float" office:value="64.9728545925926" calcext:value-type="float">
            <text:p>64,9728545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29:.D31])" office:value-type="float" office:value="80.3897363703704" calcext:value-type="float">
            <text:p>80,3897363704</text:p>
          </table:table-cell>
          <table:table-cell table:style-name="ce7" table:formula="of:=AVERAGE([.E29:.E31])" office:value-type="float" office:value="69.1694694814815" calcext:value-type="float">
            <text:p>69,1694694815</text:p>
          </table:table-cell>
          <table:table-cell table:style-name="ce7" table:formula="of:=AVERAGE([.F29:.F31])" office:value-type="float" office:value="63.3571839259259" calcext:value-type="float">
            <text:p>63,3571839259</text:p>
          </table:table-cell>
          <table:table-cell table:number-columns-repeated="3"/>
          <table:table-cell table:style-name="ce7" table:formula="of:=AVERAGE([.D32:.F32])" office:value-type="float" office:value="70.9721299259259" calcext:value-type="float">
            <text:p>70,9721299259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N29:.N31])" office:value-type="float" office:value="79.6652801851852" calcext:value-type="float">
            <text:p>79,6652801852</text:p>
          </table:table-cell>
          <table:table-cell table:style-name="ce7" table:formula="of:=AVERAGE([.O29:.O31])" office:value-type="float" office:value="68.0236841851852" calcext:value-type="float">
            <text:p>68,0236841852</text:p>
          </table:table-cell>
          <table:table-cell table:style-name="ce7" table:formula="of:=AVERAGE([.P29:.P31])" office:value-type="float" office:value="62.4912787407407" calcext:value-type="float">
            <text:p>62,4912787407</text:p>
          </table:table-cell>
          <table:table-cell table:number-columns-repeated="3"/>
          <table:table-cell table:style-name="ce7" table:formula="of:=AVERAGE([.N32:.P32])" office:value-type="float" office:value="70.060081037037" calcext:value-type="float">
            <text:p>70,060081037</text:p>
          </table:table-cell>
        </table:table-row>
        <table:table-row table:style-name="ro1">
          <table:table-cell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 table:number-columns-repeated="2"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52];[Data.F52];[Data.I52];[Data.C64];[Data.F64];[Data.I64];[Data.C76];[Data.F76];[Data.I76])" office:value-type="float" office:value="85.1441634444445" calcext:value-type="float">
            <text:p>85,1441634444</text:p>
          </table:table-cell>
          <table:table-cell table:formula="of:=AVERAGE([Data.D52];[Data.G52];[Data.J52];[Data.D64];[Data.G64];[Data.J64];[Data.D76];[Data.G76];[Data.J76])" office:value-type="float" office:value="72.7977013333333" calcext:value-type="float">
            <text:p>72,7977013333</text:p>
          </table:table-cell>
          <table:table-cell table:formula="of:=AVERAGE([Data.E52];[Data.H52];[Data.K52];[Data.E64];[Data.H64];[Data.K64];[Data.E76];[Data.H76];[Data.K76])" office:value-type="float" office:value="64.6163065555556" calcext:value-type="float">
            <text:p>64,6163065556</text:p>
          </table:table-cell>
          <table:table-cell table:style-name="ce15" table:formula="of:=STDEV([Data.C52];[Data.F52];[Data.I52];[Data.C64];[Data.F64];[Data.I64];[Data.C76];[Data.F76];[Data.I76])" office:value-type="float" office:value="0.397237215632899" calcext:value-type="float">
            <text:p>0,3972372156</text:p>
          </table:table-cell>
          <table:table-cell table:style-name="ce15" table:formula="of:=STDEV([Data.D52];[Data.G52];[Data.J52];[Data.D64];[Data.G64];[Data.J64];[Data.D76];[Data.G76];[Data.J76])" office:value-type="float" office:value="0.381708935772073" calcext:value-type="float">
            <text:p>0,3817089358</text:p>
          </table:table-cell>
          <table:table-cell table:style-name="ce15" table:formula="of:=STDEV([Data.E52];[Data.H52];[Data.K52];[Data.E64];[Data.H64];[Data.K64];[Data.E76];[Data.H76];[Data.K76])" office:value-type="float" office:value="0.281663478175249" calcext:value-type="float">
            <text:p>0,2816634782</text:p>
          </table:table-cell>
          <table:table-cell table:style-name="ce8" table:formula="of:=AVERAGE([.D35:.F35])" office:value-type="float" office:value="74.1860571111111" calcext:value-type="float">
            <text:p>74,1860571111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8" table:formula="of:=AVERAGE([Data.O52];[Data.R52];[Data.U52];[Data.O64];[Data.R64];[Data.U64];[Data.O76];[Data.R76];[Data.U76])" office:value-type="float" office:value="83.9796413333333" calcext:value-type="float">
            <text:p>83,9796413333</text:p>
          </table:table-cell>
          <table:table-cell table:style-name="ce8" table:formula="of:=AVERAGE([Data.P52];[Data.S52];[Data.V52];[Data.P64];[Data.S64];[Data.V64];[Data.P76];[Data.S76];[Data.V76])" office:value-type="float" office:value="70.7859674444445" calcext:value-type="float">
            <text:p>70,7859674444</text:p>
          </table:table-cell>
          <table:table-cell table:style-name="ce8" table:formula="of:=AVERAGE([Data.Q52];[Data.T52];[Data.W52];[Data.Q64];[Data.T64];[Data.W64];[Data.Q76];[Data.T76];[Data.W76])" office:value-type="float" office:value="63.3697747777778" calcext:value-type="float">
            <text:p>63,3697747778</text:p>
          </table:table-cell>
          <table:table-cell table:style-name="ce15" table:formula="of:=STDEV([Data.O52];[Data.R52];[Data.U52];[Data.O64];[Data.R64];[Data.U64];[Data.O76];[Data.R76];[Data.U76])" office:value-type="float" office:value="0.682528426990776" calcext:value-type="float">
            <text:p>0,682528427</text:p>
          </table:table-cell>
          <table:table-cell table:style-name="ce15" table:formula="of:=STDEV([Data.P52];[Data.S52];[Data.V52];[Data.P64];[Data.S64];[Data.V64];[Data.P76];[Data.S76];[Data.V76])" office:value-type="float" office:value="0.973078687152166" calcext:value-type="float">
            <text:p>0,9730786872</text:p>
          </table:table-cell>
          <table:table-cell table:style-name="ce15" table:formula="of:=STDEV([Data.Q52];[Data.T52];[Data.W52];[Data.Q64];[Data.T64];[Data.W64];[Data.Q76];[Data.T76];[Data.W76])" office:value-type="float" office:value="0.4689556271783" calcext:value-type="float">
            <text:p>0,4689556272</text:p>
          </table:table-cell>
          <table:table-cell table:style-name="ce8" table:formula="of:=AVERAGE([.N35:.P35])" office:value-type="float" office:value="72.7117945185185" calcext:value-type="float">
            <text:p>72,7117945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53];[Data.F53];[Data.I53];[Data.C65];[Data.F65];[Data.I65];[Data.C77];[Data.F77];[Data.I77])" office:value-type="float" office:value="68.7840322222222" calcext:value-type="float">
            <text:p>68,7840322222</text:p>
          </table:table-cell>
          <table:table-cell table:formula="of:=AVERAGE([Data.D53];[Data.G53];[Data.J53];[Data.D65];[Data.G65];[Data.J65];[Data.D77];[Data.G77];[Data.J77])" office:value-type="float" office:value="59.2453842222222" calcext:value-type="float">
            <text:p>59,2453842222</text:p>
          </table:table-cell>
          <table:table-cell table:formula="of:=AVERAGE([Data.E53];[Data.H53];[Data.K53];[Data.E65];[Data.H65];[Data.K65];[Data.E77];[Data.H77];[Data.K77])" office:value-type="float" office:value="51.8680324444444" calcext:value-type="float">
            <text:p>51,8680324444</text:p>
          </table:table-cell>
          <table:table-cell table:style-name="ce15" table:formula="of:=STDEV([Data.C53];[Data.F53];[Data.I53];[Data.C65];[Data.F65];[Data.I65];[Data.C77];[Data.F77];[Data.I77])" office:value-type="float" office:value="0.50171864358368" calcext:value-type="float">
            <text:p>0,5017186436</text:p>
          </table:table-cell>
          <table:table-cell table:style-name="ce15" table:formula="of:=STDEV([Data.D53];[Data.G53];[Data.J53];[Data.D65];[Data.G65];[Data.J65];[Data.D77];[Data.G77];[Data.J77])" office:value-type="float" office:value="0.413224033355933" calcext:value-type="float">
            <text:p>0,4132240334</text:p>
          </table:table-cell>
          <table:table-cell table:style-name="ce15" table:formula="of:=STDEV([Data.E53];[Data.H53];[Data.K53];[Data.E65];[Data.H65];[Data.K65];[Data.E77];[Data.H77];[Data.K77])" office:value-type="float" office:value="0.334881822338535" calcext:value-type="float">
            <text:p>0,3348818223</text:p>
          </table:table-cell>
          <table:table-cell table:style-name="ce8" table:formula="of:=AVERAGE([.D36:.F36])" office:value-type="float" office:value="59.9658162962963" calcext:value-type="float">
            <text:p>59,9658162963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8" table:formula="of:=AVERAGE([Data.O53];[Data.R53];[Data.U53];[Data.O65];[Data.R65];[Data.U65];[Data.O77];[Data.R77];[Data.U77])" office:value-type="float" office:value="67.1345817777778" calcext:value-type="float">
            <text:p>67,1345817778</text:p>
          </table:table-cell>
          <table:table-cell table:style-name="ce8" table:formula="of:=AVERAGE([Data.P53];[Data.S53];[Data.V53];[Data.P65];[Data.S65];[Data.V65];[Data.P77];[Data.S77];[Data.V77])" office:value-type="float" office:value="57.5554602222222" calcext:value-type="float">
            <text:p>57,5554602222</text:p>
          </table:table-cell>
          <table:table-cell table:style-name="ce8" table:formula="of:=AVERAGE([Data.Q53];[Data.T53];[Data.W53];[Data.Q65];[Data.T65];[Data.W65];[Data.Q77];[Data.T77];[Data.W77])" office:value-type="float" office:value="50.6151117777778" calcext:value-type="float">
            <text:p>50,6151117778</text:p>
          </table:table-cell>
          <table:table-cell table:style-name="ce15" table:formula="of:=STDEV([Data.O53];[Data.R53];[Data.U53];[Data.O65];[Data.R65];[Data.U65];[Data.O77];[Data.R77];[Data.U77])" office:value-type="float" office:value="0.744501644101909" calcext:value-type="float">
            <text:p>0,7445016441</text:p>
          </table:table-cell>
          <table:table-cell table:style-name="ce15" table:formula="of:=STDEV([Data.P53];[Data.S53];[Data.V53];[Data.P65];[Data.S65];[Data.V65];[Data.P77];[Data.S77];[Data.V77])" office:value-type="float" office:value="0.805746555768745" calcext:value-type="float">
            <text:p>0,8057465558</text:p>
          </table:table-cell>
          <table:table-cell table:style-name="ce15" table:formula="of:=STDEV([Data.Q53];[Data.T53];[Data.W53];[Data.Q65];[Data.T65];[Data.W65];[Data.Q77];[Data.T77];[Data.W77])" office:value-type="float" office:value="0.554077324011681" calcext:value-type="float">
            <text:p>0,554077324</text:p>
          </table:table-cell>
          <table:table-cell table:style-name="ce8" table:formula="of:=AVERAGE([.N36:.P36])" office:value-type="float" office:value="58.4350512592593" calcext:value-type="float">
            <text:p>58,43505125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54];[Data.F54];[Data.I54];[Data.C66];[Data.F66];[Data.I66];[Data.C78];[Data.F78];[Data.I78])" office:value-type="float" office:value="75.6169094444444" calcext:value-type="float">
            <text:p>75,6169094444</text:p>
          </table:table-cell>
          <table:table-cell table:formula="of:=AVERAGE([Data.D54];[Data.G54];[Data.J54];[Data.D66];[Data.G66];[Data.J66];[Data.D78];[Data.G78];[Data.J78])" office:value-type="float" office:value="56.2986916666667" calcext:value-type="float">
            <text:p>56,2986916667</text:p>
          </table:table-cell>
          <table:table-cell table:formula="of:=AVERAGE([Data.E54];[Data.H54];[Data.K54];[Data.E66];[Data.H66];[Data.K66];[Data.E78];[Data.H78];[Data.K78])" office:value-type="float" office:value="52.6004876666667" calcext:value-type="float">
            <text:p>52,6004876667</text:p>
          </table:table-cell>
          <table:table-cell table:style-name="ce15" table:formula="of:=STDEV([Data.C54];[Data.F54];[Data.I54];[Data.C66];[Data.F66];[Data.I66];[Data.C78];[Data.F78];[Data.I78])" office:value-type="float" office:value="3.30781379080175" calcext:value-type="float">
            <text:p>3,3078137908</text:p>
          </table:table-cell>
          <table:table-cell table:style-name="ce15" table:formula="of:=STDEV([Data.D54];[Data.G54];[Data.J54];[Data.D66];[Data.G66];[Data.J66];[Data.D78];[Data.G78];[Data.J78])" office:value-type="float" office:value="2.0277398881559" calcext:value-type="float">
            <text:p>2,0277398882</text:p>
          </table:table-cell>
          <table:table-cell table:style-name="ce15" table:formula="of:=STDEV([Data.E54];[Data.H54];[Data.K54];[Data.E66];[Data.H66];[Data.K66];[Data.E78];[Data.H78];[Data.K78])" office:value-type="float" office:value="2.06630382844604" calcext:value-type="float">
            <text:p>2,0663038284</text:p>
          </table:table-cell>
          <table:table-cell table:style-name="ce8" table:formula="of:=AVERAGE([.D37:.F37])" office:value-type="float" office:value="61.5053629259259" calcext:value-type="float">
            <text:p>61,5053629259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8" table:formula="of:=AVERAGE([Data.O54];[Data.R54];[Data.U54];[Data.O66];[Data.R66];[Data.U66];[Data.O78];[Data.R78];[Data.U78])" office:value-type="float" office:value="75.0736878888889" calcext:value-type="float">
            <text:p>75,0736878889</text:p>
          </table:table-cell>
          <table:table-cell table:style-name="ce8" table:formula="of:=AVERAGE([Data.P54];[Data.S54];[Data.V54];[Data.P66];[Data.S66];[Data.V66];[Data.P78];[Data.S78];[Data.V78])" office:value-type="float" office:value="55.530078" calcext:value-type="float">
            <text:p>55,530078</text:p>
          </table:table-cell>
          <table:table-cell table:style-name="ce8" table:formula="of:=AVERAGE([Data.Q54];[Data.T54];[Data.W54];[Data.Q66];[Data.T66];[Data.W66];[Data.Q78];[Data.T78];[Data.W78])" office:value-type="float" office:value="51.792817" calcext:value-type="float">
            <text:p>51,792817</text:p>
          </table:table-cell>
          <table:table-cell table:style-name="ce15" table:formula="of:=STDEV([Data.O54];[Data.R54];[Data.U54];[Data.O66];[Data.R66];[Data.U66];[Data.O78];[Data.R78];[Data.U78])" office:value-type="float" office:value="2.10747738835203" calcext:value-type="float">
            <text:p>2,1074773884</text:p>
          </table:table-cell>
          <table:table-cell table:style-name="ce15" table:formula="of:=STDEV([Data.P54];[Data.S54];[Data.V54];[Data.P66];[Data.S66];[Data.V66];[Data.P78];[Data.S78];[Data.V78])" office:value-type="float" office:value="1.26200361205495" calcext:value-type="float">
            <text:p>1,2620036121</text:p>
          </table:table-cell>
          <table:table-cell table:style-name="ce15" table:formula="of:=STDEV([Data.Q54];[Data.T54];[Data.W54];[Data.Q66];[Data.T66];[Data.W66];[Data.Q78];[Data.T78];[Data.W78])" office:value-type="float" office:value="1.51010020871985" calcext:value-type="float">
            <text:p>1,5101002087</text:p>
          </table:table-cell>
          <table:table-cell table:style-name="ce8" table:formula="of:=AVERAGE([.N37:.P37])" office:value-type="float" office:value="60.798860962963" calcext:value-type="float">
            <text:p>60,7988609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35:.D37])" office:value-type="float" office:value="76.515035037037" calcext:value-type="float">
            <text:p>76,515035037</text:p>
          </table:table-cell>
          <table:table-cell table:style-name="ce7" table:formula="of:=AVERAGE([.E35:.E37])" office:value-type="float" office:value="62.7805924074074" calcext:value-type="float">
            <text:p>62,7805924074</text:p>
          </table:table-cell>
          <table:table-cell table:style-name="ce7" table:formula="of:=AVERAGE([.F35:.F37])" office:value-type="float" office:value="56.3616088888889" calcext:value-type="float">
            <text:p>56,3616088889</text:p>
          </table:table-cell>
          <table:table-cell table:number-columns-repeated="3"/>
          <table:table-cell table:style-name="ce7" table:formula="of:=AVERAGE([.D38:.F38])" office:value-type="float" office:value="65.2190787777778" calcext:value-type="float">
            <text:p>65,2190787778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N35:.N37])" office:value-type="float" office:value="75.3959703333333" calcext:value-type="float">
            <text:p>75,3959703333</text:p>
          </table:table-cell>
          <table:table-cell table:style-name="ce7" table:formula="of:=AVERAGE([.O35:.O37])" office:value-type="float" office:value="61.2905018888889" calcext:value-type="float">
            <text:p>61,2905018889</text:p>
          </table:table-cell>
          <table:table-cell table:style-name="ce7" table:formula="of:=AVERAGE([.P35:.P37])" office:value-type="float" office:value="55.2592345185185" calcext:value-type="float">
            <text:p>55,2592345185</text:p>
          </table:table-cell>
          <table:table-cell table:number-columns-repeated="3"/>
          <table:table-cell table:style-name="ce7" table:formula="of:=AVERAGE([.N38:.P38])" office:value-type="float" office:value="63.9819022469136" calcext:value-type="float">
            <text:p>63,9819022469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verage time</text:p>
          </table:table-cell>
          <table:table-cell table:style-name="ce7" office:value-type="float" office:value="0.0307195303722" calcext:value-type="float">
            <text:p>0,0307195304</text:p>
          </table:table-cell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Average time</text:p>
          </table:table-cell>
          <table:table-cell table:style-name="ce7" table:formula="of:=[Data.O79]" office:value-type="float" office:value="0.044813664494" calcext:value-type="float">
            <text:p>0,04481366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-Net– no ensemble</text:p>
          </table:table-cell>
          <table:table-cell table:style-name="ce1" table:number-columns-repeated="4"/>
          <table:table-cell table:number-columns-repeated="5"/>
          <table:table-cell table:style-name="ce1" office:value-type="string" calcext:value-type="string">
            <text:p>Only T-Net ensemble</text:p>
          </table:table-cell>
          <table:table-cell table:style-name="ce1" table:number-columns-repeated="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 table:number-columns-repeated="2"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86];[Data.F86];[Data.I86];[Data.C98];[Data.C104];[Data.F98];[Data.C110];[Data.F110];[Data.I110])" office:value-type="float" office:value="88.0572592222222" calcext:value-type="float">
            <text:p>88,0572592222</text:p>
          </table:table-cell>
          <table:table-cell table:formula="of:=AVERAGE([Data.D86];[Data.G86];[Data.J86];[Data.D98];[Data.D104];[Data.G98];[Data.D110];[Data.G110];[Data.J110])" office:value-type="float" office:value="82.827885" calcext:value-type="float">
            <text:p>82,827885</text:p>
          </table:table-cell>
          <table:table-cell table:formula="of:=AVERAGE([Data.E86];[Data.H86];[Data.K86];[Data.E98];[Data.E104];[Data.H98];[Data.E110];[Data.H110];[Data.K110])" office:value-type="float" office:value="74.9056592222222" calcext:value-type="float">
            <text:p>74,9056592222</text:p>
          </table:table-cell>
          <table:table-cell table:style-name="ce15" table:formula="of:=STDEV([Data.C86];[Data.F86];[Data.I86];[Data.C98];[Data.C104];[Data.F98];[Data.C110];[Data.F110];[Data.I110])" office:value-type="float" office:value="0.944925027462469" calcext:value-type="float">
            <text:p>0,9449250275</text:p>
          </table:table-cell>
          <table:table-cell table:style-name="ce15" table:formula="of:=STDEV([Data.D86];[Data.G86];[Data.J86];[Data.D98];[Data.D104];[Data.G98];[Data.D110];[Data.G110];[Data.J110])" office:value-type="float" office:value="3.58373191942275" calcext:value-type="float">
            <text:p>3,5837319194</text:p>
          </table:table-cell>
          <table:table-cell table:style-name="ce15" table:formula="of:=STDEV([Data.E86];[Data.H86];[Data.K86];[Data.E98];[Data.E104];[Data.H98];[Data.E110];[Data.H110];[Data.K110])" office:value-type="float" office:value="3.71202878411408" calcext:value-type="float">
            <text:p>3,7120287841</text:p>
          </table:table-cell>
          <table:table-cell table:style-name="ce8" table:formula="of:=AVERAGE([.D44:.F44])" office:value-type="float" office:value="81.9302678148148" calcext:value-type="float">
            <text:p>81,9302678148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8" table:formula="of:=AVERAGE([Data.O86];[Data.R86];[Data.U86];[Data.O98];[Data.R98];[Data.U98];[Data.O110];[Data.R110];[Data.U110])" office:value-type="float" office:value="87.909368" calcext:value-type="float">
            <text:p>87,909368</text:p>
          </table:table-cell>
          <table:table-cell table:style-name="ce8" table:formula="of:=AVERAGE([Data.P86];[Data.S86];[Data.V86];[Data.P98];[Data.S98];[Data.V98];[Data.P110];[Data.S110];[Data.V110])" office:value-type="float" office:value="82.5900217777778" calcext:value-type="float">
            <text:p>82,5900217778</text:p>
          </table:table-cell>
          <table:table-cell table:style-name="ce8" table:formula="of:=AVERAGE([Data.Q86];[Data.T86];[Data.W86];[Data.Q98];[Data.T98];[Data.W98];[Data.Q110];[Data.T110];[Data.W110])" office:value-type="float" office:value="74.7244365555556" calcext:value-type="float">
            <text:p>74,7244365556</text:p>
          </table:table-cell>
          <table:table-cell table:style-name="ce15" table:formula="of:=STDEV([Data.O86];[Data.R86];[Data.U86];[Data.O98];[Data.R98];[Data.U98];[Data.O110];[Data.R110];[Data.U110])" office:value-type="float" office:value="0.259790128456123" calcext:value-type="float">
            <text:p>0,2597901285</text:p>
          </table:table-cell>
          <table:table-cell table:style-name="ce15" table:formula="of:=STDEV([Data.P86];[Data.S86];[Data.V86];[Data.P98];[Data.S98];[Data.V98];[Data.P110];[Data.S110];[Data.V110])" office:value-type="float" office:value="0.29339826436679" calcext:value-type="float">
            <text:p>0,2933982644</text:p>
          </table:table-cell>
          <table:table-cell table:style-name="ce15" table:formula="of:=STDEV([Data.Q86];[Data.T86];[Data.W86];[Data.Q98];[Data.T98];[Data.W98];[Data.Q110];[Data.T110];[Data.W110])" office:value-type="float" office:value="0.502923095179847" calcext:value-type="float">
            <text:p>0,5029230952</text:p>
          </table:table-cell>
          <table:table-cell table:style-name="ce8" table:formula="of:=AVERAGE([.N44:.P44])" office:value-type="float" office:value="81.7412754444445" calcext:value-type="float">
            <text:p>81,7412754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87];[Data.F87];[Data.I87];[Data.C99];[Data.C105];[Data.F99];[Data.C111];[Data.F111];[Data.I111])" office:value-type="float" office:value="72.7914548888889" calcext:value-type="float">
            <text:p>72,7914548889</text:p>
          </table:table-cell>
          <table:table-cell table:formula="of:=AVERAGE([Data.D87];[Data.G87];[Data.J87];[Data.D99];[Data.D105];[Data.G99];[Data.D111];[Data.G111];[Data.J111])" office:value-type="float" office:value="63.785477" calcext:value-type="float">
            <text:p>63,785477</text:p>
          </table:table-cell>
          <table:table-cell table:formula="of:=AVERAGE([Data.E87];[Data.H87];[Data.K87];[Data.E99];[Data.E105];[Data.H99];[Data.E111];[Data.H111];[Data.K111])" office:value-type="float" office:value="57.2304993333333" calcext:value-type="float">
            <text:p>57,2304993333</text:p>
          </table:table-cell>
          <table:table-cell table:style-name="ce15" table:formula="of:=STDEV([Data.C87];[Data.F87];[Data.I87];[Data.C99];[Data.C105];[Data.F99];[Data.C111];[Data.F111];[Data.I111])" office:value-type="float" office:value="2.16667054635635" calcext:value-type="float">
            <text:p>2,1666705464</text:p>
          </table:table-cell>
          <table:table-cell table:style-name="ce15" table:formula="of:=STDEV([Data.D87];[Data.G87];[Data.J87];[Data.D99];[Data.D105];[Data.G99];[Data.D111];[Data.G111];[Data.J111])" office:value-type="float" office:value="2.30284550667017" calcext:value-type="float">
            <text:p>2,3028455067</text:p>
          </table:table-cell>
          <table:table-cell table:style-name="ce15" table:formula="of:=STDEV([Data.E87];[Data.H87];[Data.K87];[Data.E99];[Data.E105];[Data.H99];[Data.E111];[Data.H111];[Data.K111])" office:value-type="float" office:value="1.97620246152298" calcext:value-type="float">
            <text:p>1,9762024615</text:p>
          </table:table-cell>
          <table:table-cell table:style-name="ce8" table:formula="of:=AVERAGE([.D45:.F45])" office:value-type="float" office:value="64.6024770740741" calcext:value-type="float">
            <text:p>64,6024770741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8" table:formula="of:=AVERAGE([Data.O87];[Data.R87];[Data.U87];[Data.O99];[Data.R99];[Data.U99];[Data.O111];[Data.R111];[Data.U111])" office:value-type="float" office:value="70.4550135555556" calcext:value-type="float">
            <text:p>70,4550135556</text:p>
          </table:table-cell>
          <table:table-cell table:style-name="ce8" table:formula="of:=AVERAGE([Data.P87];[Data.S87];[Data.V87];[Data.P99];[Data.S99];[Data.V99];[Data.P111];[Data.S111];[Data.V111])" office:value-type="float" office:value="61.3153406666667" calcext:value-type="float">
            <text:p>61,3153406667</text:p>
          </table:table-cell>
          <table:table-cell table:style-name="ce8" table:formula="of:=AVERAGE([Data.Q87];[Data.T87];[Data.W87];[Data.Q99];[Data.T99];[Data.W99];[Data.Q111];[Data.T111];[Data.W111])" office:value-type="float" office:value="54.6711706666667" calcext:value-type="float">
            <text:p>54,6711706667</text:p>
          </table:table-cell>
          <table:table-cell table:style-name="ce15" table:formula="of:=STDEV([Data.O87];[Data.R87];[Data.U87];[Data.O99];[Data.R99];[Data.U99];[Data.O111];[Data.R111];[Data.U111])" office:value-type="float" office:value="1.09815549865844" calcext:value-type="float">
            <text:p>1,0981554987</text:p>
          </table:table-cell>
          <table:table-cell table:style-name="ce15" table:formula="of:=STDEV([Data.P87];[Data.S87];[Data.V87];[Data.P99];[Data.S99];[Data.V99];[Data.P111];[Data.S111];[Data.V111])" office:value-type="float" office:value="0.905432838751583" calcext:value-type="float">
            <text:p>0,9054328388</text:p>
          </table:table-cell>
          <table:table-cell table:style-name="ce15" table:formula="of:=STDEV([Data.Q87];[Data.T87];[Data.W87];[Data.Q99];[Data.T99];[Data.W99];[Data.Q111];[Data.T111];[Data.W111])" office:value-type="float" office:value="1.91177148202152" calcext:value-type="float">
            <text:p>1,911771482</text:p>
          </table:table-cell>
          <table:table-cell table:style-name="ce8" table:formula="of:=AVERAGE([.N45:.P45])" office:value-type="float" office:value="62.147174962963" calcext:value-type="float">
            <text:p>62,1471749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88];[Data.F88];[Data.I88];[Data.C100];[Data.C106];[Data.F100];[Data.C112];[Data.F112];[Data.I112])" office:value-type="float" office:value="81.7692787777778" calcext:value-type="float">
            <text:p>81,7692787778</text:p>
          </table:table-cell>
          <table:table-cell table:formula="of:=AVERAGE([Data.D88];[Data.G88];[Data.J88];[Data.D100];[Data.D106];[Data.G100];[Data.D112];[Data.G112];[Data.J112])" office:value-type="float" office:value="61.1650094444445" calcext:value-type="float">
            <text:p>61,1650094444</text:p>
          </table:table-cell>
          <table:table-cell table:formula="of:=AVERAGE([Data.E88];[Data.H88];[Data.K88];[Data.E100];[Data.E106];[Data.H100];[Data.E112];[Data.H112];[Data.K112])" office:value-type="float" office:value="57.1713858888889" calcext:value-type="float">
            <text:p>57,1713858889</text:p>
          </table:table-cell>
          <table:table-cell table:style-name="ce15" table:formula="of:=STDEV([Data.C88];[Data.F88];[Data.I88];[Data.C100];[Data.C106];[Data.F100];[Data.C112];[Data.F112];[Data.I112])" office:value-type="float" office:value="2.11197692062608" calcext:value-type="float">
            <text:p>2,1119769206</text:p>
          </table:table-cell>
          <table:table-cell table:style-name="ce15" table:formula="of:=STDEV([Data.D88];[Data.G88];[Data.J88];[Data.D100];[Data.D106];[Data.G100];[Data.D112];[Data.G112];[Data.J112])" office:value-type="float" office:value="1.88237443703711" calcext:value-type="float">
            <text:p>1,882374437</text:p>
          </table:table-cell>
          <table:table-cell table:style-name="ce15" table:formula="of:=STDEV([Data.E88];[Data.H88];[Data.K88];[Data.E100];[Data.E106];[Data.H100];[Data.E112];[Data.H112];[Data.K112])" office:value-type="float" office:value="1.68179549583113" calcext:value-type="float">
            <text:p>1,6817954958</text:p>
          </table:table-cell>
          <table:table-cell table:style-name="ce8" table:formula="of:=AVERAGE([.D46:.F46])" office:value-type="float" office:value="66.7018913703704" calcext:value-type="float">
            <text:p>66,7018913704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8" table:formula="of:=AVERAGE([Data.O88];[Data.R88];[Data.U88];[Data.O100];[Data.R100];[Data.U100];[Data.O112];[Data.R112];[Data.U112])" office:value-type="float" office:value="77.1322725555556" calcext:value-type="float">
            <text:p>77,1322725556</text:p>
          </table:table-cell>
          <table:table-cell table:style-name="ce8" table:formula="of:=AVERAGE([Data.P88];[Data.S88];[Data.V88];[Data.P100];[Data.S100];[Data.V100];[Data.P112];[Data.S112];[Data.V112])" office:value-type="float" office:value="57.6294166666667" calcext:value-type="float">
            <text:p>57,6294166667</text:p>
          </table:table-cell>
          <table:table-cell table:style-name="ce8" table:formula="of:=AVERAGE([Data.Q88];[Data.T88];[Data.W88];[Data.Q100];[Data.T100];[Data.W100];[Data.Q112];[Data.T112];[Data.W112])" office:value-type="float" office:value="54.0022022222222" calcext:value-type="float">
            <text:p>54,0022022222</text:p>
          </table:table-cell>
          <table:table-cell table:style-name="ce15" table:formula="of:=STDEV([Data.O88];[Data.R88];[Data.U88];[Data.O100];[Data.R100];[Data.U100];[Data.O112];[Data.R112];[Data.U112])" office:value-type="float" office:value="3.57597395389606" calcext:value-type="float">
            <text:p>3,5759739539</text:p>
          </table:table-cell>
          <table:table-cell table:style-name="ce15" table:formula="of:=STDEV([Data.P88];[Data.S88];[Data.V88];[Data.P100];[Data.S100];[Data.V100];[Data.P112];[Data.S112];[Data.V112])" office:value-type="float" office:value="2.14308770310719" calcext:value-type="float">
            <text:p>2,1430877031</text:p>
          </table:table-cell>
          <table:table-cell table:style-name="ce15" table:formula="of:=STDEV([Data.Q88];[Data.T88];[Data.W88];[Data.Q100];[Data.T100];[Data.W100];[Data.Q112];[Data.T112];[Data.W112])" office:value-type="float" office:value="2.02803349682462" calcext:value-type="float">
            <text:p>2,0280334968</text:p>
          </table:table-cell>
          <table:table-cell table:style-name="ce8" table:formula="of:=AVERAGE([.N46:.P46])" office:value-type="float" office:value="62.9212971481481" calcext:value-type="float">
            <text:p>62,92129714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44:.D46])" office:value-type="float" office:value="80.8726642962963" calcext:value-type="float">
            <text:p>80,8726642963</text:p>
          </table:table-cell>
          <table:table-cell table:style-name="ce7" table:formula="of:=AVERAGE([.E44:.E46])" office:value-type="float" office:value="69.2594571481481" calcext:value-type="float">
            <text:p>69,2594571481</text:p>
          </table:table-cell>
          <table:table-cell table:style-name="ce7" table:formula="of:=AVERAGE([.F44:.F46])" office:value-type="float" office:value="63.1025148148148" calcext:value-type="float">
            <text:p>63,1025148148</text:p>
          </table:table-cell>
          <table:table-cell table:number-columns-repeated="3"/>
          <table:table-cell table:style-name="ce7" table:formula="of:=AVERAGE([.D47:.F47])" office:value-type="float" office:value="71.0782120864198" calcext:value-type="float">
            <text:p>71,0782120864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N44:.N46])" office:value-type="float" office:value="78.4988847037037" calcext:value-type="float">
            <text:p>78,4988847037</text:p>
          </table:table-cell>
          <table:table-cell table:style-name="ce7" table:formula="of:=AVERAGE([.O44:.O46])" office:value-type="float" office:value="67.1782597037037" calcext:value-type="float">
            <text:p>67,1782597037</text:p>
          </table:table-cell>
          <table:table-cell table:style-name="ce7" table:formula="of:=AVERAGE([.P44:.P46])" office:value-type="float" office:value="61.1326031481481" calcext:value-type="float">
            <text:p>61,1326031481</text:p>
          </table:table-cell>
          <table:table-cell table:number-columns-repeated="3"/>
          <table:table-cell table:style-name="ce7" table:formula="of:=AVERAGE([.N47:.P47])" office:value-type="float" office:value="68.9365825185185" calcext:value-type="float">
            <text:p>68,9365825185</text:p>
          </table:table-cell>
        </table:table-row>
        <table:table-row table:style-name="ro1">
          <table:table-cell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 table:number-columns-repeated="2"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92];[Data.F92];[Data.I92];[Data.C104];[Data.F104];[Data.I104];[Data.C116];[Data.F116];[Data.I116])" office:value-type="float" office:value="85.1978183333333" calcext:value-type="float">
            <text:p>85,1978183333</text:p>
          </table:table-cell>
          <table:table-cell table:formula="of:=AVERAGE([Data.D92];[Data.G92];[Data.J92];[Data.D104];[Data.G104];[Data.J104];[Data.D116];[Data.G116];[Data.J116])" office:value-type="float" office:value="72.88988" calcext:value-type="float">
            <text:p>72,88988</text:p>
          </table:table-cell>
          <table:table-cell table:formula="of:=AVERAGE([Data.E92];[Data.H92];[Data.K92];[Data.E104];[Data.H104];[Data.K104];[Data.E116];[Data.H116];[Data.K116])" office:value-type="float" office:value="64.7307545555556" calcext:value-type="float">
            <text:p>64,7307545556</text:p>
          </table:table-cell>
          <table:table-cell table:style-name="ce15" table:formula="of:=STDEV([Data.C92];[Data.F92];[Data.I92];[Data.C104];[Data.F104];[Data.I104];[Data.C116];[Data.F116];[Data.I116])" office:value-type="float" office:value="0.456552754208372" calcext:value-type="float">
            <text:p>0,4565527542</text:p>
          </table:table-cell>
          <table:table-cell table:style-name="ce15" table:formula="of:=STDEV([Data.D92];[Data.G92];[Data.J92];[Data.D104];[Data.G104];[Data.J104];[Data.D116];[Data.G116];[Data.J116])" office:value-type="float" office:value="0.376573055313973" calcext:value-type="float">
            <text:p>0,3765730553</text:p>
          </table:table-cell>
          <table:table-cell table:style-name="ce15" table:formula="of:=STDEV([Data.E92];[Data.H92];[Data.K92];[Data.E104];[Data.H104];[Data.K104];[Data.E116];[Data.H116];[Data.K116])" office:value-type="float" office:value="0.295508555176119" calcext:value-type="float">
            <text:p>0,2955085552</text:p>
          </table:table-cell>
          <table:table-cell table:style-name="ce8" table:formula="of:=AVERAGE([.D50:.F50])" office:value-type="float" office:value="74.2728176296296" calcext:value-type="float">
            <text:p>74,2728176296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8" table:formula="of:=AVERAGE([Data.O92];[Data.R92];[Data.U92];[Data.O104];[Data.R104];[Data.U104];[Data.O116];[Data.R116];[Data.U116])" office:value-type="float" office:value="83.6478687777778" calcext:value-type="float">
            <text:p>83,6478687778</text:p>
          </table:table-cell>
          <table:table-cell table:style-name="ce8" table:formula="of:=AVERAGE([Data.P92];[Data.S92];[Data.V92];[Data.P104];[Data.S104];[Data.V104];[Data.P116];[Data.S116];[Data.V116])" office:value-type="float" office:value="70.3085233333333" calcext:value-type="float">
            <text:p>70,3085233333</text:p>
          </table:table-cell>
          <table:table-cell table:style-name="ce8" table:formula="of:=AVERAGE([Data.Q92];[Data.T92];[Data.W92];[Data.Q104];[Data.T104];[Data.W104];[Data.Q116];[Data.T116];[Data.W116])" office:value-type="float" office:value="63.0466714444444" calcext:value-type="float">
            <text:p>63,0466714444</text:p>
          </table:table-cell>
          <table:table-cell table:style-name="ce15" table:formula="of:=STDEV([Data.O92];[Data.R92];[Data.U92];[Data.O104];[Data.R104];[Data.U104];[Data.O116];[Data.R116];[Data.U116])" office:value-type="float" office:value="0.664480481281574" calcext:value-type="float">
            <text:p>0,6644804813</text:p>
          </table:table-cell>
          <table:table-cell table:style-name="ce15" table:formula="of:=STDEV([Data.P92];[Data.S92];[Data.V92];[Data.P104];[Data.S104];[Data.V104];[Data.P116];[Data.S116];[Data.V116])" office:value-type="float" office:value="0.852604138398355" calcext:value-type="float">
            <text:p>0,8526041384</text:p>
          </table:table-cell>
          <table:table-cell table:style-name="ce15" table:formula="of:=STDEV([Data.Q92];[Data.T92];[Data.W92];[Data.Q104];[Data.T104];[Data.W104];[Data.Q116];[Data.T116];[Data.W116])" office:value-type="float" office:value="0.417578290291806" calcext:value-type="float">
            <text:p>0,4175782903</text:p>
          </table:table-cell>
          <table:table-cell table:style-name="ce8" table:formula="of:=AVERAGE([.N50:.P50])" office:value-type="float" office:value="72.3343545185185" calcext:value-type="float">
            <text:p>72,3343545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93];[Data.F93];[Data.I93];[Data.C105];[Data.F105];[Data.I105];[Data.C117];[Data.F117];[Data.I117])" office:value-type="float" office:value="68.4773544444444" calcext:value-type="float">
            <text:p>68,4773544444</text:p>
          </table:table-cell>
          <table:table-cell table:formula="of:=AVERAGE([Data.D93];[Data.G93];[Data.J93];[Data.D105];[Data.G105];[Data.J105];[Data.D117];[Data.G117];[Data.J117])" office:value-type="float" office:value="58.9049928888889" calcext:value-type="float">
            <text:p>58,9049928889</text:p>
          </table:table-cell>
          <table:table-cell table:formula="of:=AVERAGE([Data.E93];[Data.H93];[Data.K93];[Data.E105];[Data.H105];[Data.K105];[Data.E117];[Data.H117];[Data.K117])" office:value-type="float" office:value="51.5355457777778" calcext:value-type="float">
            <text:p>51,5355457778</text:p>
          </table:table-cell>
          <table:table-cell table:style-name="ce15" table:formula="of:=STDEV([Data.C93];[Data.F93];[Data.I93];[Data.C105];[Data.F105];[Data.I105];[Data.C117];[Data.F117];[Data.I117])" office:value-type="float" office:value="0.548230855536497" calcext:value-type="float">
            <text:p>0,5482308555</text:p>
          </table:table-cell>
          <table:table-cell table:style-name="ce15" table:formula="of:=STDEV([Data.D93];[Data.G93];[Data.J93];[Data.D105];[Data.G105];[Data.J105];[Data.D117];[Data.G117];[Data.J117])" office:value-type="float" office:value="0.58573355590841" calcext:value-type="float">
            <text:p>0,5857335559</text:p>
          </table:table-cell>
          <table:table-cell table:style-name="ce15" table:formula="of:=STDEV([Data.E93];[Data.H93];[Data.K93];[Data.E105];[Data.H105];[Data.K105];[Data.E117];[Data.H117];[Data.K117])" office:value-type="float" office:value="0.451215660517167" calcext:value-type="float">
            <text:p>0,4512156605</text:p>
          </table:table-cell>
          <table:table-cell table:style-name="ce8" table:formula="of:=AVERAGE([.D51:.F51])" office:value-type="float" office:value="59.6392977037037" calcext:value-type="float">
            <text:p>59,6392977037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8" table:formula="of:=AVERAGE([Data.O93];[Data.R93];[Data.U93];[Data.O105];[Data.R105];[Data.U105];[Data.O117];[Data.R117];[Data.U117])" office:value-type="float" office:value="65.9713177777778" calcext:value-type="float">
            <text:p>65,9713177778</text:p>
          </table:table-cell>
          <table:table-cell table:style-name="ce8" table:formula="of:=AVERAGE([Data.P93];[Data.S93];[Data.V93];[Data.P105];[Data.S105];[Data.V105];[Data.P117];[Data.S117];[Data.V117])" office:value-type="float" office:value="56.4829084444444" calcext:value-type="float">
            <text:p>56,4829084444</text:p>
          </table:table-cell>
          <table:table-cell table:style-name="ce8" table:formula="of:=AVERAGE([Data.Q93];[Data.T93];[Data.W93];[Data.Q105];[Data.T105];[Data.W105];[Data.Q117];[Data.T117];[Data.W117])" office:value-type="float" office:value="49.6072405555556" calcext:value-type="float">
            <text:p>49,6072405556</text:p>
          </table:table-cell>
          <table:table-cell table:style-name="ce15" table:formula="of:=STDEV([Data.O93];[Data.R93];[Data.U93];[Data.O105];[Data.R105];[Data.U105];[Data.O117];[Data.R117];[Data.U117])" office:value-type="float" office:value="1.50589046539338" calcext:value-type="float">
            <text:p>1,5058904654</text:p>
          </table:table-cell>
          <table:table-cell table:style-name="ce15" table:formula="of:=STDEV([Data.P93];[Data.S93];[Data.V93];[Data.P105];[Data.S105];[Data.V105];[Data.P117];[Data.S117];[Data.V117])" office:value-type="float" office:value="1.31674040797618" calcext:value-type="float">
            <text:p>1,316740408</text:p>
          </table:table-cell>
          <table:table-cell table:style-name="ce15" table:formula="of:=STDEV([Data.Q93];[Data.T93];[Data.W93];[Data.Q105];[Data.T105];[Data.W105];[Data.Q117];[Data.T117];[Data.W117])" office:value-type="float" office:value="1.14588747891788" calcext:value-type="float">
            <text:p>1,1458874789</text:p>
          </table:table-cell>
          <table:table-cell table:style-name="ce8" table:formula="of:=AVERAGE([.N51:.P51])" office:value-type="float" office:value="57.3538222592593" calcext:value-type="float">
            <text:p>57,35382225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94];[Data.F94];[Data.I94];[Data.C106];[Data.F106];[Data.I106];[Data.C118];[Data.F118];[Data.I118])" office:value-type="float" office:value="77.0291755555556" calcext:value-type="float">
            <text:p>77,0291755556</text:p>
          </table:table-cell>
          <table:table-cell table:formula="of:=AVERAGE([Data.D94];[Data.G94];[Data.J94];[Data.D106];[Data.G106];[Data.J106];[Data.D118];[Data.G118];[Data.J118])" office:value-type="float" office:value="56.5347223333333" calcext:value-type="float">
            <text:p>56,5347223333</text:p>
          </table:table-cell>
          <table:table-cell table:formula="of:=AVERAGE([Data.E94];[Data.H94];[Data.K94];[Data.E106];[Data.H106];[Data.K106];[Data.E118];[Data.H118];[Data.K118])" office:value-type="float" office:value="53.0264868888889" calcext:value-type="float">
            <text:p>53,0264868889</text:p>
          </table:table-cell>
          <table:table-cell table:style-name="ce15" table:formula="of:=STDEV([Data.C94];[Data.F94];[Data.I94];[Data.C106];[Data.F106];[Data.I106];[Data.C118];[Data.F118];[Data.I118])" office:value-type="float" office:value="3.39602834749447" calcext:value-type="float">
            <text:p>3,3960283475</text:p>
          </table:table-cell>
          <table:table-cell table:style-name="ce15" table:formula="of:=STDEV([Data.D94];[Data.G94];[Data.J94];[Data.D106];[Data.G106];[Data.J106];[Data.D118];[Data.G118];[Data.J118])" office:value-type="float" office:value="2.56917826856599" calcext:value-type="float">
            <text:p>2,5691782686</text:p>
          </table:table-cell>
          <table:table-cell table:style-name="ce15" table:formula="of:=STDEV([Data.E94];[Data.H94];[Data.K94];[Data.E106];[Data.H106];[Data.K106];[Data.E118];[Data.H118];[Data.K118])" office:value-type="float" office:value="2.39686910527152" calcext:value-type="float">
            <text:p>2,3968691053</text:p>
          </table:table-cell>
          <table:table-cell table:style-name="ce8" table:formula="of:=AVERAGE([.D52:.F52])" office:value-type="float" office:value="62.1967949259259" calcext:value-type="float">
            <text:p>62,1967949259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8" table:formula="of:=AVERAGE([Data.O94];[Data.R94];[Data.U94];[Data.O106];[Data.R106];[Data.U106];[Data.O118];[Data.R118];[Data.U118])" office:value-type="float" office:value="71.057988" calcext:value-type="float">
            <text:p>71,057988</text:p>
          </table:table-cell>
          <table:table-cell table:style-name="ce8" table:formula="of:=AVERAGE([Data.P94];[Data.S94];[Data.V94];[Data.P106];[Data.S106];[Data.V106];[Data.P118];[Data.S118];[Data.V118])" office:value-type="float" office:value="52.7107926666667" calcext:value-type="float">
            <text:p>52,7107926667</text:p>
          </table:table-cell>
          <table:table-cell table:style-name="ce8" table:formula="of:=AVERAGE([Data.Q94];[Data.T94];[Data.W94];[Data.Q106];[Data.T106];[Data.W106];[Data.Q118];[Data.T118];[Data.W118])" office:value-type="float" office:value="49.2300653333333" calcext:value-type="float">
            <text:p>49,2300653333</text:p>
          </table:table-cell>
          <table:table-cell table:style-name="ce15" table:formula="of:=STDEV([Data.O94];[Data.R94];[Data.U94];[Data.O106];[Data.R106];[Data.U106];[Data.O118];[Data.R118];[Data.U118])" office:value-type="float" office:value="3.48197023417483" calcext:value-type="float">
            <text:p>3,4819702342</text:p>
          </table:table-cell>
          <table:table-cell table:style-name="ce15" table:formula="of:=STDEV([Data.P94];[Data.S94];[Data.V94];[Data.P106];[Data.S106];[Data.V106];[Data.P118];[Data.S118];[Data.V118])" office:value-type="float" office:value="2.54254107215036" calcext:value-type="float">
            <text:p>2,5425410722</text:p>
          </table:table-cell>
          <table:table-cell table:style-name="ce15" table:formula="of:=STDEV([Data.Q94];[Data.T94];[Data.W94];[Data.Q106];[Data.T106];[Data.W106];[Data.Q118];[Data.T118];[Data.W118])" office:value-type="float" office:value="2.53288132235207" calcext:value-type="float">
            <text:p>2,5328813224</text:p>
          </table:table-cell>
          <table:table-cell table:style-name="ce8" table:formula="of:=AVERAGE([.N52:.P52])" office:value-type="float" office:value="57.666282" calcext:value-type="float">
            <text:p>57,666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50:.D52])" office:value-type="float" office:value="76.9014494444444" calcext:value-type="float">
            <text:p>76,9014494444</text:p>
          </table:table-cell>
          <table:table-cell table:style-name="ce7" table:formula="of:=AVERAGE([.E50:.E52])" office:value-type="float" office:value="62.7765317407407" calcext:value-type="float">
            <text:p>62,7765317407</text:p>
          </table:table-cell>
          <table:table-cell table:style-name="ce7" table:formula="of:=AVERAGE([.F50:.F52])" office:value-type="float" office:value="56.4309290740741" calcext:value-type="float">
            <text:p>56,4309290741</text:p>
          </table:table-cell>
          <table:table-cell table:number-columns-repeated="3"/>
          <table:table-cell table:style-name="ce7" table:formula="of:=AVERAGE([.D53:.F53])" office:value-type="float" office:value="65.3696367530864" calcext:value-type="float">
            <text:p>65,3696367531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N50:.N52])" office:value-type="float" office:value="73.5590581851852" calcext:value-type="float">
            <text:p>73,5590581852</text:p>
          </table:table-cell>
          <table:table-cell table:style-name="ce7" table:formula="of:=AVERAGE([.O50:.O52])" office:value-type="float" office:value="59.8340748148148" calcext:value-type="float">
            <text:p>59,8340748148</text:p>
          </table:table-cell>
          <table:table-cell table:style-name="ce7" table:formula="of:=AVERAGE([.P50:.P52])" office:value-type="float" office:value="53.9613257777778" calcext:value-type="float">
            <text:p>53,9613257778</text:p>
          </table:table-cell>
          <table:table-cell table:number-columns-repeated="3"/>
          <table:table-cell table:style-name="ce7" table:formula="of:=AVERAGE([.N53:.P53])" office:value-type="float" office:value="62.4514862592593" calcext:value-type="float">
            <text:p>62,451486259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verage time</text:p>
          </table:table-cell>
          <table:table-cell table:style-name="ce7" office:value-type="float" office:value="0.0307195303722" calcext:value-type="float">
            <text:p>0,0307195304</text:p>
          </table:table-cell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Average time</text:p>
          </table:table-cell>
          <table:table-cell table:style-name="ce7" table:formula="of:=[Data.O119]" office:value-type="float" office:value="0.0251335488158" calcext:value-type="float">
            <text:p>0,025133548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Bbox– no ensemble</text:p>
          </table:table-cell>
          <table:table-cell table:style-name="ce1" table:number-columns-repeated="4"/>
          <table:table-cell table:number-columns-repeated="5"/>
          <table:table-cell table:style-name="ce1" office:value-type="string" calcext:value-type="string">
            <text:p>Only Bbox ensemble</text:p>
          </table:table-cell>
          <table:table-cell table:style-name="ce1" table:number-columns-repeated="4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 table:number-columns-repeated="2"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126];[Data.F126];[Data.I126];[Data.C138];[Data.F138];[Data.I138];[Data.C150];[Data.F150];[Data.I150])" office:value-type="float" office:value="87.9825065555556" calcext:value-type="float">
            <text:p>87,9825065556</text:p>
          </table:table-cell>
          <table:table-cell table:formula="of:=AVERAGE([Data.D126];[Data.G126];[Data.J126];[Data.D138];[Data.G138];[Data.J138];[Data.D150];[Data.G150];[Data.J150])" office:value-type="float" office:value="82.7406564444445" calcext:value-type="float">
            <text:p>82,7406564444</text:p>
          </table:table-cell>
          <table:table-cell table:formula="of:=AVERAGE([Data.E126];[Data.H126];[Data.K126];[Data.E138];[Data.H138];[Data.K138];[Data.E150];[Data.H150];[Data.K150])" office:value-type="float" office:value="75.2047965555556" calcext:value-type="float">
            <text:p>75,2047965556</text:p>
          </table:table-cell>
          <table:table-cell table:style-name="ce15" table:formula="of:=STDEV([Data.C126];[Data.F126];[Data.I126];[Data.C138];[Data.F138];[Data.I138];[Data.C150];[Data.F150];[Data.I150])" office:value-type="float" office:value="0.269081470504805" calcext:value-type="float">
            <text:p>0,2690814705</text:p>
          </table:table-cell>
          <table:table-cell table:style-name="ce15" table:formula="of:=STDEV([Data.D126];[Data.G126];[Data.J126];[Data.D138];[Data.G138];[Data.J138];[Data.D150];[Data.G150];[Data.J150])" office:value-type="float" office:value="0.285837245029891" calcext:value-type="float">
            <text:p>0,285837245</text:p>
          </table:table-cell>
          <table:table-cell table:style-name="ce15" table:formula="of:=STDEV([Data.E126];[Data.H126];[Data.K126];[Data.E138];[Data.H138];[Data.K138];[Data.E150];[Data.H150];[Data.K150])" office:value-type="float" office:value="0.433550543979624" calcext:value-type="float">
            <text:p>0,433550544</text:p>
          </table:table-cell>
          <table:table-cell table:style-name="ce8" table:formula="of:=AVERAGE([.D59:.F59])" office:value-type="float" office:value="81.9759865185185" calcext:value-type="float">
            <text:p>81,9759865185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10" table:formula="of:=AVERAGE([Data.O126];[Data.R126];[Data.U126];[Data.O138];[Data.R138];[Data.U138];[Data.O150];[Data.R150];[Data.U150])" office:value-type="float" office:value="88.230673" calcext:value-type="float">
            <text:p>88,2</text:p>
          </table:table-cell>
          <table:table-cell table:style-name="ce10" table:formula="of:=AVERAGE([Data.P126];[Data.S126];[Data.V126];[Data.P138];[Data.S138];[Data.V138];[Data.P150];[Data.S150];[Data.V150])" office:value-type="float" office:value="83.6293454444445" calcext:value-type="float">
            <text:p>83,6</text:p>
          </table:table-cell>
          <table:table-cell table:style-name="ce10" table:formula="of:=AVERAGE([Data.Q126];[Data.T126];[Data.W126];[Data.Q138];[Data.T138];[Data.W138];[Data.Q150];[Data.T150];[Data.W150])" office:value-type="float" office:value="75.9169804444445" calcext:value-type="float">
            <text:p>75,9</text:p>
          </table:table-cell>
          <table:table-cell table:style-name="ce16" table:formula="of:=STDEV([Data.O126];[Data.R126];[Data.U126];[Data.O138];[Data.R138];[Data.U138];[Data.O150];[Data.R150];[Data.U150])" office:value-type="float" office:value="0.170724150812795" calcext:value-type="float">
            <text:p>0,2</text:p>
          </table:table-cell>
          <table:table-cell table:style-name="ce16" table:formula="of:=STDEV([Data.P126];[Data.S126];[Data.V126];[Data.P138];[Data.S138];[Data.V138];[Data.P150];[Data.S150];[Data.V150])" office:value-type="float" office:value="0.423500015141711" calcext:value-type="float">
            <text:p>0,4</text:p>
          </table:table-cell>
          <table:table-cell table:style-name="ce16" table:formula="of:=STDEV([Data.Q126];[Data.T126];[Data.W126];[Data.Q138];[Data.T138];[Data.W138];[Data.Q150];[Data.T150];[Data.W150])" office:value-type="float" office:value="0.304849260223029" calcext:value-type="float">
            <text:p>0,3</text:p>
          </table:table-cell>
          <table:table-cell table:style-name="ce10" table:formula="of:=AVERAGE([.N59:.P59])" office:value-type="float" office:value="82.592332962963" calcext:value-type="float">
            <text:p>82,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127];[Data.F127];[Data.I127];[Data.C139];[Data.F139];[Data.I139];[Data.C151];[Data.F151];[Data.I151])" office:value-type="float" office:value="70.9278708888889" calcext:value-type="float">
            <text:p>70,9278708889</text:p>
          </table:table-cell>
          <table:table-cell table:formula="of:=AVERAGE([Data.D127];[Data.G127];[Data.J127];[Data.D139];[Data.G139];[Data.J139];[Data.D151];[Data.G151];[Data.J151])" office:value-type="float" office:value="61.7378511111111" calcext:value-type="float">
            <text:p>61,7378511111</text:p>
          </table:table-cell>
          <table:table-cell table:formula="of:=AVERAGE([Data.E127];[Data.H127];[Data.K127];[Data.E139];[Data.H139];[Data.K139];[Data.E151];[Data.H151];[Data.K151])" office:value-type="float" office:value="55.7992363333333" calcext:value-type="float">
            <text:p>55,7992363333</text:p>
          </table:table-cell>
          <table:table-cell table:style-name="ce15" table:formula="of:=STDEV([Data.C127];[Data.F127];[Data.I127];[Data.C139];[Data.F139];[Data.I139];[Data.C151];[Data.F151];[Data.I151])" office:value-type="float" office:value="0.804492164103764" calcext:value-type="float">
            <text:p>0,8044921641</text:p>
          </table:table-cell>
          <table:table-cell table:style-name="ce15" table:formula="of:=STDEV([Data.D127];[Data.G127];[Data.J127];[Data.D139];[Data.G139];[Data.J139];[Data.D151];[Data.G151];[Data.J151])" office:value-type="float" office:value="0.774521389143554" calcext:value-type="float">
            <text:p>0,7745213891</text:p>
          </table:table-cell>
          <table:table-cell table:style-name="ce15" table:formula="of:=STDEV([Data.E127];[Data.H127];[Data.K127];[Data.E139];[Data.H139];[Data.K139];[Data.E151];[Data.H151];[Data.K151])" office:value-type="float" office:value="1.76190292883738" calcext:value-type="float">
            <text:p>1,7619029288</text:p>
          </table:table-cell>
          <table:table-cell table:style-name="ce8" table:formula="of:=AVERAGE([.D60:.F60])" office:value-type="float" office:value="62.8216527777778" calcext:value-type="float">
            <text:p>62,8216527778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10" table:formula="of:=AVERAGE([Data.O127];[Data.R127];[Data.U127];[Data.O139];[Data.R139];[Data.U139];[Data.O151];[Data.R151];[Data.U151])" office:value-type="float" office:value="72.5082815555556" calcext:value-type="float">
            <text:p>72,5</text:p>
          </table:table-cell>
          <table:table-cell table:style-name="ce10" table:formula="of:=AVERAGE([Data.P127];[Data.S127];[Data.V127];[Data.P139];[Data.S139];[Data.V139];[Data.P151];[Data.S151];[Data.V151])" office:value-type="float" office:value="63.2517648888889" calcext:value-type="float">
            <text:p>63,3</text:p>
          </table:table-cell>
          <table:table-cell table:style-name="ce10" table:formula="of:=AVERAGE([Data.Q127];[Data.T127];[Data.W127];[Data.Q139];[Data.T139];[Data.W139];[Data.Q151];[Data.T151];[Data.W151])" office:value-type="float" office:value="57.2971518888889" calcext:value-type="float">
            <text:p>57,3</text:p>
          </table:table-cell>
          <table:table-cell table:style-name="ce16" table:formula="of:=STDEV([Data.O127];[Data.R127];[Data.U127];[Data.O139];[Data.R139];[Data.U139];[Data.O151];[Data.R151];[Data.U151])" office:value-type="float" office:value="1.63166915359319" calcext:value-type="float">
            <text:p>1,6</text:p>
          </table:table-cell>
          <table:table-cell table:style-name="ce16" table:formula="of:=STDEV([Data.P127];[Data.S127];[Data.V127];[Data.P139];[Data.S139];[Data.V139];[Data.P151];[Data.S151];[Data.V151])" office:value-type="float" office:value="1.61240264254152" calcext:value-type="float">
            <text:p>1,6</text:p>
          </table:table-cell>
          <table:table-cell table:style-name="ce16" table:formula="of:=STDEV([Data.Q127];[Data.T127];[Data.W127];[Data.Q139];[Data.T139];[Data.W139];[Data.Q151];[Data.T151];[Data.W151])" office:value-type="float" office:value="1.26725678741085" calcext:value-type="float">
            <text:p>1,3</text:p>
          </table:table-cell>
          <table:table-cell table:style-name="ce10" table:formula="of:=AVERAGE([.N60:.P60])" office:value-type="float" office:value="64.3523994444444" calcext:value-type="float">
            <text:p>64,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128];[Data.F128];[Data.I128];[Data.C140];[Data.F140];[Data.I140];[Data.C152];[Data.F152];[Data.I152])" office:value-type="float" office:value="78.5331863333333" calcext:value-type="float">
            <text:p>78,5331863333</text:p>
          </table:table-cell>
          <table:table-cell table:formula="of:=AVERAGE([Data.D128];[Data.G128];[Data.J128];[Data.D140];[Data.G140];[Data.J140];[Data.D152];[Data.G152];[Data.J152])" office:value-type="float" office:value="58.659097" calcext:value-type="float">
            <text:p>58,659097</text:p>
          </table:table-cell>
          <table:table-cell table:formula="of:=AVERAGE([Data.E128];[Data.H128];[Data.K128];[Data.E140];[Data.H140];[Data.K140];[Data.E152];[Data.H152];[Data.K152])" office:value-type="float" office:value="55.0291056666667" calcext:value-type="float">
            <text:p>55,0291056667</text:p>
          </table:table-cell>
          <table:table-cell table:style-name="ce15" table:formula="of:=STDEV([Data.C128];[Data.F128];[Data.I128];[Data.C140];[Data.F140];[Data.I140];[Data.C152];[Data.F152];[Data.I152])" office:value-type="float" office:value="2.87593687714517" calcext:value-type="float">
            <text:p>2,8759368771</text:p>
          </table:table-cell>
          <table:table-cell table:style-name="ce15" table:formula="of:=STDEV([Data.D128];[Data.G128];[Data.J128];[Data.D140];[Data.G140];[Data.J140];[Data.D152];[Data.G152];[Data.J152])" office:value-type="float" office:value="1.78903576732573" calcext:value-type="float">
            <text:p>1,7890357673</text:p>
          </table:table-cell>
          <table:table-cell table:style-name="ce15" table:formula="of:=STDEV([Data.E128];[Data.H128];[Data.K128];[Data.E140];[Data.H140];[Data.K140];[Data.E152];[Data.H152];[Data.K152])" office:value-type="float" office:value="1.58716691729257" calcext:value-type="float">
            <text:p>1,5871669173</text:p>
          </table:table-cell>
          <table:table-cell table:style-name="ce8" table:formula="of:=AVERAGE([.D61:.F61])" office:value-type="float" office:value="64.0737963333333" calcext:value-type="float">
            <text:p>64,0737963333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10" table:formula="of:=AVERAGE([Data.O128];[Data.R128];[Data.U128];[Data.O140];[Data.R140];[Data.U140];[Data.O152];[Data.R152];[Data.U152])" office:value-type="float" office:value="80.0781726666667" calcext:value-type="float">
            <text:p>80,1</text:p>
          </table:table-cell>
          <table:table-cell table:style-name="ce10" table:formula="of:=AVERAGE([Data.P128];[Data.S128];[Data.V128];[Data.P140];[Data.S140];[Data.V140];[Data.P152];[Data.S152];[Data.V152])" office:value-type="float" office:value="60.1387561111111" calcext:value-type="float">
            <text:p>60,1</text:p>
          </table:table-cell>
          <table:table-cell table:style-name="ce10" table:formula="of:=AVERAGE([Data.Q128];[Data.T128];[Data.W128];[Data.Q140];[Data.T140];[Data.W140];[Data.Q152];[Data.T152];[Data.W152])" office:value-type="float" office:value="56.402407" calcext:value-type="float">
            <text:p>56,4</text:p>
          </table:table-cell>
          <table:table-cell table:style-name="ce16" table:formula="of:=STDEV([Data.O128];[Data.R128];[Data.U128];[Data.O140];[Data.R140];[Data.U140];[Data.O152];[Data.R152];[Data.U152])" office:value-type="float" office:value="4.02603153088227" calcext:value-type="float">
            <text:p>4,0</text:p>
          </table:table-cell>
          <table:table-cell table:style-name="ce16" table:formula="of:=STDEV([Data.P128];[Data.S128];[Data.V128];[Data.P140];[Data.S140];[Data.V140];[Data.P152];[Data.S152];[Data.V152])" office:value-type="float" office:value="3.22047105037417" calcext:value-type="float">
            <text:p>3,2</text:p>
          </table:table-cell>
          <table:table-cell table:style-name="ce16" table:formula="of:=STDEV([Data.Q128];[Data.T128];[Data.W128];[Data.Q140];[Data.T140];[Data.W140];[Data.Q152];[Data.T152];[Data.W152])" office:value-type="float" office:value="2.75606377744438" calcext:value-type="float">
            <text:p>2,8</text:p>
          </table:table-cell>
          <table:table-cell table:style-name="ce10" table:formula="of:=AVERAGE([.N61:.P61])" office:value-type="float" office:value="65.5397785925926" calcext:value-type="float">
            <text:p>65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59:.D61])" office:value-type="float" office:value="79.1478545925926" calcext:value-type="float">
            <text:p>79,1478545926</text:p>
          </table:table-cell>
          <table:table-cell table:style-name="ce7" table:formula="of:=AVERAGE([.E59:.E61])" office:value-type="float" office:value="67.7125348518519" calcext:value-type="float">
            <text:p>67,7125348519</text:p>
          </table:table-cell>
          <table:table-cell table:style-name="ce7" table:formula="of:=AVERAGE([.F59:.F61])" office:value-type="float" office:value="62.0110461851852" calcext:value-type="float">
            <text:p>62,0110461852</text:p>
          </table:table-cell>
          <table:table-cell table:number-columns-repeated="3"/>
          <table:table-cell table:style-name="ce7" table:formula="of:=AVERAGE([.D62:.F62])" office:value-type="float" office:value="69.6238118765432" calcext:value-type="float">
            <text:p>69,6238118765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12" table:formula="of:=AVERAGE([.N59:.N61])" office:value-type="float" office:value="80.2723757407408" calcext:value-type="float">
            <text:p>80,3</text:p>
          </table:table-cell>
          <table:table-cell table:style-name="ce12" table:formula="of:=AVERAGE([.O59:.O61])" office:value-type="float" office:value="69.0066221481482" calcext:value-type="float">
            <text:p>69,0</text:p>
          </table:table-cell>
          <table:table-cell table:style-name="ce12" table:formula="of:=AVERAGE([.P59:.P61])" office:value-type="float" office:value="63.2055131111111" calcext:value-type="float">
            <text:p>63,2</text:p>
          </table:table-cell>
          <table:table-cell table:style-name="ce14" table:number-columns-repeated="3"/>
          <table:table-cell table:style-name="ce12" table:formula="of:=AVERAGE([.N62:.P62])" office:value-type="float" office:value="70.8281703333333" calcext:value-type="float">
            <text:p>70,8</text:p>
          </table:table-cell>
        </table:table-row>
        <table:table-row table:style-name="ro1">
          <table:table-cell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 table:number-columns-repeated="2"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132];[Data.F132];[Data.I132];[Data.C144];[Data.F144];[Data.I144];[Data.C156];[Data.D110];[Data.I156])" office:value-type="float" office:value="84.1530066666667" calcext:value-type="float">
            <text:p>84,1530066667</text:p>
          </table:table-cell>
          <table:table-cell table:formula="of:=AVERAGE([Data.D132];[Data.G132];[Data.J132];[Data.D144];[Data.G144];[Data.J144];[Data.D156];[Data.E110];[Data.J156])" office:value-type="float" office:value="71.718688" calcext:value-type="float">
            <text:p>71,718688</text:p>
          </table:table-cell>
          <table:table-cell table:formula="of:=AVERAGE([Data.E132];[Data.H132];[Data.K132];[Data.E144];[Data.H144];[Data.K144];[Data.C110];[Data.H156];[Data.K156])" office:value-type="float" office:value="66.2023807777778" calcext:value-type="float">
            <text:p>66,2023807778</text:p>
          </table:table-cell>
          <table:table-cell table:style-name="ce15" table:formula="of:=STDEV([Data.C132];[Data.F132];[Data.I132];[Data.C144];[Data.F144];[Data.I144];[Data.C156];[Data.D110];[Data.I156])" office:value-type="float" office:value="0.441457299185038" calcext:value-type="float">
            <text:p>0,4414572992</text:p>
          </table:table-cell>
          <table:table-cell table:style-name="ce15" table:formula="of:=STDEV([Data.D132];[Data.G132];[Data.J132];[Data.D144];[Data.G144];[Data.J144];[Data.D156];[Data.E110];[Data.J156])" office:value-type="float" office:value="1.81053008181692" calcext:value-type="float">
            <text:p>1,8105300818</text:p>
          </table:table-cell>
          <table:table-cell table:style-name="ce15" table:formula="of:=STDEV([Data.E132];[Data.H132];[Data.K132];[Data.E144];[Data.H144];[Data.K144];[Data.C110];[Data.H156];[Data.K156])" office:value-type="float" office:value="8.36347861823748" calcext:value-type="float">
            <text:p>8,3634786182</text:p>
          </table:table-cell>
          <table:table-cell table:style-name="ce8" table:formula="of:=AVERAGE([.D65:.F65])" office:value-type="float" office:value="74.0246918148148" calcext:value-type="float">
            <text:p>74,0246918148</text:p>
          </table:table-cell>
          <table:table-cell table:number-columns-repeated="2"/>
          <table:table-cell office:value-type="string" calcext:value-type="string">
            <text:p>car</text:p>
          </table:table-cell>
          <table:table-cell table:style-name="ce10" table:formula="of:=AVERAGE([Data.O132];[Data.R132];[Data.U132];[Data.O144];[Data.R144];[Data.U144];[Data.O156];[Data.R156];[Data.U156])" office:value-type="float" office:value="85.0861731111111" calcext:value-type="float">
            <text:p>85,1</text:p>
          </table:table-cell>
          <table:table-cell table:style-name="ce10" table:formula="of:=AVERAGE([Data.P132];[Data.S132];[Data.V132];[Data.P144];[Data.S144];[Data.V144];[Data.P156];[Data.S156];[Data.V156])" office:value-type="float" office:value="72.6346597777778" calcext:value-type="float">
            <text:p>72,6</text:p>
          </table:table-cell>
          <table:table-cell table:style-name="ce10" table:formula="of:=AVERAGE([Data.Q132];[Data.T132];[Data.W132];[Data.Q144];[Data.T144];[Data.W144];[Data.Q156];[Data.T156];[Data.W156])" office:value-type="float" office:value="64.5219023333334" calcext:value-type="float">
            <text:p>64,5</text:p>
          </table:table-cell>
          <table:table-cell table:style-name="ce16" table:formula="of:=STDEV([Data.O132];[Data.R132];[Data.U132];[Data.O144];[Data.R144];[Data.U144];[Data.O156];[Data.R156];[Data.U156])" office:value-type="float" office:value="0.383637974533426" calcext:value-type="float">
            <text:p>0,4</text:p>
          </table:table-cell>
          <table:table-cell table:style-name="ce16" table:formula="of:=STDEV([Data.P132];[Data.S132];[Data.V132];[Data.P144];[Data.S144];[Data.V144];[Data.P156];[Data.S156];[Data.V156])" office:value-type="float" office:value="0.379587334433978" calcext:value-type="float">
            <text:p>0,4</text:p>
          </table:table-cell>
          <table:table-cell table:style-name="ce16" table:formula="of:=STDEV([Data.Q132];[Data.T132];[Data.W132];[Data.Q144];[Data.T144];[Data.W144];[Data.Q156];[Data.T156];[Data.W156])" office:value-type="float" office:value="0.256525367433224" calcext:value-type="float">
            <text:p>0,3</text:p>
          </table:table-cell>
          <table:table-cell table:style-name="ce10" table:formula="of:=AVERAGE([.N65:.P65])" office:value-type="float" office:value="74.0809117407408" calcext:value-type="float">
            <text:p>74,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133];[Data.F133];[Data.I133];[Data.C145];[Data.F145];[Data.I145];[Data.C157];[Data.D111];[Data.I157])" office:value-type="float" office:value="65.8629505555556" calcext:value-type="float">
            <text:p>65,8629505556</text:p>
          </table:table-cell>
          <table:table-cell table:formula="of:=AVERAGE([Data.D133];[Data.G133];[Data.J133];[Data.D145];[Data.G145];[Data.J145];[Data.D157];[Data.E111];[Data.J157])" office:value-type="float" office:value="56.9318507777778" calcext:value-type="float">
            <text:p>56,9318507778</text:p>
          </table:table-cell>
          <table:table-cell table:formula="of:=AVERAGE([Data.E133];[Data.H133];[Data.K133];[Data.E145];[Data.H145];[Data.K145];[Data.C111];[Data.H157];[Data.K157])" office:value-type="float" office:value="52.3309638888889" calcext:value-type="float">
            <text:p>52,3309638889</text:p>
          </table:table-cell>
          <table:table-cell table:style-name="ce15" table:formula="of:=STDEV([Data.C133];[Data.F133];[Data.I133];[Data.C145];[Data.F145];[Data.I145];[Data.C157];[Data.D111];[Data.I157])" office:value-type="float" office:value="1.77046529951431" calcext:value-type="float">
            <text:p>1,7704652995</text:p>
          </table:table-cell>
          <table:table-cell table:style-name="ce15" table:formula="of:=STDEV([Data.D133];[Data.G133];[Data.J133];[Data.D145];[Data.G145];[Data.J145];[Data.D157];[Data.E111];[Data.J157])" office:value-type="float" office:value="1.31084355641213" calcext:value-type="float">
            <text:p>1,3108435564</text:p>
          </table:table-cell>
          <table:table-cell table:style-name="ce15" table:formula="of:=STDEV([Data.E133];[Data.H133];[Data.K133];[Data.E145];[Data.H145];[Data.K145];[Data.C111];[Data.H157];[Data.K157])" office:value-type="float" office:value="7.30388430455255" calcext:value-type="float">
            <text:p>7,3038843046</text:p>
          </table:table-cell>
          <table:table-cell table:style-name="ce8" table:formula="of:=AVERAGE([.D66:.F66])" office:value-type="float" office:value="58.3752550740741" calcext:value-type="float">
            <text:p>58,3752550741</text:p>
          </table:table-cell>
          <table:table-cell table:number-columns-repeated="2"/>
          <table:table-cell office:value-type="string" calcext:value-type="string">
            <text:p>pedestrian</text:p>
          </table:table-cell>
          <table:table-cell table:style-name="ce10" table:formula="of:=AVERAGE([Data.O133];[Data.R133];[Data.U133];[Data.O145];[Data.R145];[Data.U145];[Data.O157];[Data.R157];[Data.U157])" office:value-type="float" office:value="68.1979174444444" calcext:value-type="float">
            <text:p>68,2</text:p>
          </table:table-cell>
          <table:table-cell table:style-name="ce10" table:formula="of:=AVERAGE([Data.P133];[Data.S133];[Data.V133];[Data.P145];[Data.S145];[Data.V145];[Data.P157];[Data.S157];[Data.V157])" office:value-type="float" office:value="58.6696044444445" calcext:value-type="float">
            <text:p>58,7</text:p>
          </table:table-cell>
          <table:table-cell table:style-name="ce10" table:formula="of:=AVERAGE([Data.Q133];[Data.T133];[Data.W133];[Data.Q145];[Data.T145];[Data.W145];[Data.Q157];[Data.T157];[Data.W157])" office:value-type="float" office:value="51.4016918888889" calcext:value-type="float">
            <text:p>51,4</text:p>
          </table:table-cell>
          <table:table-cell table:style-name="ce16" table:formula="of:=STDEV([Data.O133];[Data.R133];[Data.U133];[Data.O145];[Data.R145];[Data.U145];[Data.O157];[Data.R157];[Data.U157])" office:value-type="float" office:value="0.953524082720005" calcext:value-type="float">
            <text:p>1,0</text:p>
          </table:table-cell>
          <table:table-cell table:style-name="ce16" table:formula="of:=STDEV([Data.P133];[Data.S133];[Data.V133];[Data.P145];[Data.S145];[Data.V145];[Data.P157];[Data.S157];[Data.V157])" office:value-type="float" office:value="0.972479686660742" calcext:value-type="float">
            <text:p>1,0</text:p>
          </table:table-cell>
          <table:table-cell table:style-name="ce16" table:formula="of:=STDEV([Data.Q133];[Data.T133];[Data.W133];[Data.Q145];[Data.T145];[Data.W145];[Data.Q157];[Data.T157];[Data.W157])" office:value-type="float" office:value="0.7794381910664" calcext:value-type="float">
            <text:p>0,8</text:p>
          </table:table-cell>
          <table:table-cell table:style-name="ce10" table:formula="of:=AVERAGE([.N66:.P66])" office:value-type="float" office:value="59.4230712592593" calcext:value-type="float">
            <text:p>59,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134];[Data.F134];[Data.I134];[Data.C146];[Data.F146];[Data.I146];[Data.C158];[Data.D112];[Data.K138])" office:value-type="float" office:value="72.8335677777778" calcext:value-type="float">
            <text:p>72,8335677778</text:p>
          </table:table-cell>
          <table:table-cell table:formula="of:=AVERAGE([Data.D134];[Data.G134];[Data.J134];[Data.D146];[Data.G146];[Data.J146];[Data.D158];[Data.E112];[Data.J158])" office:value-type="float" office:value="54.7770077777778" calcext:value-type="float">
            <text:p>54,7770077778</text:p>
          </table:table-cell>
          <table:table-cell table:formula="of:=AVERAGE([Data.E134];[Data.H134];[Data.K134];[Data.E146];[Data.H146];[Data.K146];[Data.C112];[Data.J138];[Data.K158])" office:value-type="float" office:value="57.7742555555555" calcext:value-type="float">
            <text:p>57,7742555556</text:p>
          </table:table-cell>
          <table:table-cell table:style-name="ce15" table:formula="of:=STDEV([Data.C134];[Data.F134];[Data.I134];[Data.C146];[Data.F146];[Data.I146];[Data.C158];[Data.D112];[Data.K138])" office:value-type="float" office:value="4.68669539825064" calcext:value-type="float">
            <text:p>4,6866953983</text:p>
          </table:table-cell>
          <table:table-cell table:style-name="ce15" table:formula="of:=STDEV([Data.D134];[Data.G134];[Data.J134];[Data.D146];[Data.G146];[Data.J146];[Data.D158];[Data.E112];[Data.J158])" office:value-type="float" office:value="2.68190478300166" calcext:value-type="float">
            <text:p>2,681904783</text:p>
          </table:table-cell>
          <table:table-cell table:style-name="ce15" table:formula="of:=STDEV([Data.E134];[Data.H134];[Data.K134];[Data.E146];[Data.H146];[Data.K146];[Data.C112];[Data.J138];[Data.K158])" office:value-type="float" office:value="14.2228401268823" calcext:value-type="float">
            <text:p>14,2228401269</text:p>
          </table:table-cell>
          <table:table-cell table:style-name="ce8" table:formula="of:=AVERAGE([.D67:.F67])" office:value-type="float" office:value="61.7949437037037" calcext:value-type="float">
            <text:p>61,7949437037</text:p>
          </table:table-cell>
          <table:table-cell table:number-columns-repeated="2"/>
          <table:table-cell office:value-type="string" calcext:value-type="string">
            <text:p>cyclist</text:p>
          </table:table-cell>
          <table:table-cell table:style-name="ce10" table:formula="of:=AVERAGE([Data.O134];[Data.R134];[Data.U134];[Data.O146];[Data.R146];[Data.U146];[Data.O158];[Data.R158];[Data.U158])" office:value-type="float" office:value="76.038298" calcext:value-type="float">
            <text:p>76,0</text:p>
          </table:table-cell>
          <table:table-cell table:style-name="ce10" table:formula="of:=AVERAGE([Data.P134];[Data.S134];[Data.V134];[Data.P146];[Data.S146];[Data.V146];[Data.P158];[Data.S158];[Data.V158])" office:value-type="float" office:value="56.0419943333333" calcext:value-type="float">
            <text:p>56,0</text:p>
          </table:table-cell>
          <table:table-cell table:style-name="ce10" table:formula="of:=AVERAGE([Data.Q134];[Data.T134];[Data.W134];[Data.Q146];[Data.T146];[Data.W146];[Data.Q158];[Data.T158];[Data.W158])" office:value-type="float" office:value="52.5174708888889" calcext:value-type="float">
            <text:p>52,5</text:p>
          </table:table-cell>
          <table:table-cell table:style-name="ce16" table:formula="of:=STDEV([Data.O134];[Data.R134];[Data.U134];[Data.O146];[Data.R146];[Data.U146];[Data.O158];[Data.R158];[Data.U158])" office:value-type="float" office:value="4.42135680042227" calcext:value-type="float">
            <text:p>4,4</text:p>
          </table:table-cell>
          <table:table-cell table:style-name="ce16" table:formula="of:=STDEV([Data.P134];[Data.S134];[Data.V134];[Data.P146];[Data.S146];[Data.V146];[Data.P158];[Data.S158];[Data.V158])" office:value-type="float" office:value="3.00814841966283" calcext:value-type="float">
            <text:p>3,0</text:p>
          </table:table-cell>
          <table:table-cell table:style-name="ce16" table:formula="of:=STDEV([Data.Q134];[Data.T134];[Data.W134];[Data.Q146];[Data.T146];[Data.W146];[Data.Q158];[Data.T158];[Data.W158])" office:value-type="float" office:value="2.80429505199147" calcext:value-type="float">
            <text:p>2,8</text:p>
          </table:table-cell>
          <table:table-cell table:style-name="ce10" table:formula="of:=AVERAGE([.N67:.P67])" office:value-type="float" office:value="61.5325877407407" calcext:value-type="float">
            <text:p>61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65:.D67])" office:value-type="float" office:value="74.283175" calcext:value-type="float">
            <text:p>74,283175</text:p>
          </table:table-cell>
          <table:table-cell table:style-name="ce7" table:formula="of:=AVERAGE([.E65:.E67])" office:value-type="float" office:value="61.1425155185185" calcext:value-type="float">
            <text:p>61,1425155185</text:p>
          </table:table-cell>
          <table:table-cell table:style-name="ce7" table:formula="of:=AVERAGE([.F65:.F67])" office:value-type="float" office:value="58.7692000740741" calcext:value-type="float">
            <text:p>58,7692000741</text:p>
          </table:table-cell>
          <table:table-cell table:number-columns-repeated="3"/>
          <table:table-cell table:style-name="ce7" table:formula="of:=AVERAGE([.D68:.F68])" office:value-type="float" office:value="64.7316301975309" calcext:value-type="float">
            <text:p>64,7316301975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12" table:formula="of:=AVERAGE([.N65:.N67])" office:value-type="float" office:value="76.4407961851852" calcext:value-type="float">
            <text:p>76,4</text:p>
          </table:table-cell>
          <table:table-cell table:style-name="ce12" table:formula="of:=AVERAGE([.O65:.O67])" office:value-type="float" office:value="62.4487528518519" calcext:value-type="float">
            <text:p>62,4</text:p>
          </table:table-cell>
          <table:table-cell table:style-name="ce12" table:formula="of:=AVERAGE([.P65:.P67])" office:value-type="float" office:value="56.1470217037037" calcext:value-type="float">
            <text:p>56,1</text:p>
          </table:table-cell>
          <table:table-cell table:style-name="ce14" table:number-columns-repeated="3"/>
          <table:table-cell table:style-name="ce12" table:formula="of:=AVERAGE([.N68:.P68])" office:value-type="float" office:value="65.0121902469136" calcext:value-type="float">
            <text:p>65,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verage time</text:p>
          </table:table-cell>
          <table:table-cell table:style-name="ce7" table:formula="of:=[Data.C159]" office:value-type="float" office:value="0.0471972473322" calcext:value-type="float">
            <text:p>0,0471972473</text:p>
          </table:table-cell>
          <table:table-cell table:style-name="Default" table:number-columns-repeated="2"/>
          <table:table-cell table:number-columns-repeated="6"/>
          <table:table-cell table:style-name="ce5" office:value-type="string" calcext:value-type="string">
            <text:p>Average time</text:p>
          </table:table-cell>
          <table:table-cell table:style-name="ce7" table:formula="of:=[Data.O159]" office:value-type="float" office:value="0.0256701936049" calcext:value-type="float">
            <text:p>0,025670193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Reference</text:p>
          </table:table-cell>
          <table:table-cell table:style-name="ce1" table:number-columns-repeated="4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detection_ground AP</text:p>
          </table:table-cell>
          <table:table-cell table:style-name="ce5"/>
          <table:table-cell table:style-name="ce5" office:value-type="string" calcext:value-type="string">
            <text:p>Average</text:p>
          </table:table-cell>
          <table:table-cell table:style-name="ce5" table:number-columns-repeated="2"/>
          <table:table-cell table:style-name="ce5" office:value-type="string" calcext:value-type="string">
            <text:p>Standard deviation</text:p>
          </table:table-cell>
          <table:table-cell table:style-name="ce5" table:number-columns-repeated="2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28];[Data.F28];[Data.I28])" office:value-type="float" office:value="88.1877106666667" calcext:value-type="float">
            <text:p>88,1877106667</text:p>
          </table:table-cell>
          <table:table-cell table:formula="of:=AVERAGE([Data.D28];[Data.G28];[Data.J28])" office:value-type="float" office:value="82.7509843333333" calcext:value-type="float">
            <text:p>82,7509843333</text:p>
          </table:table-cell>
          <table:table-cell table:formula="of:=AVERAGE([Data.E28];[Data.H28];[Data.K28])" office:value-type="float" office:value="75.1562983333333" calcext:value-type="float">
            <text:p>75,1562983333</text:p>
          </table:table-cell>
          <table:table-cell table:style-name="ce15" table:formula="of:=STDEV([Data.C28];[Data.F28];[Data.I28])" office:value-type="float" office:value="0.344698765086751" calcext:value-type="float">
            <text:p>0,3446987651</text:p>
          </table:table-cell>
          <table:table-cell table:style-name="ce15" table:formula="of:=STDEV([Data.D28];[Data.G28];[Data.J28])" office:value-type="float" office:value="0.231680409595483" calcext:value-type="float">
            <text:p>0,2316804096</text:p>
          </table:table-cell>
          <table:table-cell table:style-name="ce15" table:formula="of:=STDEV([Data.E28];[Data.H28];[Data.K28])" office:value-type="float" office:value="0.642048447623953" calcext:value-type="float">
            <text:p>0,6420484476</text:p>
          </table:table-cell>
          <table:table-cell table:style-name="ce8" table:formula="of:=AVERAGE([.D74:.F74])" office:value-type="float" office:value="82.0316644444445" calcext:value-type="float">
            <text:p>82,0316644444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29];[Data.F29];[Data.I29])" office:value-type="float" office:value="70.3831456666667" calcext:value-type="float">
            <text:p>70,3831456667</text:p>
          </table:table-cell>
          <table:table-cell table:formula="of:=AVERAGE([Data.D29];[Data.G29];[Data.J29])" office:value-type="float" office:value="60.818784" calcext:value-type="float">
            <text:p>60,818784</text:p>
          </table:table-cell>
          <table:table-cell table:formula="of:=AVERAGE([Data.E29];[Data.H29];[Data.K29])" office:value-type="float" office:value="53.4271726666667" calcext:value-type="float">
            <text:p>53,4271726667</text:p>
          </table:table-cell>
          <table:table-cell table:style-name="ce15" table:formula="of:=STDEV([Data.C29];[Data.F29];[Data.I29])" office:value-type="float" office:value="0.540309959694741" calcext:value-type="float">
            <text:p>0,5403099597</text:p>
          </table:table-cell>
          <table:table-cell table:style-name="ce15" table:formula="of:=STDEV([Data.D29];[Data.G29];[Data.J29])" office:value-type="float" office:value="0.363945005940459" calcext:value-type="float">
            <text:p>0,3639450059</text:p>
          </table:table-cell>
          <table:table-cell table:style-name="ce15" table:formula="of:=STDEV([Data.E29];[Data.H29];[Data.K29])" office:value-type="float" office:value="0.416422442815387" calcext:value-type="float">
            <text:p>0,4164224428</text:p>
          </table:table-cell>
          <table:table-cell table:style-name="ce8" table:formula="of:=AVERAGE([.D75:.F75])" office:value-type="float" office:value="61.5430341111111" calcext:value-type="float">
            <text:p>61,543034111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30];[Data.F30];[Data.I30])" office:value-type="float" office:value="79.4124326666667" calcext:value-type="float">
            <text:p>79,4124326667</text:p>
          </table:table-cell>
          <table:table-cell table:formula="of:=AVERAGE([Data.D30];[Data.G30];[Data.J30])" office:value-type="float" office:value="58.1946933333333" calcext:value-type="float">
            <text:p>58,1946933333</text:p>
          </table:table-cell>
          <table:table-cell table:formula="of:=AVERAGE([Data.E30];[Data.H30];[Data.K30])" office:value-type="float" office:value="54.1715876666667" calcext:value-type="float">
            <text:p>54,1715876667</text:p>
          </table:table-cell>
          <table:table-cell table:style-name="ce15" table:formula="of:=STDEV([Data.C30];[Data.F30];[Data.I30])" office:value-type="float" office:value="1.87380491646525" calcext:value-type="float">
            <text:p>1,8738049165</text:p>
          </table:table-cell>
          <table:table-cell table:style-name="ce15" table:formula="of:=STDEV([Data.D30];[Data.G30];[Data.J30])" office:value-type="float" office:value="0.591806428420927" calcext:value-type="float">
            <text:p>0,5918064284</text:p>
          </table:table-cell>
          <table:table-cell table:style-name="ce15" table:formula="of:=STDEV([Data.E30];[Data.H30];[Data.K30])" office:value-type="float" office:value="0.48226026602897" calcext:value-type="float">
            <text:p>0,482260266</text:p>
          </table:table-cell>
          <table:table-cell table:style-name="ce8" table:formula="of:=AVERAGE([.D76:.F76])" office:value-type="float" office:value="63.9262378888889" calcext:value-type="float">
            <text:p>63,9262378889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74:.D76])" office:value-type="float" office:value="79.327763" calcext:value-type="float">
            <text:p>79,327763</text:p>
          </table:table-cell>
          <table:table-cell table:style-name="ce7" table:formula="of:=AVERAGE([.E74:.E76])" office:value-type="float" office:value="67.2548205555556" calcext:value-type="float">
            <text:p>67,2548205556</text:p>
          </table:table-cell>
          <table:table-cell table:style-name="ce7" table:formula="of:=AVERAGE([.F74:.F76])" office:value-type="float" office:value="60.9183528888889" calcext:value-type="float">
            <text:p>60,9183528889</text:p>
          </table:table-cell>
          <table:table-cell table:number-columns-repeated="3"/>
          <table:table-cell table:style-name="ce7" table:formula="of:=AVERAGE([.D77:.F77])" office:value-type="float" office:value="69.1669788148148" calcext:value-type="float">
            <text:p>69,1669788148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detection_3d AP</text:p>
          </table:table-cell>
          <table:table-cell table:style-name="ce5" table:number-columns-repeated="7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Średnia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r</text:p>
          </table:table-cell>
          <table:table-cell table:formula="of:=AVERAGE([Data.C34];[Data.F34];[Data.I34])" office:value-type="float" office:value="83.11395" calcext:value-type="float">
            <text:p>83,11395</text:p>
          </table:table-cell>
          <table:table-cell table:formula="of:=AVERAGE([Data.D34];[Data.G34];[Data.J34])" office:value-type="float" office:value="69.7844186666667" calcext:value-type="float">
            <text:p>69,7844186667</text:p>
          </table:table-cell>
          <table:table-cell table:formula="of:=AVERAGE([Data.E34];[Data.H34];[Data.K34])" office:value-type="float" office:value="62.8043036666667" calcext:value-type="float">
            <text:p>62,8043036667</text:p>
          </table:table-cell>
          <table:table-cell table:style-name="ce15" table:formula="of:=STDEV([Data.C34];[Data.F34];[Data.I34])" office:value-type="float" office:value="0.727258416072308" calcext:value-type="float">
            <text:p>0,7272584161</text:p>
          </table:table-cell>
          <table:table-cell table:style-name="ce15" table:formula="of:=STDEV([Data.D34];[Data.G34];[Data.J34])" office:value-type="float" office:value="0.761649132543545" calcext:value-type="float">
            <text:p>0,7616491325</text:p>
          </table:table-cell>
          <table:table-cell table:style-name="ce15" table:formula="of:=STDEV([Data.E34];[Data.H34];[Data.K34])" office:value-type="float" office:value="0.74879812972278" calcext:value-type="float">
            <text:p>0,7487981297</text:p>
          </table:table-cell>
          <table:table-cell table:style-name="ce8" table:formula="of:=AVERAGE([.D80:.F80])" office:value-type="float" office:value="71.9008907777778" calcext:value-type="float">
            <text:p>71,9008907778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destrian</text:p>
          </table:table-cell>
          <table:table-cell table:formula="of:=AVERAGE([Data.C35];[Data.F35];[Data.I35])" office:value-type="float" office:value="65.5930913333333" calcext:value-type="float">
            <text:p>65,5930913333</text:p>
          </table:table-cell>
          <table:table-cell table:formula="of:=AVERAGE([Data.D35];[Data.G35];[Data.J35])" office:value-type="float" office:value="55.268996" calcext:value-type="float">
            <text:p>55,268996</text:p>
          </table:table-cell>
          <table:table-cell table:formula="of:=AVERAGE([Data.E35];[Data.H35];[Data.K35])" office:value-type="float" office:value="48.531189" calcext:value-type="float">
            <text:p>48,531189</text:p>
          </table:table-cell>
          <table:table-cell table:style-name="ce15" table:formula="of:=STDEV([Data.C35];[Data.F35];[Data.I35])" office:value-type="float" office:value="0.740169864115213" calcext:value-type="float">
            <text:p>0,7401698641</text:p>
          </table:table-cell>
          <table:table-cell table:style-name="ce15" table:formula="of:=STDEV([Data.D35];[Data.G35];[Data.J35])" office:value-type="float" office:value="0.548597154211541" calcext:value-type="float">
            <text:p>0,5485971542</text:p>
          </table:table-cell>
          <table:table-cell table:style-name="ce15" table:formula="of:=STDEV([Data.E35];[Data.H35];[Data.K35])" office:value-type="float" office:value="0.101641593671095" calcext:value-type="float">
            <text:p>0,1016415937</text:p>
          </table:table-cell>
          <table:table-cell table:style-name="ce8" table:formula="of:=AVERAGE([.D81:.F81])" office:value-type="float" office:value="56.4644254444445" calcext:value-type="float">
            <text:p>56,4644254444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yclist</text:p>
          </table:table-cell>
          <table:table-cell table:formula="of:=AVERAGE([Data.C36];[Data.F36];[Data.I36])" office:value-type="float" office:value="75.8455833333333" calcext:value-type="float">
            <text:p>75,8455833333</text:p>
          </table:table-cell>
          <table:table-cell table:formula="of:=AVERAGE([Data.D36];[Data.G36];[Data.J36])" office:value-type="float" office:value="55.28053" calcext:value-type="float">
            <text:p>55,28053</text:p>
          </table:table-cell>
          <table:table-cell table:formula="of:=AVERAGE([Data.E36];[Data.H36];[Data.K36])" office:value-type="float" office:value="51.745778" calcext:value-type="float">
            <text:p>51,745778</text:p>
          </table:table-cell>
          <table:table-cell table:style-name="ce15" table:formula="of:=STDEV([Data.C36];[Data.F36];[Data.I36])" office:value-type="float" office:value="1.43235172420545" calcext:value-type="float">
            <text:p>1,4323517242</text:p>
          </table:table-cell>
          <table:table-cell table:style-name="ce15" table:formula="of:=STDEV([Data.D36];[Data.G36];[Data.J36])" office:value-type="float" office:value="1.0236085578086" calcext:value-type="float">
            <text:p>1,0236085578</text:p>
          </table:table-cell>
          <table:table-cell table:style-name="ce15" table:formula="of:=STDEV([Data.E36];[Data.H36];[Data.K36])" office:value-type="float" office:value="1.14560688168892" calcext:value-type="float">
            <text:p>1,1456068817</text:p>
          </table:table-cell>
          <table:table-cell table:style-name="ce8" table:formula="of:=AVERAGE([.D82:.F82])" office:value-type="float" office:value="60.9572971111111" calcext:value-type="float">
            <text:p>60,9572971111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Średnia</text:p>
          </table:table-cell>
          <table:table-cell table:style-name="ce7" table:formula="of:=AVERAGE([.D80:.D82])" office:value-type="float" office:value="74.8508748888889" calcext:value-type="float">
            <text:p>74,8508748889</text:p>
          </table:table-cell>
          <table:table-cell table:style-name="ce7" table:formula="of:=AVERAGE([.E80:.E82])" office:value-type="float" office:value="60.1113148888889" calcext:value-type="float">
            <text:p>60,1113148889</text:p>
          </table:table-cell>
          <table:table-cell table:style-name="ce7" table:formula="of:=AVERAGE([.F80:.F82])" office:value-type="float" office:value="54.3604235555556" calcext:value-type="float">
            <text:p>54,3604235556</text:p>
          </table:table-cell>
          <table:table-cell table:number-columns-repeated="3"/>
          <table:table-cell table:style-name="ce7" table:formula="of:=AVERAGE([.D83:.F83])" office:value-type="float" office:value="63.1075377777778" calcext:value-type="float">
            <text:p>63,1075377778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>
            <text:p>Average time</text:p>
          </table:table-cell>
          <table:table-cell table:style-name="ce7" office:value-type="float" office:value="0.055162720476" calcext:value-type="float">
            <text:p>0,0551627205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2">
        <number:embedded-text number:position="1">.</number:embedded-text>
      </number:number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.00.0000</text:date>, <text:time style:data-style-name="N2" text:time-value="13:33:03.19774002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9:39:28.498260190</meta:creation-date>
    <dc:date>2019-03-05T13:35:11.559294713</dc:date>
    <meta:editing-duration>PT7H10M25S</meta:editing-duration>
    <meta:editing-cycles>53</meta:editing-cycles>
    <meta:generator>LibreOffice/5.1.6.2$Linux_X86_64 LibreOffice_project/10m0$Build-2</meta:generator>
    <meta:document-statistic meta:table-count="2" meta:cell-count="2780" meta:object-count="0"/>
  </office:meta>
</office:document-meta>
</file>